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86cm"/>
    </style:style>
    <style:style style:name="co2"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4.685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3.422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office:automatic-styles>
  <office:body>
    <office:spreadsheet>
      <table:table table:name="Feuille1" table:style-name="ta1" table:print="false">
        <table:table-column table:style-name="co1" table:number-columns-repeated="2" table:default-cell-style-name="ce1"/>
        <table:table-column table:style-name="co2" table:number-columns-repeated="1022" table:default-cell-style-name="ce1"/>
        <table:table-row table:style-name="ro1">
          <table:table-cell office:value-type="string">
            <text:p>Aller à la page correspondante'</text:p>
          </table:table-cell>
          <table:table-cell office:value-type="string">
            <text:p>Go to the corresponding step</text:p>
          </table:table-cell>
          <table:table-cell table:number-columns-repeated="1022"/>
        </table:table-row>
        <table:table-row table:style-name="ro1">
          <table:table-cell office:value-type="string">
            <text:p>+1 au score de Défense, et aux jets de Discrétion et de Prouesses concernant l'agilité</text:p>
          </table:table-cell>
          <table:table-cell office:value-type="string">
            <text:p>+1 to Defense, to Stealth rolls, and to Feats rolls related to agility</text:p>
          </table:table-cell>
          <table:table-cell table:number-columns-repeated="1022"/>
        </table:table-row>
        <table:table-row table:style-name="ro1">
          <table:table-cell office:value-type="string">
            <text:p>+1 au score de Rapidité</text:p>
          </table:table-cell>
          <table:table-cell office:value-type="string">
            <text:p>+1 to Speed</text:p>
          </table:table-cell>
          <table:table-cell table:number-columns-repeated="1022"/>
        </table:table-row>
        <table:table-row table:style-name="ro1">
          <table:table-cell office:value-type="string">
            <text:p>+1 au score de Résistance Mentale</text:p>
          </table:table-cell>
          <table:table-cell office:value-type="string">
            <text:p>+1 to Mental Resistance</text:p>
          </table:table-cell>
          <table:table-cell table:number-columns-repeated="1022"/>
        </table:table-row>
        <table:table-row table:style-name="ro1">
          <table:table-cell office:value-type="string">
            <text:p>+1 au score de Vigueur et aux jets de Prouesses concernant l'endurance</text:p>
          </table:table-cell>
          <table:table-cell office:value-type="string">
            <text:p>+1 to Stamina and to Feats rolls related to Endurance</text:p>
          </table:table-cell>
          <table:table-cell table:number-columns-repeated="1022"/>
        </table:table-row>
        <table:table-row table:style-name="ro1">
          <table:table-cell office:value-type="string">
            <text:p>+1 aux jets de Chance</text:p>
          </table:table-cell>
          <table:table-cell office:value-type="string">
            <text:p>+1 to Luck rolls</text:p>
          </table:table-cell>
          <table:table-cell table:number-columns-repeated="1022"/>
        </table:table-row>
        <table:table-row table:style-name="ro1">
          <table:table-cell office:value-type="string">
            <text:p>+1 aux jets de Mystères Demorthèn, Voyage et Relation</text:p>
          </table:table-cell>
          <table:table-cell office:value-type="string">
            <text:p>+1 to Demorthèn Mysteries, Relation, and Travel rolls</text:p>
          </table:table-cell>
          <table:table-cell table:number-columns-repeated="1022"/>
        </table:table-row>
        <table:table-row table:style-name="ro1">
          <table:table-cell office:value-type="string">
            <text:p>+1 aux jets de Perception auditive</text:p>
          </table:table-cell>
          <table:table-cell office:value-type="string">
            <text:p>+1 to Perception rolls related to hearing</text:p>
          </table:table-cell>
          <table:table-cell table:number-columns-repeated="1022"/>
        </table:table-row>
        <table:table-row table:style-name="ro1">
          <table:table-cell office:value-type="string">
            <text:p>+1 aux jets de Perception concernant l'odorat</text:p>
          </table:table-cell>
          <table:table-cell office:value-type="string">
            <text:p>+1 to Perception rolls related to smell</text:p>
          </table:table-cell>
          <table:table-cell table:number-columns-repeated="1022"/>
        </table:table-row>
        <table:table-row table:style-name="ro1">
          <table:table-cell office:value-type="string">
            <text:p>+1 aux jets de Perception concernant la vue et Tir et Lancer</text:p>
          </table:table-cell>
          <table:table-cell office:value-type="string">
            <text:p>+1 to Perception rolls related to sight and to Shooting &amp; Throwing rolls</text:p>
          </table:table-cell>
          <table:table-cell table:number-columns-repeated="1022"/>
        </table:table-row>
        <table:table-row table:style-name="ro1">
          <table:table-cell office:value-type="string">
            <text:p>+1 aux jets de Perception concernant le goût</text:p>
          </table:table-cell>
          <table:table-cell office:value-type="string">
            <text:p>+1 to Perception rolls related to taste</text:p>
          </table:table-cell>
          <table:table-cell table:number-columns-repeated="1022"/>
        </table:table-row>
        <table:table-row table:style-name="ro1">
          <table:table-cell office:value-type="string">
            <text:p>+1 aux jets de Prouesses concernant la force, Combat au Contact, Tir &amp; lancer</text:p>
          </table:table-cell>
          <table:table-cell office:value-type="string">
            <text:p>+1 to strength-based Feats rolls, and to Close Combat and Shooting &amp; Throwing rolls</text:p>
          </table:table-cell>
          <table:table-cell table:number-columns-repeated="1022"/>
        </table:table-row>
        <table:table-row table:style-name="ro1">
          <table:table-cell office:value-type="string">
            <text:p>+1 aux jets de Relation et Représentation</text:p>
          </table:table-cell>
          <table:table-cell office:value-type="string">
            <text:p>+1 to Performance and Relation rolls</text:p>
          </table:table-cell>
          <table:table-cell table:number-columns-repeated="1022"/>
        </table:table-row>
        <table:table-row table:style-name="ro1">
          <table:table-cell office:value-type="string">
            <text:p>+1 aux jets de Science, Magience et Occultisme</text:p>
          </table:table-cell>
          <table:table-cell office:value-type="string">
            <text:p>+1 to Magience, Occultism, and Science rolls</text:p>
          </table:table-cell>
          <table:table-cell table:number-columns-repeated="1022"/>
        </table:table-row>
        <table:table-row table:style-name="ro2">
          <table:table-cell office:value-type="string">
            <text:p>+1 case d'état de santé, +1 aux jets de Vigueur face à la maladie et aux poisons</text:p>
          </table:table-cell>
          <table:table-cell office:value-type="string">
            <text:p>+1 box in the Health Condition chart, +1 to Stamina rolls against diseases and poisons</text:p>
          </table:table-cell>
          <table:table-cell table:number-columns-repeated="1022"/>
        </table:table-row>
        <table:table-row table:style-name="ro1">
          <table:table-cell office:value-type="string">
            <text:p>+1 point de Survie</text:p>
          </table:table-cell>
          <table:table-cell office:value-type="string">
            <text:p>+1 Survival point</text:p>
          </table:table-cell>
          <table:table-cell table:number-columns-repeated="1022"/>
        </table:table-row>
        <table:table-row table:style-name="ro1">
          <table:table-cell office:value-type="string">
            <text:p>+1 point de Trauma définitif, mauvais souvenir</text:p>
          </table:table-cell>
          <table:table-cell office:value-type="string">
            <text:p>+1 Permanent Trauma point due to the loss of a loved one</text:p>
          </table:table-cell>
          <table:table-cell table:number-columns-repeated="1022"/>
        </table:table-row>
        <table:table-row table:style-name="ro1">
          <table:table-cell office:value-type="string">
            <text:p>+1 point de Trauma définitif, souvenir violent, gore, horrible...</text:p>
          </table:table-cell>
          <table:table-cell office:value-type="string">
            <text:p>+1 Permanent Trauma point, and a violent, horrific, or heartwrenching memory</text:p>
          </table:table-cell>
          <table:table-cell table:number-columns-repeated="1022"/>
        </table:table-row>
        <table:table-row table:style-name="ro1">
          <table:table-cell office:value-type="string">
            <text:p>+1 point de trauma</text:p>
          </table:table-cell>
          <table:table-cell office:value-type="string">
            <text:p>+1 Trauma point</text:p>
          </table:table-cell>
          <table:table-cell table:number-columns-repeated="1022"/>
        </table:table-row>
        <table:table-row table:style-name="ro2">
          <table:table-cell office:value-type="string">
            <text:p>+1 point de trauma, et souffre du désordre Phobie en plus de son désordre actuel</text:p>
          </table:table-cell>
          <table:table-cell office:value-type="string">
            <text:p>+1 Trauma point, and the PC suffers from the Phobia disorder in addition to the starting disorder</text:p>
          </table:table-cell>
          <table:table-cell table:number-columns-repeated="1022"/>
        </table:table-row>
        <table:table-row table:style-name="ro1">
          <table:table-cell office:value-type="string">
            <text:p>+10 daols de givre à la création du personnage</text:p>
          </table:table-cell>
          <table:table-cell office:value-type="string">
            <text:p>+10 frost Daols at the creation of the Character</text:p>
          </table:table-cell>
          <table:table-cell table:number-columns-repeated="1022"/>
        </table:table-row>
        <table:table-row table:style-name="ro1">
          <table:table-cell office:value-type="string">
            <text:p>+100 daols de givre à la création du personnage</text:p>
          </table:table-cell>
          <table:table-cell office:value-type="string">
            <text:p>+100 frost Daols at the creation of the Character</text:p>
          </table:table-cell>
          <table:table-cell table:number-columns-repeated="1022"/>
        </table:table-row>
        <table:table-row table:style-name="ro1">
          <table:table-cell office:value-type="string">
            <text:p>+20 daols d'azur à la création du personnage</text:p>
          </table:table-cell>
          <table:table-cell office:value-type="string">
            <text:p>+20 azure Daols at the creation of the Character</text:p>
          </table:table-cell>
          <table:table-cell table:number-columns-repeated="1022"/>
        </table:table-row>
        <table:table-row table:style-name="ro1">
          <table:table-cell office:value-type="string">
            <text:p>+50 daols d'azur à la création du personnage</text:p>
          </table:table-cell>
          <table:table-cell office:value-type="string">
            <text:p>+50 azure Daols at the creation of the Character</text:p>
          </table:table-cell>
          <table:table-cell table:number-columns-repeated="1022"/>
        </table:table-row>
        <table:table-row table:style-name="ro1">
          <table:table-cell office:value-type="string">
            <text:p>+50 daols de givre à la création du personnage</text:p>
          </table:table-cell>
          <table:table-cell office:value-type="string">
            <text:p>+50 frost Daols at the creation of the Character</text:p>
          </table:table-cell>
          <table:table-cell table:number-columns-repeated="1022"/>
        </table:table-row>
        <table:table-row table:style-name="ro1">
          <table:table-cell office:value-type="string">
            <text:p>-1 Vigueur, et une séquelle physique (cicatrice...)</text:p>
          </table:table-cell>
          <table:table-cell office:value-type="string">
            <text:p>-1 to Stamina and a scar of some sort</text:p>
          </table:table-cell>
          <table:table-cell table:number-columns-repeated="1022"/>
        </table:table-row>
        <table:table-row table:style-name="ro1">
          <table:table-cell office:value-type="string">
            <text:p>-1 Vigueur, mais a survécu à une maladie normalement mortelle</text:p>
          </table:table-cell>
          <table:table-cell office:value-type="string">
            <text:p>-1 to Stamina. The Character survived a potentially fatal illness</text:p>
          </table:table-cell>
          <table:table-cell table:number-columns-repeated="1022"/>
        </table:table-row>
        <table:table-row table:style-name="ro1">
          <table:table-cell office:value-type="string">
            <text:p>-1 au score de Défense, et aux jets de Discrétion et de Prouesses concernant l'agilité</text:p>
          </table:table-cell>
          <table:table-cell office:value-type="string">
            <text:p>-1 to Defense, to Stealth rolls, and to Feats rolls related to agility</text:p>
          </table:table-cell>
          <table:table-cell table:number-columns-repeated="1022"/>
        </table:table-row>
        <table:table-row table:style-name="ro1">
          <table:table-cell office:value-type="string">
            <text:p>-1 au score de Rapidité</text:p>
          </table:table-cell>
          <table:table-cell office:value-type="string">
            <text:p>-1 to Speed</text:p>
          </table:table-cell>
          <table:table-cell table:number-columns-repeated="1022"/>
        </table:table-row>
        <table:table-row table:style-name="ro1">
          <table:table-cell office:value-type="string">
            <text:p>-1 au score de Résistance Mentale</text:p>
          </table:table-cell>
          <table:table-cell office:value-type="string">
            <text:p>- 1 to Mental Resistance</text:p>
          </table:table-cell>
          <table:table-cell table:number-columns-repeated="1022"/>
        </table:table-row>
        <table:table-row table:style-name="ro1">
          <table:table-cell office:value-type="string">
            <text:p>-1 au score de Vigueur et aux jets de Prouesses concernant l'endurance</text:p>
          </table:table-cell>
          <table:table-cell office:value-type="string">
            <text:p>-1 to Stamina and to Feats rolls related to endurance</text:p>
          </table:table-cell>
          <table:table-cell table:number-columns-repeated="1022"/>
        </table:table-row>
        <table:table-row table:style-name="ro1">
          <table:table-cell office:value-type="string">
            <text:p>-1 aux jets de Chance</text:p>
          </table:table-cell>
          <table:table-cell office:value-type="string">
            <text:p>-1 to Luck rolls</text:p>
          </table:table-cell>
          <table:table-cell table:number-columns-repeated="1022"/>
        </table:table-row>
        <table:table-row table:style-name="ro1">
          <table:table-cell office:value-type="string">
            <text:p>-1 aux jets de Mystères Demorthèn, Voyage et Relation</text:p>
          </table:table-cell>
          <table:table-cell office:value-type="string">
            <text:p>-1 to Demorthèn Mysteries, Relation, and Travel rolls</text:p>
          </table:table-cell>
          <table:table-cell table:number-columns-repeated="1022"/>
        </table:table-row>
        <table:table-row table:style-name="ro1">
          <table:table-cell office:value-type="string">
            <text:p>-1 aux jets de Perception auditive</text:p>
          </table:table-cell>
          <table:table-cell office:value-type="string">
            <text:p>-1 to Perception rolls related to hearing</text:p>
          </table:table-cell>
          <table:table-cell table:number-columns-repeated="1022"/>
        </table:table-row>
        <table:table-row table:style-name="ro1">
          <table:table-cell office:value-type="string">
            <text:p>-1 aux jets de Perception concernant l'odorat</text:p>
          </table:table-cell>
          <table:table-cell office:value-type="string">
            <text:p>-1 to Perception rolls related to smell</text:p>
          </table:table-cell>
          <table:table-cell table:number-columns-repeated="1022"/>
        </table:table-row>
        <table:table-row table:style-name="ro1">
          <table:table-cell office:value-type="string">
            <text:p>-1 aux jets de Perception concernant la vue et Tir et Lancer</text:p>
          </table:table-cell>
          <table:table-cell office:value-type="string">
            <text:p>-1 to Perception rolls related to sight and to Shooting &amp; Throwing rolls</text:p>
          </table:table-cell>
          <table:table-cell table:number-columns-repeated="1022"/>
        </table:table-row>
        <table:table-row table:style-name="ro1">
          <table:table-cell office:value-type="string">
            <text:p>-1 aux jets de Perception concernant le goût</text:p>
          </table:table-cell>
          <table:table-cell office:value-type="string">
            <text:p>-1 to Perception rolls related to taste</text:p>
          </table:table-cell>
          <table:table-cell table:number-columns-repeated="1022"/>
        </table:table-row>
        <table:table-row table:style-name="ro1">
          <table:table-cell office:value-type="string">
            <text:p>-1 aux jets de Prouesses concernant la force, Combat au Contact, Tir &amp; lancer</text:p>
          </table:table-cell>
          <table:table-cell office:value-type="string">
            <text:p>- 1 to strength-based Feats roll, Close Combat, and Shooting &amp; Throwing</text:p>
          </table:table-cell>
          <table:table-cell table:number-columns-repeated="1022"/>
        </table:table-row>
        <table:table-row table:style-name="ro1">
          <table:table-cell office:value-type="string">
            <text:p>-1 aux jets de Relation et Représentation</text:p>
          </table:table-cell>
          <table:table-cell office:value-type="string">
            <text:p>-1 to Performance and Relation rolls</text:p>
          </table:table-cell>
          <table:table-cell table:number-columns-repeated="1022"/>
        </table:table-row>
        <table:table-row table:style-name="ro1">
          <table:table-cell office:value-type="string">
            <text:p>-1 aux jets de Science, Magience et Occultisme</text:p>
          </table:table-cell>
          <table:table-cell office:value-type="string">
            <text:p>-1 to Magience, Occultism, and Science rolls</text:p>
          </table:table-cell>
          <table:table-cell table:number-columns-repeated="1022"/>
        </table:table-row>
        <table:table-row table:style-name="ro1">
          <table:table-cell office:value-type="string">
            <text:p>-1 case d'état de santé, -1 point de Vigueur</text:p>
          </table:table-cell>
          <table:table-cell office:value-type="string">
            <text:p>-1 box in the Health Condition chart, -1 to Stamina</text:p>
          </table:table-cell>
          <table:table-cell table:number-columns-repeated="1022"/>
        </table:table-row>
        <table:table-row table:style-name="ro1">
          <table:table-cell office:value-type="string">
            <text:p>-1 en Rapidité et en Défense</text:p>
          </table:table-cell>
          <table:table-cell office:value-type="string">
            <text:p>-1 to Speed and Defense</text:p>
          </table:table-cell>
          <table:table-cell table:number-columns-repeated="1022"/>
        </table:table-row>
        <table:table-row table:style-name="ro1">
          <table:table-cell office:value-type="string">
            <text:p>-1 en Vigueur, et une addiction (tabac, alcool, drogue...)</text:p>
          </table:table-cell>
          <table:table-cell office:value-type="string">
            <text:p>-1 to Stamina and an addiction to tobacco, alcohol, or any other drug</text:p>
          </table:table-cell>
          <table:table-cell table:number-columns-repeated="1022"/>
        </table:table-row>
        <table:table-row table:style-name="ro1">
          <table:table-cell office:value-type="string">
            <text:p>-1 point de Survie</text:p>
          </table:table-cell>
          <table:table-cell office:value-type="string">
            <text:p>-1 Survival point</text:p>
          </table:table-cell>
          <table:table-cell table:number-columns-repeated="1022"/>
        </table:table-row>
        <table:table-row table:style-name="ro1">
          <table:table-cell office:value-type="string">
            <text:p>&lt;span class="icon-arrow-right"&gt;&lt;/span&gt;Anglais</text:p>
          </table:table-cell>
          <table:table-cell office:value-type="string">
            <text:p>&lt;span class="icon-arrow-right"&gt;&lt;/span&gt;English</text:p>
          </table:table-cell>
          <table:table-cell table:number-columns-repeated="1022"/>
        </table:table-row>
        <table:table-row table:style-name="ro1">
          <table:table-cell office:value-type="string">
            <text:p>&lt;span class="icon-arrow-right"&gt;&lt;/span&gt;Français</text:p>
          </table:table-cell>
          <table:table-cell office:value-type="string">
            <text:p>&lt;span class="icon-arrow-right"&gt;&lt;/span&gt;French</text:p>
          </table:table-cell>
          <table:table-cell table:number-columns-repeated="1022"/>
        </table:table-row>
        <table:table-row table:style-name="ro1">
          <table:table-cell office:value-type="string">
            <text:p>Accueil</text:p>
          </table:table-cell>
          <table:table-cell office:value-type="string">
            <text:p>Home</text:p>
          </table:table-cell>
          <table:table-cell table:number-columns-repeated="1022"/>
        </table:table-row>
        <table:table-row table:style-name="ro1">
          <table:table-cell office:value-type="string">
            <text:p>Adversaire</text:p>
          </table:table-cell>
          <table:table-cell office:value-type="string">
            <text:p>Adversary</text:p>
          </table:table-cell>
          <table:table-cell table:number-columns-repeated="1022"/>
        </table:table-row>
        <table:table-row table:style-name="ro1">
          <table:table-cell office:value-type="string">
            <text:p>Agueusie</text:p>
          </table:table-cell>
          <table:table-cell office:value-type="string">
            <text:p>Ageusia</text:p>
          </table:table-cell>
          <table:table-cell table:number-columns-repeated="1022"/>
        </table:table-row>
        <table:table-row table:style-name="ro1">
          <table:table-cell office:value-type="string">
            <text:p>Aisance financière 1</text:p>
          </table:table-cell>
          <table:table-cell office:value-type="string">
            <text:p>Financial Ease 1</text:p>
          </table:table-cell>
          <table:table-cell table:number-columns-repeated="1022"/>
        </table:table-row>
        <table:table-row table:style-name="ro1">
          <table:table-cell office:value-type="string">
            <text:p>Aisance financière 2</text:p>
          </table:table-cell>
          <table:table-cell office:value-type="string">
            <text:p>Financial Ease 2</text:p>
          </table:table-cell>
          <table:table-cell table:number-columns-repeated="1022"/>
        </table:table-row>
        <table:table-row table:style-name="ro1">
          <table:table-cell office:value-type="string">
            <text:p>Aisance financière 3</text:p>
          </table:table-cell>
          <table:table-cell office:value-type="string">
            <text:p>Financial Ease 3</text:p>
          </table:table-cell>
          <table:table-cell table:number-columns-repeated="1022"/>
        </table:table-row>
        <table:table-row table:style-name="ro1">
          <table:table-cell office:value-type="string">
            <text:p>Aisance financière 4</text:p>
          </table:table-cell>
          <table:table-cell office:value-type="string">
            <text:p>Financial Ease 4</text:p>
          </table:table-cell>
          <table:table-cell table:number-columns-repeated="1022"/>
        </table:table-row>
        <table:table-row table:style-name="ro1">
          <table:table-cell office:value-type="string">
            <text:p>Aisance financière 5</text:p>
          </table:table-cell>
          <table:table-cell office:value-type="string">
            <text:p>Financial Ease 5</text:p>
          </table:table-cell>
          <table:table-cell table:number-columns-repeated="1022"/>
        </table:table-row>
        <table:table-row table:style-name="ro2">
          <table:table-cell office:value-type="string">
            <text:p>Ajout d'un champ permettant de définir si la page s'affiche dans le menu ou pas (mise en pratique ultérieure).</text:p>
          </table:table-cell>
          <table:table-cell office:value-type="string">
            <text:p>Added a field to define whether the page is displayed or not (useful at a latter stage, invisible to the user).</text:p>
          </table:table-cell>
          <table:table-cell table:number-columns-repeated="1022"/>
        </table:table-row>
        <table:table-row table:style-name="ro2">
          <table:table-cell office:value-type="string">
            <text:p>Ajout d'un commentaire concernant le nombre de points d'XP maximum donné par les désavantages comme étant fixé à 80.</text:p>
          </table:table-cell>
          <table:table-cell office:value-type="string">
            <text:p>Added a comment concerning the maximum amount of XPs obtainable from Disadvantages (i.e. 80).</text:p>
          </table:table-cell>
          <table:table-cell table:number-columns-repeated="1022"/>
        </table:table-row>
        <table:table-row table:style-name="ro1">
          <table:table-cell office:value-type="string">
            <text:p>Ajout d'un menu déroulant pour changer la langue.</text:p>
          </table:table-cell>
          <table:table-cell office:value-type="string">
            <text:p>Added a drop-down menu to change the language.</text:p>
          </table:table-cell>
          <table:table-cell table:number-columns-repeated="1022"/>
        </table:table-row>
        <table:table-row table:style-name="ro2">
          <table:table-cell office:value-type="string">
            <text:p>Ajout d'un système de gestion de l'écriture/lecture/mise à jour des textes traduits (visible par le webmaster).</text:p>
          </table:table-cell>
          <table:table-cell office:value-type="string">
            <text:p>Added a system to manage the writing / reading / updating of the translated texts (only available to the webmaster for now).</text:p>
          </table:table-cell>
          <table:table-cell table:number-columns-repeated="1022"/>
        </table:table-row>
        <table:table-row table:style-name="ro1">
          <table:table-cell office:value-type="string">
            <text:p>Ajout d'un tri par nom pour l'affichage.</text:p>
          </table:table-cell>
          <table:table-cell office:value-type="string">
            <text:p>Added a sorting method by name for the display.</text:p>
          </table:table-cell>
          <table:table-cell table:number-columns-repeated="1022"/>
        </table:table-row>
        <table:table-row table:style-name="ro1">
          <table:table-cell office:value-type="string">
            <text:p>Ajout d'une fonction pour préparer les futures traductions.</text:p>
          </table:table-cell>
          <table:table-cell office:value-type="string">
            <text:p>Added a function in preparation for the future translations.</text:p>
          </table:table-cell>
          <table:table-cell table:number-columns-repeated="1022"/>
        </table:table-row>
        <table:table-row table:style-name="ro2">
          <table:table-cell office:value-type="string">
            <text:p>Ajout d'une page "Versions" permettant d'afficher les mises à jour effectuées sur le site.</text:p>
          </table:table-cell>
          <table:table-cell office:value-type="string">
            <text:p>Added a "Versions" page to read the updates to the website.</text:p>
          </table:table-cell>
          <table:table-cell table:number-columns-repeated="1022"/>
        </table:table-row>
        <table:table-row table:style-name="ro1">
          <table:table-cell office:value-type="string">
            <text:p>Ajout d'une page relative à la traduction.</text:p>
          </table:table-cell>
          <table:table-cell office:value-type="string">
            <text:p>"Translation" page added.</text:p>
          </table:table-cell>
          <table:table-cell table:number-columns-repeated="1022"/>
        </table:table-row>
        <table:table-row table:style-name="ro1">
          <table:table-cell office:value-type="string">
            <text:p>Ajout de l'accordéon.</text:p>
          </table:table-cell>
          <table:table-cell office:value-type="string">
            <text:p>Added an accordion.</text:p>
          </table:table-cell>
          <table:table-cell table:number-columns-repeated="1022"/>
        </table:table-row>
        <table:table-row table:style-name="ro1">
          <table:table-cell office:value-type="string">
            <text:p>Ajout de la fonction de traduction pour l'affichage de tous les textes du site.</text:p>
          </table:table-cell>
          <table:table-cell office:value-type="string">
            <text:p>Updated the translation function to display all of the website's texts.</text:p>
          </table:table-cell>
          <table:table-cell table:number-columns-repeated="1022"/>
        </table:table-row>
        <table:table-row table:style-name="ro2">
          <table:table-cell office:value-type="string">
            <text:p>Ajout des formulaires pour permettre aux utilisateurs de traduire un texte et de le proposer.</text:p>
          </table:table-cell>
          <table:table-cell office:value-type="string">
            <text:p>Added a form to allow users to propose translations.</text:p>
          </table:table-cell>
          <table:table-cell table:number-columns-repeated="1022"/>
        </table:table-row>
        <table:table-row table:style-name="ro1">
          <table:table-cell office:value-type="string">
            <text:p>Aller à la page correspondante</text:p>
          </table:table-cell>
          <table:table-cell office:value-type="string">
            <text:p>Go to the corresponding page.</text:p>
          </table:table-cell>
          <table:table-cell table:number-columns-repeated="1022"/>
        </table:table-row>
        <table:table-row table:style-name="ro1">
          <table:table-cell office:value-type="string">
            <text:p>Allié influent</text:p>
          </table:table-cell>
          <table:table-cell office:value-type="string">
            <text:p>Influential Ally</text:p>
          </table:table-cell>
          <table:table-cell table:number-columns-repeated="1022"/>
        </table:table-row>
        <table:table-row table:style-name="ro1">
          <table:table-cell office:value-type="string">
            <text:p>Allié isolé</text:p>
          </table:table-cell>
          <table:table-cell office:value-type="string">
            <text:p>Isolated Ally</text:p>
          </table:table-cell>
          <table:table-cell table:number-columns-repeated="1022"/>
        </table:table-row>
        <table:table-row table:style-name="ro1">
          <table:table-cell office:value-type="string">
            <text:p>Allié mentor</text:p>
          </table:table-cell>
          <table:table-cell office:value-type="string">
            <text:p>Mentor Ally</text:p>
          </table:table-cell>
          <table:table-cell table:number-columns-repeated="1022"/>
        </table:table-row>
        <table:table-row table:style-name="ro1">
          <table:table-cell office:value-type="string">
            <text:p>Amour tragique</text:p>
          </table:table-cell>
          <table:table-cell office:value-type="string">
            <text:p>Tragic Love</text:p>
          </table:table-cell>
          <table:table-cell table:number-columns-repeated="1022"/>
        </table:table-row>
        <table:table-row table:style-name="ro1">
          <table:table-cell office:value-type="string">
            <text:p>Amélioration de l'affichage de la page.</text:p>
          </table:table-cell>
          <table:table-cell office:value-type="string">
            <text:p>Better display of the page.</text:p>
          </table:table-cell>
          <table:table-cell table:number-columns-repeated="1022"/>
        </table:table-row>
        <table:table-row table:style-name="ro1">
          <table:table-cell office:value-type="string">
            <text:p>Amélioration des domaines</text:p>
          </table:table-cell>
          <table:table-cell office:value-type="string">
            <text:p>Attribution of XPs to Domains</text:p>
          </table:table-cell>
          <table:table-cell table:number-columns-repeated="1022"/>
        </table:table-row>
        <table:table-row table:style-name="ro1">
          <table:table-cell office:value-type="string">
            <text:p>Amélioration du design.</text:p>
          </table:table-cell>
          <table:table-cell office:value-type="string">
            <text:p>New, improved design.</text:p>
          </table:table-cell>
          <table:table-cell table:number-columns-repeated="1022"/>
        </table:table-row>
        <table:table-row table:style-name="ro1">
          <table:table-cell office:value-type="string">
            <text:p>Anglais</text:p>
          </table:table-cell>
          <table:table-cell office:value-type="string">
            <text:p>English</text:p>
          </table:table-cell>
          <table:table-cell table:number-columns-repeated="1022"/>
        </table:table-row>
        <table:table-row table:style-name="ro1">
          <table:table-cell office:value-type="string">
            <text:p>Anosmie</text:p>
          </table:table-cell>
          <table:table-cell office:value-type="string">
            <text:p>Anosmia</text:p>
          </table:table-cell>
          <table:table-cell table:number-columns-repeated="1022"/>
        </table:table-row>
        <table:table-row table:style-name="ro1">
          <table:table-cell office:value-type="string">
            <text:p>Anticonformiste</text:p>
          </table:table-cell>
          <table:table-cell office:value-type="string">
            <text:p>Nonconformist</text:p>
          </table:table-cell>
          <table:table-cell table:number-columns-repeated="1022"/>
        </table:table-row>
        <table:table-row table:style-name="ro1">
          <table:table-cell office:value-type="string">
            <text:p>Arbalète</text:p>
          </table:table-cell>
          <table:table-cell office:value-type="string">
            <text:p>Crossbow</text:p>
          </table:table-cell>
          <table:table-cell table:number-columns-repeated="1022"/>
        </table:table-row>
        <table:table-row table:style-name="ro1">
          <table:table-cell office:value-type="string">
            <text:p>Arc</text:p>
          </table:table-cell>
          <table:table-cell office:value-type="string">
            <text:p>Bow</text:p>
          </table:table-cell>
          <table:table-cell table:number-columns-repeated="1022"/>
        </table:table-row>
        <table:table-row table:style-name="ro1">
          <table:table-cell office:value-type="string">
            <text:p>Archipel des Cendres</text:p>
          </table:table-cell>
          <table:table-cell office:value-type="string">
            <text:p>Ashen Archipelago</text:p>
          </table:table-cell>
          <table:table-cell table:number-columns-repeated="1022"/>
        </table:table-row>
        <table:table-row table:style-name="ro1">
          <table:table-cell office:value-type="string">
            <text:p>Archipel des Tri-Sweszörs</text:p>
          </table:table-cell>
          <table:table-cell office:value-type="string">
            <text:p>Tri-Sweszörs Archipelago</text:p>
          </table:table-cell>
          <table:table-cell table:number-columns-repeated="1022"/>
        </table:table-row>
        <table:table-row table:style-name="ro1">
          <table:table-cell office:value-type="string">
            <text:p>Arme d'hast</text:p>
          </table:table-cell>
          <table:table-cell office:value-type="string">
            <text:p>Polearm</text:p>
          </table:table-cell>
          <table:table-cell table:number-columns-repeated="1022"/>
        </table:table-row>
        <table:table-row table:style-name="ro1">
          <table:table-cell office:value-type="string">
            <text:p>Armure de plaques</text:p>
          </table:table-cell>
          <table:table-cell office:value-type="string">
            <text:p>Plate armor</text:p>
          </table:table-cell>
          <table:table-cell table:number-columns-repeated="1022"/>
        </table:table-row>
        <table:table-row table:style-name="ro1">
          <table:table-cell office:value-type="string">
            <text:p>Artisan</text:p>
          </table:table-cell>
          <table:table-cell office:value-type="string">
            <text:p>Craftsman</text:p>
          </table:table-cell>
          <table:table-cell table:number-columns-repeated="1022"/>
        </table:table-row>
        <table:table-row table:style-name="ro1">
          <table:table-cell office:value-type="string">
            <text:p>Artisanat</text:p>
          </table:table-cell>
          <table:table-cell office:value-type="string">
            <text:p>Craft</text:p>
          </table:table-cell>
          <table:table-cell table:number-columns-repeated="1022"/>
        </table:table-row>
        <table:table-row table:style-name="ro1">
          <table:table-cell office:value-type="string">
            <text:p>Arts de combat</text:p>
          </table:table-cell>
          <table:table-cell office:value-type="string">
            <text:p>Fighting Arts</text:p>
          </table:table-cell>
          <table:table-cell table:number-columns-repeated="1022"/>
        </table:table-row>
        <table:table-row table:style-name="ro1">
          <table:table-cell office:value-type="string">
            <text:p>Attention ! À ce stade, les points bonus non dépensés sont perdus !</text:p>
          </table:table-cell>
          <table:table-cell office:value-type="string">
            <text:p>Warning! Any leftover bonus points will be &lt;strong&gt;lost&lt;/strong&gt;!</text:p>
          </table:table-cell>
          <table:table-cell table:number-columns-repeated="1022"/>
        </table:table-row>
        <table:table-row table:style-name="ro1">
          <table:table-cell office:value-type="string">
            <text:p>Au choix</text:p>
          </table:table-cell>
          <table:table-cell office:value-type="string">
            <text:p>Free choice</text:p>
          </table:table-cell>
          <table:table-cell table:number-columns-repeated="1022"/>
        </table:table-row>
        <table:table-row table:style-name="ro3">
          <table:table-cell office:value-type="string">
            <text:p>Au-delà des jeux de stratégie pratiqués dans les cours et les seigneuries, il existe dans les villes une population de joueurs d'élite qui ont appris et développé des stratégies.&lt;br /&gt;Même quand les règles d'un jeu paraissent simples et le résultat dépendre de la chance ou de l'intuition, le joueur initié sait qu'il n'en est rien.&lt;br /&gt;Lui connaît les probabilités et les mathématiques, de sorte qu'il sache précisément ce qu'il risque, ou comment tromper habilement un naïf, au point de pouvoir devenir joueur professionnel et ainsi gagner des sommes considérables au jeu.&lt;br /&gt;Il ne s'agit pas simplement de piécettes, mais bien d'obtenir de plus puissants qu'ils soient prêts à parier leur maison ou la main de leur fille, ou n'importe quel "bien" de valeur d'ailleurs.&lt;br /&gt;L'astuce remplace la force du guerrier pour monter dans la société et se faire une place au soleil.</text:p>
          </table:table-cell>
          <table:table-cell office:value-type="string">
            <text:p>Beyond the strategy games played at royal or lordly courts, there is in urban areas a population of elite players who have learned and developed strategies.&lt;br /&gt;Even when a game's rules seem simple and the results solely dependent on luck or intuition, a savvy gambler knows that they are not.&lt;br /&gt;He knows the probabilities and mathematical rules, so that he can foresee with precision what his risks are, or how to deceive the naive. The most skilled gamblers turn this passion into a profession and are able to earn hefty sums at games.&lt;br /&gt;It is not only about mere change: some people can go as far as to bet their house or the hand of their daughter, or any other valuable thing.&lt;br /&gt;Wits take the place of birth rights to rise in society and get one's due.</text:p>
          </table:table-cell>
          <table:table-cell table:number-columns-repeated="1022"/>
        </table:table-row>
        <table:table-row table:style-name="ro1">
          <table:table-cell office:value-type="string">
            <text:p>Aucun revers (moins de 21 ans)</text:p>
          </table:table-cell>
          <table:table-cell office:value-type="string">
            <text:p>No Setbacks (younger than 21)</text:p>
          </table:table-cell>
          <table:table-cell table:number-columns-repeated="1022"/>
        </table:table-row>
        <table:table-row table:style-name="ro1">
          <table:table-cell office:value-type="string">
            <text:p>Autre</text:p>
          </table:table-cell>
          <table:table-cell office:value-type="string">
            <text:p>Other</text:p>
          </table:table-cell>
          <table:table-cell table:number-columns-repeated="1022"/>
        </table:table-row>
        <table:table-row table:style-name="ro1">
          <table:table-cell office:value-type="string">
            <text:p>Autres possessions. Indiquez un objet par ligne.</text:p>
          </table:table-cell>
          <table:table-cell office:value-type="string">
            <text:p>Other belongings. One item per line.</text:p>
          </table:table-cell>
          <table:table-cell table:number-columns-repeated="1022"/>
        </table:table-row>
        <table:table-row table:style-name="ro1">
          <table:table-cell office:value-type="string">
            <text:p>Avantages</text:p>
          </table:table-cell>
          <table:table-cell office:value-type="string">
            <text:p>Advantages</text:p>
          </table:table-cell>
          <table:table-cell table:number-columns-repeated="1022"/>
        </table:table-row>
        <table:table-row table:style-name="ro1">
          <table:table-cell office:value-type="string">
            <text:p>Avantages et Désavantages</text:p>
          </table:table-cell>
          <table:table-cell office:value-type="string">
            <text:p>Advantages and Disadvantages</text:p>
          </table:table-cell>
          <table:table-cell table:number-columns-repeated="1022"/>
        </table:table-row>
        <table:table-row table:style-name="ro1">
          <table:table-cell office:value-type="string">
            <text:p>Avantages et désavantages</text:p>
          </table:table-cell>
          <table:table-cell office:value-type="string">
            <text:p>Advantages and Disadvantages</text:p>
          </table:table-cell>
          <table:table-cell table:number-columns-repeated="1022"/>
        </table:table-row>
        <table:table-row table:style-name="ro2">
          <table:table-cell office:value-type="string">
            <text:p>Aventurier et casse-cou, l'explorateur est passionné par le voyage, fuyant souvent la pauvreté ou la monotonie de son lieu de naissance.</text:p>
          </table:table-cell>
          <table:table-cell office:value-type="string">
            <text:p>An adventurer and a thrill-seeker, an explorer is fascinated with traveling, often to flee the poverty or the monotony of his birthplace.</text:p>
          </table:table-cell>
          <table:table-cell table:number-columns-repeated="1022"/>
        </table:table-row>
        <table:table-row table:style-name="ro1">
          <table:table-cell office:value-type="string">
            <text:p>Avez-vous effectué votre service d'Ost (service militaire) ?</text:p>
          </table:table-cell>
          <table:table-cell office:value-type="string">
            <text:p>Have you done your military service?</text:p>
          </table:table-cell>
          <table:table-cell table:number-columns-repeated="1022"/>
        </table:table-row>
        <table:table-row table:style-name="ro1">
          <table:table-cell office:value-type="string">
            <text:p>Barde</text:p>
          </table:table-cell>
          <table:table-cell office:value-type="string">
            <text:p>Bard</text:p>
          </table:table-cell>
          <table:table-cell table:number-columns-repeated="1022"/>
        </table:table-row>
        <table:table-row table:style-name="ro1">
          <table:table-cell office:value-type="string">
            <text:p>Base de données</text:p>
          </table:table-cell>
          <table:table-cell office:value-type="string">
            <text:p>Database</text:p>
          </table:table-cell>
          <table:table-cell table:number-columns-repeated="1022"/>
        </table:table-row>
        <table:table-row table:style-name="ro1">
          <table:table-cell office:value-type="string">
            <text:p>Beau</text:p>
          </table:table-cell>
          <table:table-cell office:value-type="string">
            <text:p>Beautiful</text:p>
          </table:table-cell>
          <table:table-cell table:number-columns-repeated="1022"/>
        </table:table-row>
        <table:table-row table:style-name="ro1">
          <table:table-cell office:value-type="string">
            <text:p>Boiteux</text:p>
          </table:table-cell>
          <table:table-cell office:value-type="string">
            <text:p>Limp</text:p>
          </table:table-cell>
          <table:table-cell table:number-columns-repeated="1022"/>
        </table:table-row>
        <table:table-row table:style-name="ro1">
          <table:table-cell office:value-type="string">
            <text:p>Bonne santé</text:p>
          </table:table-cell>
          <table:table-cell office:value-type="string">
            <text:p>Good Health</text:p>
          </table:table-cell>
          <table:table-cell table:number-columns-repeated="1022"/>
        </table:table-row>
        <table:table-row table:style-name="ro1">
          <table:table-cell office:value-type="string">
            <text:p>Bonne vue</text:p>
          </table:table-cell>
          <table:table-cell office:value-type="string">
            <text:p>Good Sight</text:p>
          </table:table-cell>
          <table:table-cell table:number-columns-repeated="1022"/>
        </table:table-row>
        <table:table-row table:style-name="ro1">
          <table:table-cell office:value-type="string">
            <text:p>Bonus divers ajoutés aux domaines</text:p>
          </table:table-cell>
          <table:table-cell office:value-type="string">
            <text:p>Additional bonuses to Domains</text:p>
          </table:table-cell>
          <table:table-cell table:number-columns-repeated="1022"/>
        </table:table-row>
        <table:table-row table:style-name="ro1">
          <table:table-cell office:value-type="string">
            <text:p>Bouclier Osag</text:p>
          </table:table-cell>
          <table:table-cell office:value-type="string">
            <text:p>Osag shield</text:p>
          </table:table-cell>
          <table:table-cell table:number-columns-repeated="1022"/>
        </table:table-row>
        <table:table-row table:style-name="ro1">
          <table:table-cell office:value-type="string">
            <text:p>Bouclier rond</text:p>
          </table:table-cell>
          <table:table-cell office:value-type="string">
            <text:p>Round shield</text:p>
          </table:table-cell>
          <table:table-cell table:number-columns-repeated="1022"/>
        </table:table-row>
        <table:table-row table:style-name="ro1">
          <table:table-cell office:value-type="string">
            <text:p>Bourgeois</text:p>
          </table:table-cell>
          <table:table-cell office:value-type="string">
            <text:p>Middle Class</text:p>
          </table:table-cell>
          <table:table-cell table:number-columns-repeated="1022"/>
        </table:table-row>
        <table:table-row table:style-name="ro1">
          <table:table-cell office:value-type="string">
            <text:p>Buté</text:p>
          </table:table-cell>
          <table:table-cell office:value-type="string">
            <text:p>Stubborn</text:p>
          </table:table-cell>
          <table:table-cell table:number-columns-repeated="1022"/>
        </table:table-row>
        <table:table-row table:style-name="ro1">
          <table:table-cell office:value-type="string">
            <text:p>CSS Général</text:p>
          </table:table-cell>
          <table:table-cell office:value-type="string">
            <text:p>General CSS</text:p>
          </table:table-cell>
          <table:table-cell table:number-columns-repeated="1022"/>
        </table:table-row>
        <table:table-row table:style-name="ro1">
          <table:table-cell office:value-type="string">
            <text:p>Calvaire</text:p>
          </table:table-cell>
          <table:table-cell office:value-type="string">
            <text:p>Calvary</text:p>
          </table:table-cell>
          <table:table-cell table:number-columns-repeated="1022"/>
        </table:table-row>
        <table:table-row table:style-name="ro1">
          <table:table-cell office:value-type="string">
            <text:p>Capricieux</text:p>
          </table:table-cell>
          <table:table-cell office:value-type="string">
            <text:p>Whimsical</text:p>
          </table:table-cell>
          <table:table-cell table:number-columns-repeated="1022"/>
        </table:table-row>
        <table:table-row table:style-name="ro1">
          <table:table-cell office:value-type="string">
            <text:p>Carath</text:p>
          </table:table-cell>
          <table:table-cell office:value-type="string">
            <text:p>Carath</text:p>
          </table:table-cell>
          <table:table-cell table:number-columns-repeated="1022"/>
        </table:table-row>
        <table:table-row table:style-name="ro2">
          <table:table-cell office:value-type="string">
            <text:p>Ce générateur permet de créer un personnage pour "Les Ombres d'Esteren", directement en ligne !</text:p>
          </table:table-cell>
          <table:table-cell office:value-type="string">
            <text:p>With this generator, you can directly create a Character for "Shadows of Esteren" online!</text:p>
          </table:table-cell>
          <table:table-cell table:number-columns-repeated="1022"/>
        </table:table-row>
        <table:table-row table:style-name="ro4">
          <table:table-cell office:value-type="string">
            <text:p>Ces hommes et ces femmes font partie de la noblesse et appartiennent le plus souvent à un ordre de chevalerie comme les Hilderins ou les Ronces.&lt;br /&gt;Certains sont des chevaliers errants, derniers héritiers d'une famille noble ; d'autres, les vassaux d'un puissant seigneur.</text:p>
          </table:table-cell>
          <table:table-cell office:value-type="string">
            <text:p>These men and women are part of the nobility and most often belong to a chivalric order such as the Hilderins or the Brambles.&lt;br /&gt;Some are knights-errant, last heirs of a noble family; others are the vassals of a powerful lord.</text:p>
          </table:table-cell>
          <table:table-cell table:number-columns-repeated="1022"/>
        </table:table-row>
        <table:table-row table:style-name="ro1">
          <table:table-cell office:value-type="string">
            <text:p>Cette Voie traduit la pugnacité, l'énergie qui pousse à agir, la rage de vivre.</text:p>
          </table:table-cell>
          <table:table-cell office:value-type="string">
            <text:p>This Way reflects pugnacity, the drive that leads to action, and the passion of living.</text:p>
          </table:table-cell>
          <table:table-cell table:number-columns-repeated="1022"/>
        </table:table-row>
        <table:table-row table:style-name="ro1">
          <table:table-cell office:value-type="string">
            <text:p>Champs manquants</text:p>
          </table:table-cell>
          <table:table-cell office:value-type="string">
            <text:p>Missing fields</text:p>
          </table:table-cell>
          <table:table-cell table:number-columns-repeated="1022"/>
        </table:table-row>
        <table:table-row table:style-name="ro1">
          <table:table-cell office:value-type="string">
            <text:p>Chanceux</text:p>
          </table:table-cell>
          <table:table-cell office:value-type="string">
            <text:p>Lucky</text:p>
          </table:table-cell>
          <table:table-cell table:number-columns-repeated="1022"/>
        </table:table-row>
        <table:table-row table:style-name="ro4">
          <table:table-cell office:value-type="string">
            <text:p>Changement de la sauvegarde du nom du personnage : le dossier créé contient désormais un simple hash md5 du nom du personnage. Cela permettra à terme d'éviter les problèmes d'encodage d'url, notamment pour les caractères spéciaux (apostrophes, guillemets...)</text:p>
          </table:table-cell>
          <table:table-cell office:value-type="string">
            <text:p>Change in the way the Character's name is saved: the created folder now includes a simple md5 hash from the name of the Character. This will avoid further encoding problems, which were mainly related to special characters (apostrophes, quotation marks...)</text:p>
          </table:table-cell>
          <table:table-cell table:number-columns-repeated="1022"/>
        </table:table-row>
        <table:table-row table:style-name="ro1">
          <table:table-cell office:value-type="string">
            <text:p>Changer la langue</text:p>
          </table:table-cell>
          <table:table-cell office:value-type="string">
            <text:p>Change language</text:p>
          </table:table-cell>
          <table:table-cell table:number-columns-repeated="1022"/>
        </table:table-row>
        <table:table-row table:style-name="ro1">
          <table:table-cell office:value-type="string">
            <text:p>Charismatique</text:p>
          </table:table-cell>
          <table:table-cell office:value-type="string">
            <text:p>Charismatic</text:p>
          </table:table-cell>
          <table:table-cell table:number-columns-repeated="1022"/>
        </table:table-row>
        <table:table-row table:style-name="ro1">
          <table:table-cell office:value-type="string">
            <text:p>Chasseur</text:p>
          </table:table-cell>
          <table:table-cell office:value-type="string">
            <text:p>Hunter</text:p>
          </table:table-cell>
          <table:table-cell table:number-columns-repeated="1022"/>
        </table:table-row>
        <table:table-row table:style-name="ro1">
          <table:table-cell office:value-type="string">
            <text:p>Chevalier</text:p>
          </table:table-cell>
          <table:table-cell office:value-type="string">
            <text:p>Knight</text:p>
          </table:table-cell>
          <table:table-cell table:number-columns-repeated="1022"/>
        </table:table-row>
        <table:table-row table:style-name="ro1">
          <table:table-cell office:value-type="string">
            <text:p>Choisir ce métier</text:p>
          </table:table-cell>
          <table:table-cell office:value-type="string">
            <text:p>Choose this Profession</text:p>
          </table:table-cell>
          <table:table-cell table:number-columns-repeated="1022"/>
        </table:table-row>
        <table:table-row table:style-name="ro1">
          <table:table-cell office:value-type="string">
            <text:p>Choisissez des domaines primaires et secondaires pour votre personnage</text:p>
          </table:table-cell>
          <table:table-cell office:value-type="string">
            <text:p>Choose a Primary Domain and two Secondary Domains for your Character</text:p>
          </table:table-cell>
          <table:table-cell table:number-columns-repeated="1022"/>
        </table:table-row>
        <table:table-row table:style-name="ro1">
          <table:table-cell office:value-type="string">
            <text:p>Choisissez ici la classe sociale de laquelle est issu votre personnage</text:p>
          </table:table-cell>
          <table:table-cell office:value-type="string">
            <text:p>Choose the social class your Character is from</text:p>
          </table:table-cell>
          <table:table-cell table:number-columns-repeated="1022"/>
        </table:table-row>
        <table:table-row table:style-name="ro1">
          <table:table-cell office:value-type="string">
            <text:p>Choisissez une qualité et un défaut</text:p>
          </table:table-cell>
          <table:table-cell office:value-type="string">
            <text:p>Choose a quality and a flaw</text:p>
          </table:table-cell>
          <table:table-cell table:number-columns-repeated="1022"/>
        </table:table-row>
        <table:table-row table:style-name="ro1">
          <table:table-cell office:value-type="string">
            <text:p>Classe objet gérant le personnage</text:p>
          </table:table-cell>
          <table:table-cell office:value-type="string">
            <text:p>Character management class</text:p>
          </table:table-cell>
          <table:table-cell table:number-columns-repeated="1022"/>
        </table:table-row>
        <table:table-row table:style-name="ro1">
          <table:table-cell office:value-type="string">
            <text:p>Classe sociale</text:p>
          </table:table-cell>
          <table:table-cell office:value-type="string">
            <text:p>Social class</text:p>
          </table:table-cell>
          <table:table-cell table:number-columns-repeated="1022"/>
        </table:table-row>
        <table:table-row table:style-name="ro1">
          <table:table-cell table:number-columns-repeated="2" office:value-type="string">
            <text:p>Claymore</text:p>
          </table:table-cell>
          <table:table-cell table:number-columns-repeated="1022"/>
        </table:table-row>
        <table:table-row table:style-name="ro1">
          <table:table-cell office:value-type="string">
            <text:p>Clergé</text:p>
          </table:table-cell>
          <table:table-cell office:value-type="string">
            <text:p>Clergy</text:p>
          </table:table-cell>
          <table:table-cell table:number-columns-repeated="1022"/>
        </table:table-row>
        <table:table-row table:style-name="ro1">
          <table:table-cell office:value-type="string">
            <text:p>Cliquez ici pour générer les revers</text:p>
          </table:table-cell>
          <table:table-cell office:value-type="string">
            <text:p>Click here to generate your Setbacks</text:p>
          </table:table-cell>
          <table:table-cell table:number-columns-repeated="1022"/>
        </table:table-row>
        <table:table-row table:style-name="ro1">
          <table:table-cell office:value-type="string">
            <text:p>Combat au Contact</text:p>
          </table:table-cell>
          <table:table-cell office:value-type="string">
            <text:p>Close Combat</text:p>
          </table:table-cell>
          <table:table-cell table:number-columns-repeated="1022"/>
        </table:table-row>
        <table:table-row table:style-name="ro1">
          <table:table-cell office:value-type="string">
            <text:p>Combat au contact</text:p>
          </table:table-cell>
          <table:table-cell office:value-type="string">
            <text:p>Close Combat</text:p>
          </table:table-cell>
          <table:table-cell table:number-columns-repeated="1022"/>
        </table:table-row>
        <table:table-row table:style-name="ro1">
          <table:table-cell office:value-type="string">
            <text:p>Combatif</text:p>
          </table:table-cell>
          <table:table-cell office:value-type="string">
            <text:p>Combative</text:p>
          </table:table-cell>
          <table:table-cell table:number-columns-repeated="1022"/>
        </table:table-row>
        <table:table-row table:style-name="ro1">
          <table:table-cell office:value-type="string">
            <text:p>Combattant</text:p>
          </table:table-cell>
          <table:table-cell office:value-type="string">
            <text:p>Fighter</text:p>
          </table:table-cell>
          <table:table-cell table:number-columns-repeated="1022"/>
        </table:table-row>
        <table:table-row table:style-name="ro1">
          <table:table-cell office:value-type="string">
            <text:p>Commencer la création d'un personnage</text:p>
          </table:table-cell>
          <table:table-cell office:value-type="string">
            <text:p>Start the creation of your Character</text:p>
          </table:table-cell>
          <table:table-cell table:number-columns-repeated="1022"/>
        </table:table-row>
        <table:table-row table:style-name="ro1">
          <table:table-cell office:value-type="string">
            <text:p>Commencer la création d'un personnage &amp;raquo;</text:p>
          </table:table-cell>
          <table:table-cell office:value-type="string">
            <text:p>Begin Character creation &amp;raquo;</text:p>
          </table:table-cell>
          <table:table-cell table:number-columns-repeated="1022"/>
        </table:table-row>
        <table:table-row table:style-name="ro1">
          <table:table-cell office:value-type="string">
            <text:p>Commerçant</text:p>
          </table:table-cell>
          <table:table-cell office:value-type="string">
            <text:p>Merchant</text:p>
          </table:table-cell>
          <table:table-cell table:number-columns-repeated="1022"/>
        </table:table-row>
        <table:table-row table:style-name="ro1">
          <table:table-cell office:value-type="string">
            <text:p>Confusion mentale</text:p>
          </table:table-cell>
          <table:table-cell office:value-type="string">
            <text:p>Mental Confusion</text:p>
          </table:table-cell>
          <table:table-cell table:number-columns-repeated="1022"/>
        </table:table-row>
        <table:table-row table:style-name="ro1">
          <table:table-cell office:value-type="string">
            <text:p>Continuer la création du personnage</text:p>
          </table:table-cell>
          <table:table-cell office:value-type="string">
            <text:p>Continue Character creation</text:p>
          </table:table-cell>
          <table:table-cell table:number-columns-repeated="1022"/>
        </table:table-row>
        <table:table-row table:style-name="ro2">
          <table:table-cell office:value-type="string">
            <text:p>Correction d'un bug sur l'affichage des points de traumatismes. Il en affichait 1 par défaut.</text:p>
          </table:table-cell>
          <table:table-cell office:value-type="string">
            <text:p>Correction of a bug with the display of Trauma points. The program displayed one by default.</text:p>
          </table:table-cell>
          <table:table-cell table:number-columns-repeated="1022"/>
        </table:table-row>
        <table:table-row table:style-name="ro1">
          <table:table-cell office:value-type="string">
            <text:p>Correction de l'affichage de la liste des liens du menu, traduction de ces liens.</text:p>
          </table:table-cell>
          <table:table-cell office:value-type="string">
            <text:p>Corrected the display of the menu's list of links, and translated the links.</text:p>
          </table:table-cell>
          <table:table-cell table:number-columns-repeated="1022"/>
        </table:table-row>
        <table:table-row table:style-name="ro1">
          <table:table-cell office:value-type="string">
            <text:p>Correction des erreurs d'encodage lors de l'exécution des expressions rationnelles.</text:p>
          </table:table-cell>
          <table:table-cell office:value-type="string">
            <text:p>Corrected encoding errors during the execution of regular expressions</text:p>
          </table:table-cell>
          <table:table-cell table:number-columns-repeated="1022"/>
        </table:table-row>
        <table:table-row table:style-name="ro1">
          <table:table-cell office:value-type="string">
            <text:p>Cotte de cuir</text:p>
          </table:table-cell>
          <table:table-cell office:value-type="string">
            <text:p>Leather tunic</text:p>
          </table:table-cell>
          <table:table-cell table:number-columns-repeated="1022"/>
        </table:table-row>
        <table:table-row table:style-name="ro1">
          <table:table-cell office:value-type="string">
            <text:p>Cotte de cuir clouté</text:p>
          </table:table-cell>
          <table:table-cell office:value-type="string">
            <text:p>Studded leather tunic</text:p>
          </table:table-cell>
          <table:table-cell table:number-columns-repeated="1022"/>
        </table:table-row>
        <table:table-row table:style-name="ro1">
          <table:table-cell office:value-type="string">
            <text:p>Cotte de mailles</text:p>
          </table:table-cell>
          <table:table-cell office:value-type="string">
            <text:p>Chain mail</text:p>
          </table:table-cell>
          <table:table-cell table:number-columns-repeated="1022"/>
        </table:table-row>
        <table:table-row table:style-name="ro1">
          <table:table-cell office:value-type="string">
            <text:p>Courageux</text:p>
          </table:table-cell>
          <table:table-cell office:value-type="string">
            <text:p>Brave</text:p>
          </table:table-cell>
          <table:table-cell table:number-columns-repeated="1022"/>
        </table:table-row>
        <table:table-row table:style-name="ro1">
          <table:table-cell office:value-type="string">
            <text:p>Coût</text:p>
          </table:table-cell>
          <table:table-cell office:value-type="string">
            <text:p>Cost</text:p>
          </table:table-cell>
          <table:table-cell table:number-columns-repeated="1022"/>
        </table:table-row>
        <table:table-row table:style-name="ro1">
          <table:table-cell office:value-type="string">
            <text:p>Cuirasse continentale</text:p>
          </table:table-cell>
          <table:table-cell office:value-type="string">
            <text:p>Continental lamellar cuirass</text:p>
          </table:table-cell>
          <table:table-cell table:number-columns-repeated="1022"/>
        </table:table-row>
        <table:table-row table:style-name="ro1">
          <table:table-cell office:value-type="string">
            <text:p>Cuirasse en roseau</text:p>
          </table:table-cell>
          <table:table-cell office:value-type="string">
            <text:p>Reed cuirass</text:p>
          </table:table-cell>
          <table:table-cell table:number-columns-repeated="1022"/>
        </table:table-row>
        <table:table-row table:style-name="ro5">
          <table:table-cell office:value-type="string">
            <text:p>D'origine inconnue, le peuple Tarish forme une minorité nomade qui parcourt depuis des décennies les terres de la péninsule. Il est aussi appelé "peuple de l'ouest" car la légende veut qu'il soit arrivé par l'Océan Furieux. Les Tarishs se distinguent des Tri-Kazeliens par des pommettes hautes, le nez plutôt aquilin et les yeux souvent clairs. Beaucoup d'entre eux deviennent des saltimbanques, des mystiques ou des artisans. La culture Tarish, même si elle est diluée aujourd'hui, conserve encore une base importante : c'est un peuple nomade habitué aux longs périples et leur langue n'a pas disparu, bien qu'aucun étranger ne l'ait jamais apprise.</text:p>
          </table:table-cell>
          <table:table-cell office:value-type="string">
            <text:p>Of unknown origin, the Tarish people form a nomadic minority that has been traveling around the lands of the peninsula for decades. They are also called “people from the west”, for they came over by crossing the Furious Ocean, according to legend.&lt;br /&gt;Tarishes can be differentiated from the Tri-Kazelians by their high cheekbones, their rather aquiline nose, and their often pale eyes. Many of them become entertainers, mystics, or craftsmen.&lt;br /&gt;The Tarish culture, although diluted today, still rests on an important base: they are a nomadic people used to long journeys and their language did not disappear, although no stranger has ever learned it.</text:p>
          </table:table-cell>
          <table:table-cell table:number-columns-repeated="1022"/>
        </table:table-row>
        <table:table-row table:style-name="ro5">
          <table:table-cell office:value-type="string">
            <text:p>D'origine inconnue, le peuple Tarish forme une minorité nomade qui parcourt depuis des décennies les terres de la péninsule. Il est aussi appelé "peuple de l'ouest" car la légende veut qu'il soit arrivé par l'Océan Furieux. Les Tarishs se distinguent des Tri-Kazeliens par des pommettes hautes, le nez plutôt aquilin et les yeux souvent clairs. Beaucoup d'entre eux deviennent des saltimbanques, des mystiques ou des artisans.&lt;br /&gt;La culture Tarish, même si elle est diluée aujourd'hui, conserve encore une base importante : c'est un peuple nomade habitué aux longs périples et leur langue n'a pas disparu, bien qu'aucun étranger ne l'ait jamais apprise.</text:p>
          </table:table-cell>
          <table:table-cell office:value-type="string">
            <text:p>Of unknown origin, the Tarish people form a nomadic minority that has been traveling around the lands of the peninsula for decades. They are also called “people from the west”, for they came over by crossing the Furious Ocean, according to legend. Tarishes can be differentiated from the Tri-Kazelians by their high cheekbones, their rather aquiline nose, and their often pale eyes. Many of them become entertainers, mystics, or craftsmen. The Tarish culture, although diluted today, still rests on an important base: they are a nomadic people used to long journeys and their language did not disappear, although no stranger has ever learned it.</text:p>
          </table:table-cell>
          <table:table-cell table:number-columns-repeated="1022"/>
        </table:table-row>
        <table:table-row table:style-name="ro1">
          <table:table-cell office:value-type="string">
            <text:p>Dague,poignard,couteau</text:p>
          </table:table-cell>
          <table:table-cell office:value-type="string">
            <text:p>Dagger, dirk, knife</text:p>
          </table:table-cell>
          <table:table-cell table:number-columns-repeated="1022"/>
        </table:table-row>
        <table:table-row table:style-name="ro1">
          <table:table-cell office:value-type="string">
            <text:p>Demorthèn</text:p>
          </table:table-cell>
          <table:table-cell office:value-type="string">
            <text:p>Demorthèn</text:p>
          </table:table-cell>
          <table:table-cell table:number-columns-repeated="1022"/>
        </table:table-row>
        <table:table-row table:style-name="ro1">
          <table:table-cell office:value-type="string">
            <text:p>Dernière mise à jour</text:p>
          </table:table-cell>
          <table:table-cell office:value-type="string">
            <text:p>Last update</text:p>
          </table:table-cell>
          <table:table-cell table:number-columns-repeated="1022"/>
        </table:table-row>
        <table:table-row table:style-name="ro1">
          <table:table-cell office:value-type="string">
            <text:p>Dernières mises à jour</text:p>
          </table:table-cell>
          <table:table-cell office:value-type="string">
            <text:p>Last corrections</text:p>
          </table:table-cell>
          <table:table-cell table:number-columns-repeated="1022"/>
        </table:table-row>
        <table:table-row table:style-name="ro1">
          <table:table-cell table:number-columns-repeated="2" office:value-type="string">
            <text:p>Description</text:p>
          </table:table-cell>
          <table:table-cell table:number-columns-repeated="1022"/>
        </table:table-row>
        <table:table-row table:style-name="ro1">
          <table:table-cell office:value-type="string">
            <text:p>Description et histoire</text:p>
          </table:table-cell>
          <table:table-cell office:value-type="string">
            <text:p>Description and Story</text:p>
          </table:table-cell>
          <table:table-cell table:number-columns-repeated="1022"/>
        </table:table-row>
        <table:table-row table:style-name="ro1">
          <table:table-cell table:number-columns-repeated="2" office:value-type="string">
            <text:p>Design</text:p>
          </table:table-cell>
          <table:table-cell table:number-columns-repeated="1022"/>
        </table:table-row>
        <table:table-row table:style-name="ro2">
          <table:table-cell office:value-type="string">
            <text:p>Deux mots d'ordre : Lisez les instructions, et surtout &lt;strong&gt;immergez-vous dans les Ombres...&lt;/strong&gt;</text:p>
          </table:table-cell>
          <table:table-cell office:value-type="string">
            <text:p>Two important things: Read the instructions, and above all, &lt;strong&gt;immerse yourself in the Shadows...&lt;/strong&gt;</text:p>
          </table:table-cell>
          <table:table-cell table:number-columns-repeated="1022"/>
        </table:table-row>
        <table:table-row table:style-name="ro2">
          <table:table-cell office:value-type="string">
            <text:p>Deux mots d'ordre : Lisez les instructions, et surtout immergez-vous dans les Ombres...</text:p>
          </table:table-cell>
          <table:table-cell office:value-type="string">
            <text:p>Two important things: Read the instructions, and above all, &lt;strong&gt;immerse yourself in the Shadows&lt;/strong&gt;...</text:p>
          </table:table-cell>
          <table:table-cell table:number-columns-repeated="1022"/>
        </table:table-row>
        <table:table-row table:style-name="ro1">
          <table:table-cell table:number-columns-repeated="2" office:value-type="string">
            <text:p>Disciplines</text:p>
          </table:table-cell>
          <table:table-cell table:number-columns-repeated="1022"/>
        </table:table-row>
        <table:table-row table:style-name="ro1">
          <table:table-cell office:value-type="string">
            <text:p>Discrétion</text:p>
          </table:table-cell>
          <table:table-cell office:value-type="string">
            <text:p>Stealth</text:p>
          </table:table-cell>
          <table:table-cell table:number-columns-repeated="1022"/>
        </table:table-row>
        <table:table-row table:style-name="ro1">
          <table:table-cell office:value-type="string">
            <text:p>Distrait</text:p>
          </table:table-cell>
          <table:table-cell office:value-type="string">
            <text:p>Absent-minded</text:p>
          </table:table-cell>
          <table:table-cell table:number-columns-repeated="1022"/>
        </table:table-row>
        <table:table-row table:style-name="ro1">
          <table:table-cell office:value-type="string">
            <text:p>Domaine primaire</text:p>
          </table:table-cell>
          <table:table-cell office:value-type="string">
            <text:p>Primary Domain</text:p>
          </table:table-cell>
          <table:table-cell table:number-columns-repeated="1022"/>
        </table:table-row>
        <table:table-row table:style-name="ro1">
          <table:table-cell office:value-type="string">
            <text:p>Domaine(s) secondaire(s)</text:p>
          </table:table-cell>
          <table:table-cell office:value-type="string">
            <text:p>Secondary Domain(s)</text:p>
          </table:table-cell>
          <table:table-cell table:number-columns-repeated="1022"/>
        </table:table-row>
        <table:table-row table:style-name="ro1">
          <table:table-cell office:value-type="string">
            <text:p>Domaines primaires et secondaires</text:p>
          </table:table-cell>
          <table:table-cell office:value-type="string">
            <text:p>Primary and Secondary Domains</text:p>
          </table:table-cell>
          <table:table-cell table:number-columns-repeated="1022"/>
        </table:table-row>
        <table:table-row table:style-name="ro1">
          <table:table-cell office:value-type="string">
            <text:p>Douillet</text:p>
          </table:table-cell>
          <table:table-cell office:value-type="string">
            <text:p>Feeble</text:p>
          </table:table-cell>
          <table:table-cell table:number-columns-repeated="1022"/>
        </table:table-row>
        <table:table-row table:style-name="ro1">
          <table:table-cell office:value-type="string">
            <text:p>Doute</text:p>
          </table:table-cell>
          <table:table-cell office:value-type="string">
            <text:p>Doubting</text:p>
          </table:table-cell>
          <table:table-cell table:number-columns-repeated="1022"/>
        </table:table-row>
        <table:table-row table:style-name="ro1">
          <table:table-cell office:value-type="string">
            <text:p>Drôle</text:p>
          </table:table-cell>
          <table:table-cell office:value-type="string">
            <text:p>Funny</text:p>
          </table:table-cell>
          <table:table-cell table:number-columns-repeated="1022"/>
        </table:table-row>
        <table:table-row table:style-name="ro1">
          <table:table-cell office:value-type="string">
            <text:p>Duché d'Osta-Baille</text:p>
          </table:table-cell>
          <table:table-cell office:value-type="string">
            <text:p>Dukedom of Osta-Baille</text:p>
          </table:table-cell>
          <table:table-cell table:number-columns-repeated="1022"/>
        </table:table-row>
        <table:table-row table:style-name="ro1">
          <table:table-cell office:value-type="string">
            <text:p>Duché de Dùlan</text:p>
          </table:table-cell>
          <table:table-cell office:value-type="string">
            <text:p>Dukedom of Dùlan</text:p>
          </table:table-cell>
          <table:table-cell table:number-columns-repeated="1022"/>
        </table:table-row>
        <table:table-row table:style-name="ro1">
          <table:table-cell office:value-type="string">
            <text:p>Duché de Gorm</text:p>
          </table:table-cell>
          <table:table-cell office:value-type="string">
            <text:p>Dukedom of Gorm</text:p>
          </table:table-cell>
          <table:table-cell table:number-columns-repeated="1022"/>
        </table:table-row>
        <table:table-row table:style-name="ro1">
          <table:table-cell office:value-type="string">
            <text:p>Duché de Kel Loar</text:p>
          </table:table-cell>
          <table:table-cell office:value-type="string">
            <text:p>Dukedom of Kel Loar</text:p>
          </table:table-cell>
          <table:table-cell table:number-columns-repeated="1022"/>
        </table:table-row>
        <table:table-row table:style-name="ro1">
          <table:table-cell office:value-type="string">
            <text:p>Duché de Salann Tir</text:p>
          </table:table-cell>
          <table:table-cell office:value-type="string">
            <text:p>Dukedom of Salann Tir</text:p>
          </table:table-cell>
          <table:table-cell table:number-columns-repeated="1022"/>
        </table:table-row>
        <table:table-row table:style-name="ro1">
          <table:table-cell office:value-type="string">
            <text:p>Duché de Seòl</text:p>
          </table:table-cell>
          <table:table-cell office:value-type="string">
            <text:p>Dukedom of Seòl</text:p>
          </table:table-cell>
          <table:table-cell table:number-columns-repeated="1022"/>
        </table:table-row>
        <table:table-row table:style-name="ro1">
          <table:table-cell office:value-type="string">
            <text:p>Duché de Tuaille</text:p>
          </table:table-cell>
          <table:table-cell office:value-type="string">
            <text:p>Dukedom of Tuaille</text:p>
          </table:table-cell>
          <table:table-cell table:number-columns-repeated="1022"/>
        </table:table-row>
        <table:table-row table:style-name="ro1">
          <table:table-cell office:value-type="string">
            <text:p>Duché de Tulg</text:p>
          </table:table-cell>
          <table:table-cell office:value-type="string">
            <text:p>Dukedom of Tulg</text:p>
          </table:table-cell>
          <table:table-cell table:number-columns-repeated="1022"/>
        </table:table-row>
        <table:table-row table:style-name="ro1">
          <table:table-cell office:value-type="string">
            <text:p>Dynamique</text:p>
          </table:table-cell>
          <table:table-cell office:value-type="string">
            <text:p>Dynamic</text:p>
          </table:table-cell>
          <table:table-cell table:number-columns-repeated="1022"/>
        </table:table-row>
        <table:table-row table:style-name="ro1">
          <table:table-cell office:value-type="string">
            <text:p>Débrouillard</text:p>
          </table:table-cell>
          <table:table-cell office:value-type="string">
            <text:p>Resourceful</text:p>
          </table:table-cell>
          <table:table-cell table:number-columns-repeated="1022"/>
        </table:table-row>
        <table:table-row table:style-name="ro1">
          <table:table-cell office:value-type="string">
            <text:p>Défauts</text:p>
          </table:table-cell>
          <table:table-cell office:value-type="string">
            <text:p>Flaws</text:p>
          </table:table-cell>
          <table:table-cell table:number-columns-repeated="1022"/>
        </table:table-row>
        <table:table-row table:style-name="ro1">
          <table:table-cell office:value-type="string">
            <text:p>Dépendance</text:p>
          </table:table-cell>
          <table:table-cell office:value-type="string">
            <text:p>Addiction</text:p>
          </table:table-cell>
          <table:table-cell table:number-columns-repeated="1022"/>
        </table:table-row>
        <table:table-row table:style-name="ro1">
          <table:table-cell office:value-type="string">
            <text:p>Désavantages</text:p>
          </table:table-cell>
          <table:table-cell office:value-type="string">
            <text:p>Disadvantages</text:p>
          </table:table-cell>
          <table:table-cell table:number-columns-repeated="1022"/>
        </table:table-row>
        <table:table-row table:style-name="ro4">
          <table:table-cell office:value-type="string">
            <text:p>En Tri-Kazel, on les nomme souvent par le terme dédaigneux de "Daedemorthys".&lt;br /&gt;Malgré cette mauvaise réputation, leur science a pour but général l'amélioration des conditions de vie de l'humanité.&lt;br /&gt;Un magientiste diplômé est un scientör, alors qu'un élève en cours de formation est un inceptus.</text:p>
          </table:table-cell>
          <table:table-cell office:value-type="string">
            <text:p>In Tri-Kazel, they are often named with the derogatory word "Daedemorthys". In spite of such a bad reputation, the general goal of their science is to improve mankind's living conditions.&lt;br /&gt;A qualified Magientist is a Scientör, while a pupil in training is an Inceptus.</text:p>
          </table:table-cell>
          <table:table-cell table:number-columns-repeated="1022"/>
        </table:table-row>
        <table:table-row table:style-name="ro1">
          <table:table-cell office:value-type="string">
            <text:p>Endurant</text:p>
          </table:table-cell>
          <table:table-cell office:value-type="string">
            <text:p>Sturdy</text:p>
          </table:table-cell>
          <table:table-cell table:number-columns-repeated="1022"/>
        </table:table-row>
        <table:table-row table:style-name="ro1">
          <table:table-cell office:value-type="string">
            <text:p>Ennemi</text:p>
          </table:table-cell>
          <table:table-cell office:value-type="string">
            <text:p>Enemy</text:p>
          </table:table-cell>
          <table:table-cell table:number-columns-repeated="1022"/>
        </table:table-row>
        <table:table-row table:style-name="ro1">
          <table:table-cell office:value-type="string">
            <text:p>Entrez ici le nom de votre personnage</text:p>
          </table:table-cell>
          <table:table-cell office:value-type="string">
            <text:p>Write your Character's name here</text:p>
          </table:table-cell>
          <table:table-cell table:number-columns-repeated="1022"/>
        </table:table-row>
        <table:table-row table:style-name="ro1">
          <table:table-cell office:value-type="string">
            <text:p>Entrez ici le nom du joueur</text:p>
          </table:table-cell>
          <table:table-cell office:value-type="string">
            <text:p>Write the Player's name here</text:p>
          </table:table-cell>
          <table:table-cell table:number-columns-repeated="1022"/>
        </table:table-row>
        <table:table-row table:style-name="ro1">
          <table:table-cell office:value-type="string">
            <text:p>Epée longue droite Osag</text:p>
          </table:table-cell>
          <table:table-cell office:value-type="string">
            <text:p>Straight-bladed Osag longsword</text:p>
          </table:table-cell>
          <table:table-cell table:number-columns-repeated="1022"/>
        </table:table-row>
        <table:table-row table:style-name="ro1">
          <table:table-cell office:value-type="string">
            <text:p>Espion</text:p>
          </table:table-cell>
          <table:table-cell office:value-type="string">
            <text:p>Spy</text:p>
          </table:table-cell>
          <table:table-cell table:number-columns-repeated="1022"/>
        </table:table-row>
        <table:table-row table:style-name="ro1">
          <table:table-cell office:value-type="string">
            <text:p>Esprit faible</text:p>
          </table:table-cell>
          <table:table-cell office:value-type="string">
            <text:p>Weak Mind</text:p>
          </table:table-cell>
          <table:table-cell table:number-columns-repeated="1022"/>
        </table:table-row>
        <table:table-row table:style-name="ro1">
          <table:table-cell office:value-type="string">
            <text:p>Esprit solide</text:p>
          </table:table-cell>
          <table:table-cell office:value-type="string">
            <text:p>Strong Mind</text:p>
          </table:table-cell>
          <table:table-cell table:number-columns-repeated="1022"/>
        </table:table-row>
        <table:table-row table:style-name="ro1">
          <table:table-cell office:value-type="string">
            <text:p>Exaltation</text:p>
          </table:table-cell>
          <table:table-cell office:value-type="string">
            <text:p>Elation</text:p>
          </table:table-cell>
          <table:table-cell table:number-columns-repeated="1022"/>
        </table:table-row>
        <table:table-row table:style-name="ro1">
          <table:table-cell office:value-type="string">
            <text:p>Excentrique</text:p>
          </table:table-cell>
          <table:table-cell office:value-type="string">
            <text:p>Eccentric</text:p>
          </table:table-cell>
          <table:table-cell table:number-columns-repeated="1022"/>
        </table:table-row>
        <table:table-row table:style-name="ro1">
          <table:table-cell office:value-type="string">
            <text:p>Explorateur</text:p>
          </table:table-cell>
          <table:table-cell office:value-type="string">
            <text:p>Explorer</text:p>
          </table:table-cell>
          <table:table-cell table:number-columns-repeated="1022"/>
        </table:table-row>
        <table:table-row table:style-name="ro1">
          <table:table-cell office:value-type="string">
            <text:p>Expérience</text:p>
          </table:table-cell>
          <table:table-cell office:value-type="string">
            <text:p>Experience</text:p>
          </table:table-cell>
          <table:table-cell table:number-columns-repeated="1022"/>
        </table:table-row>
        <table:table-row table:style-name="ro1">
          <table:table-cell office:value-type="string">
            <text:p>Extrême-Est de Tri-Kazel</text:p>
          </table:table-cell>
          <table:table-cell office:value-type="string">
            <text:p>Far East of Tri-Kazel</text:p>
          </table:table-cell>
          <table:table-cell table:number-columns-repeated="1022"/>
        </table:table-row>
        <table:table-row table:style-name="ro1">
          <table:table-cell office:value-type="string">
            <text:p>Faible</text:p>
          </table:table-cell>
          <table:table-cell office:value-type="string">
            <text:p>Weak</text:p>
          </table:table-cell>
          <table:table-cell table:number-columns-repeated="1022"/>
        </table:table-row>
        <table:table-row table:style-name="ro1">
          <table:table-cell office:value-type="string">
            <text:p>Fanatique</text:p>
          </table:table-cell>
          <table:table-cell office:value-type="string">
            <text:p>Fanatic</text:p>
          </table:table-cell>
          <table:table-cell table:number-columns-repeated="1022"/>
        </table:table-row>
        <table:table-row table:style-name="ro1">
          <table:table-cell office:value-type="string">
            <text:p>Femme</text:p>
          </table:table-cell>
          <table:table-cell office:value-type="string">
            <text:p>Female</text:p>
          </table:table-cell>
          <table:table-cell table:number-columns-repeated="1022"/>
        </table:table-row>
        <table:table-row table:style-name="ro1">
          <table:table-cell office:value-type="string">
            <text:p>Fermer</text:p>
          </table:table-cell>
          <table:table-cell office:value-type="string">
            <text:p>Close</text:p>
          </table:table-cell>
          <table:table-cell table:number-columns-repeated="1022"/>
        </table:table-row>
        <table:table-row table:style-name="ro1">
          <table:table-cell office:value-type="string">
            <text:p>Fier</text:p>
          </table:table-cell>
          <table:table-cell office:value-type="string">
            <text:p>Prideful</text:p>
          </table:table-cell>
          <table:table-cell table:number-columns-repeated="1022"/>
        </table:table-row>
        <table:table-row table:style-name="ro1">
          <table:table-cell office:value-type="string">
            <text:p>Finalisation du personnage</text:p>
          </table:table-cell>
          <table:table-cell office:value-type="string">
            <text:p>Character sheet</text:p>
          </table:table-cell>
          <table:table-cell table:number-columns-repeated="1022"/>
        </table:table-row>
        <table:table-row table:style-name="ro1">
          <table:table-cell office:value-type="string">
            <text:p>Fonction de traduction</text:p>
          </table:table-cell>
          <table:table-cell office:value-type="string">
            <text:p>Translation function</text:p>
          </table:table-cell>
          <table:table-cell table:number-columns-repeated="1022"/>
        </table:table-row>
        <table:table-row table:style-name="ro1">
          <table:table-cell office:value-type="string">
            <text:p>Fonctionnalité</text:p>
          </table:table-cell>
          <table:table-cell office:value-type="string">
            <text:p>Feature</text:p>
          </table:table-cell>
          <table:table-cell table:number-columns-repeated="1022"/>
        </table:table-row>
        <table:table-row table:style-name="ro1">
          <table:table-cell office:value-type="string">
            <text:p>Formulaire</text:p>
          </table:table-cell>
          <table:table-cell office:value-type="string">
            <text:p>Form</text:p>
          </table:table-cell>
          <table:table-cell table:number-columns-repeated="1022"/>
        </table:table-row>
        <table:table-row table:style-name="ro1">
          <table:table-cell office:value-type="string">
            <text:p>Fort</text:p>
          </table:table-cell>
          <table:table-cell office:value-type="string">
            <text:p>Strong</text:p>
          </table:table-cell>
          <table:table-cell table:number-columns-repeated="1022"/>
        </table:table-row>
        <table:table-row table:style-name="ro1">
          <table:table-cell office:value-type="string">
            <text:p>Forêt des Murmures</text:p>
          </table:table-cell>
          <table:table-cell office:value-type="string">
            <text:p>Forest of Whispers</text:p>
          </table:table-cell>
          <table:table-cell table:number-columns-repeated="1022"/>
        </table:table-row>
        <table:table-row table:style-name="ro1">
          <table:table-cell table:number-columns-repeated="2" office:value-type="string">
            <text:p>Fragile</text:p>
          </table:table-cell>
          <table:table-cell table:number-columns-repeated="1022"/>
        </table:table-row>
        <table:table-row table:style-name="ro1">
          <table:table-cell office:value-type="string">
            <text:p>Francisque</text:p>
          </table:table-cell>
          <table:table-cell office:value-type="string">
            <text:p>Francisca</text:p>
          </table:table-cell>
          <table:table-cell table:number-columns-repeated="1022"/>
        </table:table-row>
        <table:table-row table:style-name="ro1">
          <table:table-cell office:value-type="string">
            <text:p>Français</text:p>
          </table:table-cell>
          <table:table-cell office:value-type="string">
            <text:p>French</text:p>
          </table:table-cell>
          <table:table-cell table:number-columns-repeated="1022"/>
        </table:table-row>
        <table:table-row table:style-name="ro1">
          <table:table-cell office:value-type="string">
            <text:p>Fronde</text:p>
          </table:table-cell>
          <table:table-cell office:value-type="string">
            <text:p>Sling</text:p>
          </table:table-cell>
          <table:table-cell table:number-columns-repeated="1022"/>
        </table:table-row>
        <table:table-row table:style-name="ro1">
          <table:table-cell office:value-type="string">
            <text:p>Frénésie</text:p>
          </table:table-cell>
          <table:table-cell office:value-type="string">
            <text:p>Frenzy</text:p>
          </table:table-cell>
          <table:table-cell table:number-columns-repeated="1022"/>
        </table:table-row>
        <table:table-row table:style-name="ro1">
          <table:table-cell office:value-type="string">
            <text:p>Gain</text:p>
          </table:table-cell>
          <table:table-cell office:value-type="string">
            <text:p>Bonus</text:p>
          </table:table-cell>
          <table:table-cell table:number-columns-repeated="1022"/>
        </table:table-row>
        <table:table-row table:style-name="ro1">
          <table:table-cell office:value-type="string">
            <text:p>Gestion des pages affichées par défaut dans le menu.</text:p>
          </table:table-cell>
          <table:table-cell office:value-type="string">
            <text:p>Management of the pages displayed by default on the menu</text:p>
          </table:table-cell>
          <table:table-cell table:number-columns-repeated="1022"/>
        </table:table-row>
        <table:table-row table:style-name="ro1">
          <table:table-cell office:value-type="string">
            <text:p>Glaive continental</text:p>
          </table:table-cell>
          <table:table-cell office:value-type="string">
            <text:p>Continental gladius</text:p>
          </table:table-cell>
          <table:table-cell table:number-columns-repeated="1022"/>
        </table:table-row>
        <table:table-row table:style-name="ro1">
          <table:table-cell office:value-type="string">
            <text:p>Gourdin</text:p>
          </table:table-cell>
          <table:table-cell office:value-type="string">
            <text:p>Club</text:p>
          </table:table-cell>
          <table:table-cell table:number-columns-repeated="1022"/>
        </table:table-row>
        <table:table-row table:style-name="ro6">
          <table:table-cell office:value-type="string">
            <text:p>Généralement, un humain se raccroche à un idéal ou des convictions qui guident sa vie.Certains se tournent vers la religion, d'autres vers des préceptes de chevalerie, d'autres encore suivent un code personnel.</text:p>
          </table:table-cell>
          <table:table-cell office:value-type="string">
            <text:p>Generally, a human hangs on to an ideal or principles guiding his life. Some turn toward religion, others abide by precepts of chivalry, while others follow a personal code.</text:p>
          </table:table-cell>
          <table:table-cell table:number-columns-repeated="1022"/>
        </table:table-row>
        <table:table-row table:style-name="ro1">
          <table:table-cell office:value-type="string">
            <text:p>Générateur d'urls</text:p>
          </table:table-cell>
          <table:table-cell office:value-type="string">
            <text:p>URL generator</text:p>
          </table:table-cell>
          <table:table-cell table:number-columns-repeated="1022"/>
        </table:table-row>
        <table:table-row table:style-name="ro1">
          <table:table-cell office:value-type="string">
            <text:p>Générer un personnage</text:p>
          </table:table-cell>
          <table:table-cell office:value-type="string">
            <text:p>Create a Character</text:p>
          </table:table-cell>
          <table:table-cell table:number-columns-repeated="1022"/>
        </table:table-row>
        <table:table-row table:style-name="ro4">
          <table:table-cell office:value-type="string">
            <text:p>Habitant généralement dans les grandes villes, les investigateurs proposent leurs services pour mener l'enquête.&lt;br /&gt;Chaque investigateur a son style : certains sont versés dans l'occultisme, d'autres dans la science, la magience ou encore la médecine.&lt;br /&gt;De ce fait, le choix du domaine secondaire est libre.</text:p>
          </table:table-cell>
          <table:table-cell office:value-type="string">
            <text:p>Generally living in great cities, investigators offer their services to lead an inquiry.&lt;br /&gt;Each investigator has her own style: some are skilled in occultism, others in science, Magience, or even medicine.&lt;br /&gt;For that reason, the Secondary Domain can be chosen freely.</text:p>
          </table:table-cell>
          <table:table-cell table:number-columns-repeated="1022"/>
        </table:table-row>
        <table:table-row table:style-name="ro3">
          <table:table-cell office:value-type="string">
            <text:p>Habitués à ne compter que sur eux-mêmes, les Osags forment un peuple rude. Généralement dotés d'une carrure imposante, ils sont les descendants directs des clans traditionnels de la péninsule. La civilisation péninsulaire a beaucoup évolué depuis l'avènement des Trois Royaumes, mais certains clans sont restés fidèles aux traditions ancestrales et n'ont pas pris part à ces changements. Repliés sur leur mode de vie clanique, les Osags ne se sont pas métissés avec les autres peuples et ont gardé de nombreuses caractéristiques de leurs ancêtres. Les Osags font de grands guerriers et comptent parmi eux les plus célèbres Demorthèn. Leur langue a elle aussi survécu au passage des siècles. Les mots "feondas", "C'maogh", "Dàmàthair" - pour ne citer qu'eux - viennent tous de ce que les Tri-Kazeliens nomment la langue ancienne, mais qui est toujours utilisée par les Osags.</text:p>
          </table:table-cell>
          <table:table-cell office:value-type="string">
            <text:p>Used to relying only on each other, the Osag are a hardened people, with a generally strong build. They are the direct descendants of the peninsula's traditional clans.&lt;br /&gt;The peninsular civilization has evolved a lot since the foundation of the Three Kingdoms, but some clans remained faithful to the ancestral traditions and did not take part in these changes. Retired within their clannish way of life, the Osag did not mingle with the other peoples and have kept many of their ancestors' characteristics.&lt;br /&gt;The Osag make great warriors, and count the most famous Demorthèn among them. Their language has also survived the passing centuries.&lt;br /&gt;The words “Feondas”, “C'maogh”, or “Dàmàthair”, to mention only a few, all come from what Tri-Kazelians call the ancient tongue, but which is still used by the Osag.</text:p>
          </table:table-cell>
          <table:table-cell table:number-columns-repeated="1022"/>
        </table:table-row>
        <table:table-row table:style-name="ro3">
          <table:table-cell office:value-type="string">
            <text:p>Habitués à ne compter que sur eux-mêmes, les Osags forment un peuple rude. Généralement dotés d'une carrure imposante, ils sont les descendants directs des clans traditionnels de la péninsule. La civilisation péninsulaire a beaucoup évolué depuis l'avènement des Trois Royaumes, mais certains clans sont restés fidèles aux traditions ancestrales et n'ont pas pris part à ces changements. Repliés sur leur mode de vie clanique, les Osags ne se sont pas métissés avec les autres peuples et ont gardé de nombreuses caractéristiques de leurs ancêtres. Les Osags font de grands guerriers et comptent parmi eux les plus célèbres Demorthèn.&lt;br /&gt;&lt;br /&gt;Leur langue a elle aussi survécu au passage des siècles. Les mots "feondas", "C'maogh", "Dàmàthair" - pour ne citer qu'eux - viennent tous de ce que les Tri-Kazeliens nomment la langue ancienne, mais qui est toujours utilisée par les Osags.</text:p>
          </table:table-cell>
          <table:table-cell office:value-type="string">
            <text:p>Used to relying only on each other, the Osag are a hardened people, with a generally strong build. They are the direct descendants of the peninsula’s traditional clans. The peninsular civilization has evolved a lot since the foundation of the Three Kingdoms, but some clans remained faithful to the ancestral traditions and did not take part in these changes. Retired within their clannish way of life, the Osag did not mingle with the other peoples and have kept many of their ancestors’ characteristics. The Osag make great warriors, and count the most famous Demorthèn among them. Their language has also survived the passing centuries. The words "Feondas", "C’maogh", or "Dàmàthair", to mention only a few, all come from what Tri-Kazelians call the ancient tongue, but which is still used by the Osag.</text:p>
          </table:table-cell>
          <table:table-cell table:number-columns-repeated="1022"/>
        </table:table-row>
        <table:table-row table:style-name="ro1">
          <table:table-cell office:value-type="string">
            <text:p>Hache de bataille</text:p>
          </table:table-cell>
          <table:table-cell office:value-type="string">
            <text:p>Battleaxe</text:p>
          </table:table-cell>
          <table:table-cell table:number-columns-repeated="1022"/>
        </table:table-row>
        <table:table-row table:style-name="ro1">
          <table:table-cell table:number-columns-repeated="2" office:value-type="string">
            <text:p>Hallucination</text:p>
          </table:table-cell>
          <table:table-cell table:number-columns-repeated="1022"/>
        </table:table-row>
        <table:table-row table:style-name="ro1">
          <table:table-cell office:value-type="string">
            <text:p>Histoire</text:p>
          </table:table-cell>
          <table:table-cell office:value-type="string">
            <text:p>Story</text:p>
          </table:table-cell>
          <table:table-cell table:number-columns-repeated="1022"/>
        </table:table-row>
        <table:table-row table:style-name="ro1">
          <table:table-cell office:value-type="string">
            <text:p>Homme</text:p>
          </table:table-cell>
          <table:table-cell office:value-type="string">
            <text:p>Male</text:p>
          </table:table-cell>
          <table:table-cell table:number-columns-repeated="1022"/>
        </table:table-row>
        <table:table-row table:style-name="ro1">
          <table:table-cell office:value-type="string">
            <text:p>Héraldique</text:p>
          </table:table-cell>
          <table:table-cell office:value-type="string">
            <text:p>Heraldic</text:p>
          </table:table-cell>
          <table:table-cell table:number-columns-repeated="1022"/>
        </table:table-row>
        <table:table-row table:style-name="ro2">
          <table:table-cell office:value-type="string">
            <text:p>Ici vous pouvez proposer à la traduction tous les textes qui n'ont pas encore été traduits en anglais.</text:p>
          </table:table-cell>
          <table:table-cell office:value-type="string">
            <text:p>Here, you can propose a translation for everything that has not been translated into English yet</text:p>
          </table:table-cell>
          <table:table-cell table:number-columns-repeated="1022"/>
        </table:table-row>
        <table:table-row table:style-name="ro7">
          <table:table-cell office:value-type="string">
            <text:p>Il est des endroits où le demorthèn local n'est pas le meilleur guérisseur.&lt;br /&gt;De nouvelles techniques tout-à-fait efficaces proviennent désormais des universités des grandes villes.&lt;br /&gt;Certains médecins, les aliénistes, s'attachent à soigner les troubles psychiques en se référant aux travaux du professeur continental Ernst Zigger.&lt;br /&gt;D'autres, comme les apothicaires, sont spécialisés dans l'herboristerie.</text:p>
          </table:table-cell>
          <table:table-cell office:value-type="string">
            <text:p>There are places where the local Demorthèn is not the best healer.&lt;br /&gt;New techniques of proven effectiveness now come from the universities of the great cities.&lt;br /&gt;Some physicians, the alienists, apply themselves to curing psychical troubles, referring themselves to the work of Continental professor Ernst Zigger.&lt;br /&gt;Others, such as apothecaries, are specialized in herbalism.</text:p>
          </table:table-cell>
          <table:table-cell table:number-columns-repeated="1022"/>
        </table:table-row>
        <table:table-row table:style-name="ro4">
          <table:table-cell office:value-type="string">
            <text:p>Il nourrit la communauté du produit de ses longues expéditions, qui durent parfois plusieurs jours.&lt;br /&gt;L'expansion des villes a vu l'apparition de chasseurs d'un genre nouveau comme les ratiers.&lt;br /&gt;D'autres, comme les Enfants de Neven, dédient leur existence à la traque des feondas.</text:p>
          </table:table-cell>
          <table:table-cell office:value-type="string">
            <text:p>He feeds the community with what he brings back from his long expeditions, which sometimes last several days.&lt;br /&gt;The expansion of cities saw the appearance of new kinds of hunters, such as ratcatchers.&lt;br /&gt;Others, such as Neven's Children, dedicate their existence to hunting Feondas.</text:p>
          </table:table-cell>
          <table:table-cell table:number-columns-repeated="1022"/>
        </table:table-row>
        <table:table-row table:style-name="ro6">
          <table:table-cell office:value-type="string">
            <text:p>Il peut être soldat ou mercenaire, champion de justice, bagarreur de taverne ou détrousseur des rues sombres, etc.&lt;br /&gt;Les archers peuvent prendre "Tir et Lancer" en domaine primaire, au lieu de "Combat au Contact".</text:p>
          </table:table-cell>
          <table:table-cell office:value-type="string">
            <text:p>She can be a soldier or a mercenary, a champion of justice, a tavern brawler, or a thug lurking in dark alleys, etc.&lt;br /&gt;Archers can take Shooting &amp; Throwing as a Primary Domain.</text:p>
          </table:table-cell>
          <table:table-cell table:number-columns-repeated="1022"/>
        </table:table-row>
        <table:table-row table:style-name="ro1">
          <table:table-cell table:number-columns-repeated="2" office:value-type="string">
            <text:p>Immoral</text:p>
          </table:table-cell>
          <table:table-cell table:number-columns-repeated="1022"/>
        </table:table-row>
        <table:table-row table:style-name="ro1">
          <table:table-cell office:value-type="string">
            <text:p>Imprudent</text:p>
          </table:table-cell>
          <table:table-cell office:value-type="string">
            <text:p>Careless</text:p>
          </table:table-cell>
          <table:table-cell table:number-columns-repeated="1022"/>
        </table:table-row>
        <table:table-row table:style-name="ro1">
          <table:table-cell office:value-type="string">
            <text:p>Impulsif</text:p>
          </table:table-cell>
          <table:table-cell office:value-type="string">
            <text:p>Impulsive</text:p>
          </table:table-cell>
          <table:table-cell table:number-columns-repeated="1022"/>
        </table:table-row>
        <table:table-row table:style-name="ro1">
          <table:table-cell table:number-columns-repeated="2" office:value-type="string">
            <text:p>Inconstant</text:p>
          </table:table-cell>
          <table:table-cell table:number-columns-repeated="1022"/>
        </table:table-row>
        <table:table-row table:style-name="ro1">
          <table:table-cell office:value-type="string">
            <text:p>Inconséquent</text:p>
          </table:table-cell>
          <table:table-cell office:value-type="string">
            <text:p>Unreliable</text:p>
          </table:table-cell>
          <table:table-cell table:number-columns-repeated="1022"/>
        </table:table-row>
        <table:table-row table:style-name="ro1">
          <table:table-cell office:value-type="string">
            <text:p>Indiscipliné</text:p>
          </table:table-cell>
          <table:table-cell office:value-type="string">
            <text:p>Undisciplined</text:p>
          </table:table-cell>
          <table:table-cell table:number-columns-repeated="1022"/>
        </table:table-row>
        <table:table-row table:style-name="ro1">
          <table:table-cell office:value-type="string">
            <text:p>Indépendant</text:p>
          </table:table-cell>
          <table:table-cell office:value-type="string">
            <text:p>Independent</text:p>
          </table:table-cell>
          <table:table-cell table:number-columns-repeated="1022"/>
        </table:table-row>
        <table:table-row table:style-name="ro1">
          <table:table-cell office:value-type="string">
            <text:p>Instinct de survie</text:p>
          </table:table-cell>
          <table:table-cell office:value-type="string">
            <text:p>Survival Instinct</text:p>
          </table:table-cell>
          <table:table-cell table:number-columns-repeated="1022"/>
        </table:table-row>
        <table:table-row table:style-name="ro1">
          <table:table-cell office:value-type="string">
            <text:p>Insérez ici une description de votre personnage</text:p>
          </table:table-cell>
          <table:table-cell office:value-type="string">
            <text:p>Write a description for your Character here</text:p>
          </table:table-cell>
          <table:table-cell table:number-columns-repeated="1022"/>
        </table:table-row>
        <table:table-row table:style-name="ro1">
          <table:table-cell office:value-type="string">
            <text:p>Intuitif</text:p>
          </table:table-cell>
          <table:table-cell office:value-type="string">
            <text:p>Intuitive</text:p>
          </table:table-cell>
          <table:table-cell table:number-columns-repeated="1022"/>
        </table:table-row>
        <table:table-row table:style-name="ro1">
          <table:table-cell office:value-type="string">
            <text:p>Inventif</text:p>
          </table:table-cell>
          <table:table-cell office:value-type="string">
            <text:p>Inventive</text:p>
          </table:table-cell>
          <table:table-cell table:number-columns-repeated="1022"/>
        </table:table-row>
        <table:table-row table:style-name="ro1">
          <table:table-cell office:value-type="string">
            <text:p>Investigateur</text:p>
          </table:table-cell>
          <table:table-cell office:value-type="string">
            <text:p>Investigator</text:p>
          </table:table-cell>
          <table:table-cell table:number-columns-repeated="1022"/>
        </table:table-row>
        <table:table-row table:style-name="ro1">
          <table:table-cell office:value-type="string">
            <text:p>Irréfléchi</text:p>
          </table:table-cell>
          <table:table-cell office:value-type="string">
            <text:p>Unthinking</text:p>
          </table:table-cell>
          <table:table-cell table:number-columns-repeated="1022"/>
        </table:table-row>
        <table:table-row table:style-name="ro1">
          <table:table-cell office:value-type="string">
            <text:p>Javascript/jQuery</text:p>
          </table:table-cell>
          <table:table-cell office:value-type="string">
            <text:p>Javascript/jQuery</text:p>
          </table:table-cell>
          <table:table-cell table:number-columns-repeated="1022"/>
        </table:table-row>
        <table:table-row table:style-name="ro1">
          <table:table-cell office:value-type="string">
            <text:p>Javelot</text:p>
          </table:table-cell>
          <table:table-cell office:value-type="string">
            <text:p>Javelin</text:p>
          </table:table-cell>
          <table:table-cell table:number-columns-repeated="1022"/>
        </table:table-row>
        <table:table-row table:style-name="ro1">
          <table:table-cell office:value-type="string">
            <text:p>Joueur professionnel</text:p>
          </table:table-cell>
          <table:table-cell office:value-type="string">
            <text:p>Professional gambler</text:p>
          </table:table-cell>
          <table:table-cell table:number-columns-repeated="1022"/>
        </table:table-row>
        <table:table-row table:style-name="ro1">
          <table:table-cell office:value-type="string">
            <text:p>L'avantage "Mentor" s'applique à ce domaine</text:p>
          </table:table-cell>
          <table:table-cell office:value-type="string">
            <text:p>The advantage "Mentor ally" applies on this domain</text:p>
          </table:table-cell>
          <table:table-cell table:number-columns-repeated="1022"/>
        </table:table-row>
        <table:table-row table:style-name="ro2">
          <table:table-cell office:value-type="string">
            <text:p>La capacité à imaginer, à donner à sa vie un sens original, l'inventivité, la débrouillardise.</text:p>
          </table:table-cell>
          <table:table-cell office:value-type="string">
            <text:p>The ability to imagine, to give an original meaning to one’s life; inventiveness, resourcefulness.</text:p>
          </table:table-cell>
          <table:table-cell table:number-columns-repeated="1022"/>
        </table:table-row>
        <table:table-row table:style-name="ro1">
          <table:table-cell office:value-type="string">
            <text:p>La page d'accueil n'est plus affichée dans le menu par défaut.</text:p>
          </table:table-cell>
          <table:table-cell office:value-type="string">
            <text:p>The main page will not show on the menu by default anymore.</text:p>
          </table:table-cell>
          <table:table-cell table:number-columns-repeated="1022"/>
        </table:table-row>
        <table:table-row table:style-name="ro1">
          <table:table-cell office:value-type="string">
            <text:p>La possibilité de revenir aux étapes précédentes</text:p>
          </table:table-cell>
          <table:table-cell office:value-type="string">
            <text:p>You can now go back to previous steps</text:p>
          </table:table-cell>
          <table:table-cell table:number-columns-repeated="1022"/>
        </table:table-row>
        <table:table-row table:style-name="ro2">
          <table:table-cell office:value-type="string">
            <text:p>La rationnalisation, mais aussi la recherche et la réflexion. Elle traduit la capacité d'apprentissage d'un personnage, sa curiosité, etc.</text:p>
          </table:table-cell>
          <table:table-cell office:value-type="string">
            <text:p>Rationalization, intellect, but also research and reflection. It shows the learning ability of a Character, his/her curiosity, etc.</text:p>
          </table:table-cell>
          <table:table-cell table:number-columns-repeated="1022"/>
        </table:table-row>
        <table:table-row table:style-name="ro2">
          <table:table-cell office:value-type="string">
            <text:p>La somme totale des voies doit être égale à 15, et vous devez avoir au moins une voie avec un score de 1, ou de 5.</text:p>
          </table:table-cell>
          <table:table-cell office:value-type="string">
            <text:p>The total of all your Ways must be 15, and you must have at least one Way with a rating of 1 or 5.</text:p>
          </table:table-cell>
          <table:table-cell table:number-columns-repeated="1022"/>
        </table:table-row>
        <table:table-row table:style-name="ro1">
          <table:table-cell office:value-type="string">
            <text:p>Laid</text:p>
          </table:table-cell>
          <table:table-cell office:value-type="string">
            <text:p>Unattractive</text:p>
          </table:table-cell>
          <table:table-cell table:number-columns-repeated="1022"/>
        </table:table-row>
        <table:table-row table:style-name="ro1">
          <table:table-cell office:value-type="string">
            <text:p>Lance courte, épieu</text:p>
          </table:table-cell>
          <table:table-cell office:value-type="string">
            <text:p>Short spear</text:p>
          </table:table-cell>
          <table:table-cell table:number-columns-repeated="1022"/>
        </table:table-row>
        <table:table-row table:style-name="ro1">
          <table:table-cell office:value-type="string">
            <text:p>Lance longue</text:p>
          </table:table-cell>
          <table:table-cell office:value-type="string">
            <text:p>Long spear</text:p>
          </table:table-cell>
          <table:table-cell table:number-columns-repeated="1022"/>
        </table:table-row>
        <table:table-row table:style-name="ro1">
          <table:table-cell office:value-type="string">
            <text:p>Langue</text:p>
          </table:table-cell>
          <table:table-cell office:value-type="string">
            <text:p>Language</text:p>
          </table:table-cell>
          <table:table-cell table:number-columns-repeated="1022"/>
        </table:table-row>
        <table:table-row table:style-name="ro1">
          <table:table-cell office:value-type="string">
            <text:p>Le PJ ne disposera que du quart de la somme en Daols fournie à la création</text:p>
          </table:table-cell>
          <table:table-cell office:value-type="string">
            <text:p>The PC only gets a quarter of the amount of Daols given at creation</text:p>
          </table:table-cell>
          <table:table-cell table:number-columns-repeated="1022"/>
        </table:table-row>
        <table:table-row table:style-name="ro1">
          <table:table-cell office:value-type="string">
            <text:p>Le gain d'xp avec des désavantages est limité à 80XP</text:p>
          </table:table-cell>
          <table:table-cell office:value-type="string">
            <text:p>You can only earn a maximum of 80 XPs through Disadvantages</text:p>
          </table:table-cell>
          <table:table-cell table:number-columns-repeated="1022"/>
        </table:table-row>
        <table:table-row table:style-name="ro1">
          <table:table-cell office:value-type="string">
            <text:p>Le générateur de personnage pour &amp;laquo;Les Ombres d'Esteren&amp;raquo;</text:p>
          </table:table-cell>
          <table:table-cell office:value-type="string">
            <text:p>Character generator for the role-playing game "Shadows of Esteren"</text:p>
          </table:table-cell>
          <table:table-cell table:number-columns-repeated="1022"/>
        </table:table-row>
        <table:table-row table:style-name="ro1">
          <table:table-cell office:value-type="string">
            <text:p>Le générateur de personnage pour «Les Ombres d'Esteren»</text:p>
          </table:table-cell>
          <table:table-cell office:value-type="string">
            <text:p>Character generator for "Shadows of Esteren"</text:p>
          </table:table-cell>
          <table:table-cell table:number-columns-repeated="1022"/>
        </table:table-row>
        <table:table-row table:style-name="ro6">
          <table:table-cell office:value-type="string">
            <text:p>Le lien qui relie un être humain à son environnement.Par exemple, les Demorthèn se servent de leur Empathie pour communiquer avec la nature.Au niveau relationnel, l'Empathie désigne la faculté de ressentir les émotions d'une autre personne.</text:p>
          </table:table-cell>
          <table:table-cell office:value-type="string">
            <text:p>The bond linking a human being to his/her environment. For example, Demorthèn use their Empathy to communicate with nature. At the relational level, Empathy means the ability to feel the emotions of another person.</text:p>
          </table:table-cell>
          <table:table-cell table:number-columns-repeated="1022"/>
        </table:table-row>
        <table:table-row table:style-name="ro2">
          <table:table-cell office:value-type="string">
            <text:p>Le lieu de résidence géographique n'a pas été défini, merci de vous rendre à l'étape correspondante</text:p>
          </table:table-cell>
          <table:table-cell office:value-type="string">
            <text:p>You did not define your birthplace. Go back to the corresponding step.</text:p>
          </table:table-cell>
          <table:table-cell table:number-columns-repeated="1022"/>
        </table:table-row>
        <table:table-row table:style-name="ro1">
          <table:table-cell office:value-type="string">
            <text:p>Le nom et le sexe du personnage doivent être mentionnés</text:p>
          </table:table-cell>
          <table:table-cell office:value-type="string">
            <text:p>You must choose a name and sex for your Character</text:p>
          </table:table-cell>
          <table:table-cell table:number-columns-repeated="1022"/>
        </table:table-row>
        <table:table-row table:style-name="ro1">
          <table:table-cell office:value-type="string">
            <text:p>Le personnage est passé à côté de la catastrophe !</text:p>
          </table:table-cell>
          <table:table-cell office:value-type="string">
            <text:p>The Character came very close to a disaster!</text:p>
          </table:table-cell>
          <table:table-cell table:number-columns-repeated="1022"/>
        </table:table-row>
        <table:table-row table:style-name="ro6">
          <table:table-cell office:value-type="string">
            <text:p>Le personnage ne possède qu'une mauvaise arme, ou outil, a des dettes d'héritage, de vol... Il n'a plus d'argent, sa famille a été ruinée ou lui-même est ruiné d'une façon ou d'une autre, et aucun évènement ou avantage ne peut y remédier.</text:p>
          </table:table-cell>
          <table:table-cell office:value-type="string">
            <text:p>The Character only owns a weapon or tool of poor quality, because of debts, a robbery, etc. He has no money left: he or his family were reduced to poverty, and no Advantage may change this.</text:p>
          </table:table-cell>
          <table:table-cell table:number-columns-repeated="1022"/>
        </table:table-row>
        <table:table-row table:style-name="ro1">
          <table:table-cell office:value-type="string">
            <text:p>Le personnage s'est fait un ennemi (à la discrétion du MJ)</text:p>
          </table:table-cell>
          <table:table-cell office:value-type="string">
            <text:p>The Character has made an enemy (to be discussed with the GL)</text:p>
          </table:table-cell>
          <table:table-cell table:number-columns-repeated="1022"/>
        </table:table-row>
        <table:table-row table:style-name="ro2">
          <table:table-cell office:value-type="string">
            <text:p>Le personnage sait lire et écrire, et choisit un bonus de +1 au choix : Erudition, Magience, Science ou Occultisme</text:p>
          </table:table-cell>
          <table:table-cell office:value-type="string">
            <text:p>The Character is able to read and write, and gets +1 to rolls in one of the following Domains: Erudition, Magience, Occultism, or Science</text:p>
          </table:table-cell>
          <table:table-cell table:number-columns-repeated="1022"/>
        </table:table-row>
        <table:table-row table:style-name="ro7">
          <table:table-cell office:value-type="string">
            <text:p>Le statut de barde est hautement honorifique et les plus puissants monarques s'entourent de ces artistes qui ont de véritables rôles d'éminence grise.&lt;br /&gt;Artiste, acrobate, musicien, bouffon, le barde peut revêtir différents rôles.&lt;br /&gt;Il peut également être connu sous d'autres noms, comme les poètes aveugles filidh ou les étranges céilli de l'archipel des Tri-Sweszörs.</text:p>
          </table:table-cell>
          <table:table-cell office:value-type="string">
            <text:p>The status of bard is highly honorific, and the most powerful monarchs surround themselves with these artists who truly act as powers behind the throne.&lt;br /&gt;Artist, acrobat, musician, jester; bards can play different parts.&lt;br /&gt;They can also be known under other names, such as the blind Filidhi poets or the strange Céilli of the Tri-Sweszörs archipelago.</text:p>
          </table:table-cell>
          <table:table-cell table:number-columns-repeated="1022"/>
        </table:table-row>
        <table:table-row table:style-name="ro1">
          <table:table-cell office:value-type="string">
            <text:p>Lecture sur les lèvres</text:p>
          </table:table-cell>
          <table:table-cell office:value-type="string">
            <text:p>Lip Reading</text:p>
          </table:table-cell>
          <table:table-cell table:number-columns-repeated="1022"/>
        </table:table-row>
        <table:table-row table:style-name="ro1">
          <table:table-cell office:value-type="string">
            <text:p>Lent</text:p>
          </table:table-cell>
          <table:table-cell office:value-type="string">
            <text:p>Slow</text:p>
          </table:table-cell>
          <table:table-cell table:number-columns-repeated="1022"/>
        </table:table-row>
        <table:table-row table:style-name="ro1">
          <table:table-cell office:value-type="string">
            <text:p>Lent d'esprit</text:p>
          </table:table-cell>
          <table:table-cell office:value-type="string">
            <text:p>Dull-witted</text:p>
          </table:table-cell>
          <table:table-cell table:number-columns-repeated="1022"/>
        </table:table-row>
        <table:table-row table:style-name="ro8">
          <table:table-cell office:value-type="string">
            <text:p>Les Tri-Kazeliens constituent la très grande majorité de la population de la péninsule. La plupart d'entre eux conservent une stature assez robuste héritée des Osags mais peuvent aussi avoir des traits d'autres peuples. Les Tri-Kazeliens sont issus de siècles de mélanges entre toutes les cultures ayant un jour ou l'autre foulé le sol de la péninsule. De par cette origine, le PJ connaît un dialecte local ; il faut donc préciser de quel pays et région il est originaire.</text:p>
          </table:table-cell>
          <table:table-cell office:value-type="string">
            <text:p>Tri-Kazelians constitute a very large majority of the peninsula's population. Most of them still have a robust physique inherited from the Osag, but they may also have features from other peoples. Tri-Kazelians descend from centuries of mixing between all the cultures that have set foot on the peninsula one day or another.&lt;br /&gt;With such an origin, Tri-Kazelian PCs know a local dialect; what country and region they originate from must therefore be defined.</text:p>
          </table:table-cell>
          <table:table-cell table:number-columns-repeated="1022"/>
        </table:table-row>
        <table:table-row table:style-name="ro8">
          <table:table-cell office:value-type="string">
            <text:p>Les Tri-Kazeliens constituent la très grande majorité de la population de la péninsule. La plupart d'entre eux conservent une stature assez robuste héritée des Osags mais peuvent aussi avoir des traits d'autres peuples. Les Tri-Kazeliens sont issus de siècles de mélanges entre toutes les cultures ayant un jour ou l'autre foulé le sol de la péninsule.&lt;br /&gt;&lt;br /&gt;De par cette origine, le PJ connaît un dialecte local ; il faut donc préciser de quel pays et région il est originaire.</text:p>
          </table:table-cell>
          <table:table-cell office:value-type="string">
            <text:p>Tri-Kazelians constitute a very large majority of the peninsula’s population. Most of them still have a robust physique inherited from the Osag, but they may also have features from other peoples. Tri-Kazelians descend from centuries of mixing between all the cultures that have set foot on the peninsula one day or another. With such an origin, Tri-Kazelian PCs know a local dialect; what country and region they originate from must therefore be defined.</text:p>
          </table:table-cell>
          <table:table-cell table:number-columns-repeated="1022"/>
        </table:table-row>
        <table:table-row table:style-name="ro2">
          <table:table-cell office:value-type="string">
            <text:p>Les améliorations des domaines par dépense d'XP n'ont pas été définis, merci de vous rendre à l'étape correspondante.&lt;br /&gt;</text:p>
          </table:table-cell>
          <table:table-cell office:value-type="string">
            <text:p>Domains improved through expenditure of XPs have not been defined. Go back to the corresponding step.&lt;br /&gt;</text:p>
          </table:table-cell>
          <table:table-cell table:number-columns-repeated="1022"/>
        </table:table-row>
        <table:table-row table:style-name="ro2">
          <table:table-cell office:value-type="string">
            <text:p>Les armures ne donnant aucun point de protection ne sont plus affichées (les casques en l'occurrence).</text:p>
          </table:table-cell>
          <table:table-cell office:value-type="string">
            <text:p>Armors providing no Protection points (i.e. helmets) are no longer displayed.</text:p>
          </table:table-cell>
          <table:table-cell table:number-columns-repeated="1022"/>
        </table:table-row>
        <table:table-row table:style-name="ro1">
          <table:table-cell office:value-type="string">
            <text:p>Les avantages coûtent des points d'expérience. Ils sont facultatifs.</text:p>
          </table:table-cell>
          <table:table-cell office:value-type="string">
            <text:p>Advantages cost experience points. They are &lt;strong&gt;optional&lt;/strong&gt;.</text:p>
          </table:table-cell>
          <table:table-cell table:number-columns-repeated="1022"/>
        </table:table-row>
        <table:table-row table:style-name="ro2">
          <table:table-cell office:value-type="string">
            <text:p>Les avantages n'ont pas été définis, merci de vous rendre à l'étape correspondante.</text:p>
          </table:table-cell>
          <table:table-cell office:value-type="string">
            <text:p>The advantages and disadvantages have not been set, please go back to the corresponding step</text:p>
          </table:table-cell>
          <table:table-cell table:number-columns-repeated="1022"/>
        </table:table-row>
        <table:table-row table:style-name="ro2">
          <table:table-cell office:value-type="string">
            <text:p>Les avantages n'ont pas été définis, merci de vous rendre à l'étape correspondante.&lt;br /&gt;</text:p>
          </table:table-cell>
          <table:table-cell office:value-type="string">
            <text:p>You have not chosen your Advantages. Go back to the corresponding step.&lt;br /&gt;</text:p>
          </table:table-cell>
          <table:table-cell table:number-columns-repeated="1022"/>
        </table:table-row>
        <table:table-row table:style-name="ro6">
          <table:table-cell office:value-type="string">
            <text:p>Les avantages ou désavantages soulignés peuvent être sélectionnés une deuxième fois. Vous ne pouvez sélectionner une 2e fois qu'un seul élément, mais vous pouvez doubler un avantage ET un désavantage.</text:p>
          </table:table-cell>
          <table:table-cell office:value-type="string">
            <text:p>&lt;span class="underline"&gt;Underlined&lt;/span&gt; Advantages and Disadvantages can be picked a second time for a superior version. You can only pick one superior Advantage and Disadvantage.</text:p>
          </table:table-cell>
          <table:table-cell table:number-columns-repeated="1022"/>
        </table:table-row>
        <table:table-row table:style-name="ro2">
          <table:table-cell office:value-type="string">
            <text:p>Les bonus supplémentaires aux domaines n'ont pas été définis, merci de vous rendre à l'étape correspondante</text:p>
          </table:table-cell>
          <table:table-cell office:value-type="string">
            <text:p>The additional bonuses to the Domains have not been defined. Go back to the corresponding step.</text:p>
          </table:table-cell>
          <table:table-cell table:number-columns-repeated="1022"/>
        </table:table-row>
        <table:table-row table:style-name="ro5">
          <table:table-cell office:value-type="string">
            <text:p>Les hommes et les femmes du Continent sont souvent plus minces et plus élancés que les natifs de Tri-Kazel. Leur visage aura tendance à être plus fin mais avec des traits parfois taillés à la serpe. Un PJ choisissant ce peuple ne sera pas natif du Continent, mais plutôt le descendant direct d'au moins un parent Continental. Si les origines Continentales du PJ sont davantage diluées, on estime qu'il fait partie du peuple de Tri-Kazel. En fonction du passé de la famille du PJ et de son niveau d'intégration dans la société tri-kazelienne, il pourrait avoir appris leur langue d'origine Continentale ou bien un patois de la péninsule, au choix du PJ.</text:p>
          </table:table-cell>
          <table:table-cell office:value-type="string">
            <text:p>Men and women from the Continent are often slimmer and more slender than natives from Tri-Kazel. Most often, they have delicate faces, but with sometimes very sharp features.&lt;br /&gt;A Character choosing this people will not be a native from the Continent, but rather the direct descendant of at least one Continental parent. If the Continental origins of the Character reach further away, he/she is considered to belong to the people of Tri-Kazel.&lt;br /&gt;According to the past of the PC's family, and how he/she fitted in the Tri-Kazelian society, he/she might have learned their language of Continental origin or a dialect of the peninsula, as the PC wishes.</text:p>
          </table:table-cell>
          <table:table-cell table:number-columns-repeated="1022"/>
        </table:table-row>
        <table:table-row table:style-name="ro5">
          <table:table-cell office:value-type="string">
            <text:p>Les hommes et les femmes du Continent sont souvent plus minces et plus élancés que les natifs de Tri-Kazel. Leur visage aura tendance à être plus fin mais avec des traits parfois taillés à la serpe. Un PJ choisissant ce peuple ne sera pas natif du Continent, mais plutôt le descendant direct d'au moins un parent Continental. Si les origines Continentales du PJ sont davantage diluées, on estime qu'il fait partie du peuple de Tri-Kazel.&lt;br /&gt;&lt;br /&gt;En fonction du passé de la famille du PJ et de son niveau d'intégration dans la société tri-kazelienne, il pourrait avoir appris leur langue d'origine Continentale ou bien un patois de la péninsule, au choix du PJ.</text:p>
          </table:table-cell>
          <table:table-cell office:value-type="string">
            <text:p>Men and women from the Continent are often slimmer and more slender than natives from Tri-Kazel. Most often, they have delicate faces, but with sometimes very sharp features. A Character choosing this people will not be a native from the Continent, but rather the direct descendant of at least one Continental parent. If the Continental origins of the Character reach further away, he/she is considered to belong to the people of Tri-Kazel. According to the past of the PC's family, and how he/she fitted in the Tri-Kazelian society, he/she might have learned their language of Continental origin or a dialect of the peninsula, as the player wishes.</text:p>
          </table:table-cell>
          <table:table-cell table:number-columns-repeated="1022"/>
        </table:table-row>
        <table:table-row table:style-name="ro1">
          <table:table-cell office:value-type="string">
            <text:p>Les proches, amis ou famille du personnage sont morts de façon douteuse</text:p>
          </table:table-cell>
          <table:table-cell office:value-type="string">
            <text:p>The friends and relatives of the Character have died in obscure circumstances</text:p>
          </table:table-cell>
          <table:table-cell table:number-columns-repeated="1022"/>
        </table:table-row>
        <table:table-row table:style-name="ro6">
          <table:table-cell office:value-type="string">
            <text:p>Les roturiers font partie de la majorité de la population. Votre famille était composée d'un ou plusieurs artisans ou ouvriers, participant à la vie communale et familiale usant de ses talents manuels.</text:p>
          </table:table-cell>
          <table:table-cell office:value-type="string">
            <text:p>Most of the population is made up of commoners. Your family included one or several craftsmen or workers who took part in the life of the family and community through their manual skills.</text:p>
          </table:table-cell>
          <table:table-cell table:number-columns-repeated="1022"/>
        </table:table-row>
        <table:table-row table:style-name="ro6">
          <table:table-cell office:value-type="string">
            <text:p>Les roturiers font partie de la majorité de la population. Vous avez vécu dans une famille paysanne, à l'écart des villes et cités, sans pour autant les ignorer. Vous êtes plus proche de la nature.les Demorthèn font également partie de cette classe sociale.</text:p>
          </table:table-cell>
          <table:table-cell office:value-type="string">
            <text:p>Most of the population is made up of commoners. You were part of a rural family who lived away from towns and cities - without necessary shunning them. You are familiar with nature. Demorthèn also fall under this category.</text:p>
          </table:table-cell>
          <table:table-cell table:number-columns-repeated="1022"/>
        </table:table-row>
        <table:table-row table:style-name="ro1">
          <table:table-cell office:value-type="string">
            <text:p>Les Épavières</text:p>
          </table:table-cell>
          <table:table-cell office:value-type="string">
            <text:p>The Wreckers</text:p>
          </table:table-cell>
          <table:table-cell table:number-columns-repeated="1022"/>
        </table:table-row>
        <table:table-row table:style-name="ro1">
          <table:table-cell office:value-type="string">
            <text:p>Leste</text:p>
          </table:table-cell>
          <table:table-cell office:value-type="string">
            <text:p>Nimble</text:p>
          </table:table-cell>
          <table:table-cell table:number-columns-repeated="1022"/>
        </table:table-row>
        <table:table-row table:style-name="ro1">
          <table:table-cell office:value-type="string">
            <text:p>Lettré</text:p>
          </table:table-cell>
          <table:table-cell office:value-type="string">
            <text:p>Well-read</text:p>
          </table:table-cell>
          <table:table-cell table:number-columns-repeated="1022"/>
        </table:table-row>
        <table:table-row table:style-name="ro1">
          <table:table-cell office:value-type="string">
            <text:p>Libre</text:p>
          </table:table-cell>
          <table:table-cell office:value-type="string">
            <text:p>Free</text:p>
          </table:table-cell>
          <table:table-cell table:number-columns-repeated="1022"/>
        </table:table-row>
        <table:table-row table:style-name="ro1">
          <table:table-cell office:value-type="string">
            <text:p>Lieu de naissance</text:p>
          </table:table-cell>
          <table:table-cell office:value-type="string">
            <text:p>Birthplace</text:p>
          </table:table-cell>
          <table:table-cell table:number-columns-repeated="1022"/>
        </table:table-row>
        <table:table-row table:style-name="ro1">
          <table:table-cell office:value-type="string">
            <text:p>Lieu de résidence géographique</text:p>
          </table:table-cell>
          <table:table-cell office:value-type="string">
            <text:p>Major living place</text:p>
          </table:table-cell>
          <table:table-cell table:number-columns-repeated="1022"/>
        </table:table-row>
        <table:table-row table:style-name="ro1">
          <table:table-cell office:value-type="string">
            <text:p>Lorsque des traductions sont publiées, elles disparaissent de cette liste.</text:p>
          </table:table-cell>
          <table:table-cell office:value-type="string">
            <text:p>Once translations are displayed, they disappear from this list.</text:p>
          </table:table-cell>
          <table:table-cell table:number-columns-repeated="1022"/>
        </table:table-row>
        <table:table-row table:style-name="ro1">
          <table:table-cell office:value-type="string">
            <text:p>Lorsque la fonction est exécutée, elle enregistre la liste des expressions à traduire.</text:p>
          </table:table-cell>
          <table:table-cell office:value-type="string">
            <text:p>When the function is called, it registers the list of terms to be translated.</text:p>
          </table:table-cell>
          <table:table-cell table:number-columns-repeated="1022"/>
        </table:table-row>
        <table:table-row table:style-name="ro2">
          <table:table-cell office:value-type="string">
            <text:p>Lorsque vous avez soumis une traduction, vous ne pourrez plus le faire pendant cette session.</text:p>
          </table:table-cell>
          <table:table-cell office:value-type="string">
            <text:p>Once you have submitted a translation, you cannot do it again for the duration of the session.</text:p>
          </table:table-cell>
          <table:table-cell table:number-columns-repeated="1022"/>
        </table:table-row>
        <table:table-row table:style-name="ro1">
          <table:table-cell office:value-type="string">
            <text:p>Lorsque vous soumettez la traduction, celle-ci est examinée avant d'être publiée.</text:p>
          </table:table-cell>
          <table:table-cell office:value-type="string">
            <text:p>When you submit a translation, it will be examined prior to publication.</text:p>
          </table:table-cell>
          <table:table-cell table:number-columns-repeated="1022"/>
        </table:table-row>
        <table:table-row table:style-name="ro1">
          <table:table-cell office:value-type="string">
            <text:p>Légère modification du texte d'accueil.</text:p>
          </table:table-cell>
          <table:table-cell office:value-type="string">
            <text:p>Minor changes to the home page text.</text:p>
          </table:table-cell>
          <table:table-cell table:number-columns-repeated="1022"/>
        </table:table-row>
        <table:table-row table:style-name="ro1">
          <table:table-cell office:value-type="string">
            <text:p>Magience</text:p>
          </table:table-cell>
          <table:table-cell office:value-type="string">
            <text:p>Magience</text:p>
          </table:table-cell>
          <table:table-cell table:number-columns-repeated="1022"/>
        </table:table-row>
        <table:table-row table:style-name="ro1">
          <table:table-cell office:value-type="string">
            <text:p>Magientiste</text:p>
          </table:table-cell>
          <table:table-cell office:value-type="string">
            <text:p>Magientist</text:p>
          </table:table-cell>
          <table:table-cell table:number-columns-repeated="1022"/>
        </table:table-row>
        <table:table-row table:style-name="ro1">
          <table:table-cell office:value-type="string">
            <text:p>Mal entendant</text:p>
          </table:table-cell>
          <table:table-cell office:value-type="string">
            <text:p>Hard of Hearing</text:p>
          </table:table-cell>
          <table:table-cell table:number-columns-repeated="1022"/>
        </table:table-row>
        <table:table-row table:style-name="ro1">
          <table:table-cell office:value-type="string">
            <text:p>Maladie</text:p>
          </table:table-cell>
          <table:table-cell office:value-type="string">
            <text:p>Illness</text:p>
          </table:table-cell>
          <table:table-cell table:number-columns-repeated="1022"/>
        </table:table-row>
        <table:table-row table:style-name="ro1">
          <table:table-cell office:value-type="string">
            <text:p>Maladif</text:p>
          </table:table-cell>
          <table:table-cell office:value-type="string">
            <text:p>Sickly</text:p>
          </table:table-cell>
          <table:table-cell table:number-columns-repeated="1022"/>
        </table:table-row>
        <table:table-row table:style-name="ro1">
          <table:table-cell office:value-type="string">
            <text:p>Maladroit</text:p>
          </table:table-cell>
          <table:table-cell office:value-type="string">
            <text:p>Awkward</text:p>
          </table:table-cell>
          <table:table-cell table:number-columns-repeated="1022"/>
        </table:table-row>
        <table:table-row table:style-name="ro1">
          <table:table-cell office:value-type="string">
            <text:p>Malandrin</text:p>
          </table:table-cell>
          <table:table-cell office:value-type="string">
            <text:p>Rogue</text:p>
          </table:table-cell>
          <table:table-cell table:number-columns-repeated="1022"/>
        </table:table-row>
        <table:table-row table:style-name="ro1">
          <table:table-cell office:value-type="string">
            <text:p>Malchanceux</text:p>
          </table:table-cell>
          <table:table-cell office:value-type="string">
            <text:p>Unlucky</text:p>
          </table:table-cell>
          <table:table-cell table:number-columns-repeated="1022"/>
        </table:table-row>
        <table:table-row table:style-name="ro2">
          <table:table-cell office:value-type="string">
            <text:p>Marchand ambulant ou tenancier d'une échoppe bien achalandée, le commerçant peut négocier bien des marchandises.</text:p>
          </table:table-cell>
          <table:table-cell office:value-type="string">
            <text:p>A hawker or the manager of a properly stocked shop, a merchant is able to trade many goods.</text:p>
          </table:table-cell>
          <table:table-cell table:number-columns-repeated="1022"/>
        </table:table-row>
        <table:table-row table:style-name="ro1">
          <table:table-cell office:value-type="string">
            <text:p>Marteau d'artisan</text:p>
          </table:table-cell>
          <table:table-cell office:value-type="string">
            <text:p>Crafting hammer</text:p>
          </table:table-cell>
          <table:table-cell table:number-columns-repeated="1022"/>
        </table:table-row>
        <table:table-row table:style-name="ro1">
          <table:table-cell office:value-type="string">
            <text:p>Marteau à deux mains</text:p>
          </table:table-cell>
          <table:table-cell office:value-type="string">
            <text:p>Maul</text:p>
          </table:table-cell>
          <table:table-cell table:number-columns-repeated="1022"/>
        </table:table-row>
        <table:table-row table:style-name="ro1">
          <table:table-cell office:value-type="string">
            <text:p>Masse d'armes</text:p>
          </table:table-cell>
          <table:table-cell office:value-type="string">
            <text:p>Mace</text:p>
          </table:table-cell>
          <table:table-cell table:number-columns-repeated="1022"/>
        </table:table-row>
        <table:table-row table:style-name="ro1">
          <table:table-cell office:value-type="string">
            <text:p>Menteur</text:p>
          </table:table-cell>
          <table:table-cell office:value-type="string">
            <text:p>Liar</text:p>
          </table:table-cell>
          <table:table-cell table:number-columns-repeated="1022"/>
        </table:table-row>
        <table:table-row table:style-name="ro1">
          <table:table-cell table:number-columns-repeated="2" office:value-type="string">
            <text:p>Menu</text:p>
          </table:table-cell>
          <table:table-cell table:number-columns-repeated="1022"/>
        </table:table-row>
        <table:table-row table:style-name="ro1">
          <table:table-cell office:value-type="string">
            <text:p>Menu du site</text:p>
          </table:table-cell>
          <table:table-cell office:value-type="string">
            <text:p>Home menu</text:p>
          </table:table-cell>
          <table:table-cell table:number-columns-repeated="1022"/>
        </table:table-row>
        <table:table-row table:style-name="ro1">
          <table:table-cell office:value-type="string">
            <text:p>Milieu Naturel</text:p>
          </table:table-cell>
          <table:table-cell office:value-type="string">
            <text:p>Natural Environment</text:p>
          </table:table-cell>
          <table:table-cell table:number-columns-repeated="1022"/>
        </table:table-row>
        <table:table-row table:style-name="ro1">
          <table:table-cell office:value-type="string">
            <text:p>Mise à jour de la traduction</text:p>
          </table:table-cell>
          <table:table-cell office:value-type="string">
            <text:p>Translation update</text:p>
          </table:table-cell>
          <table:table-cell table:number-columns-repeated="1022"/>
        </table:table-row>
        <table:table-row table:style-name="ro1">
          <table:table-cell office:value-type="string">
            <text:p>Mises à jour</text:p>
          </table:table-cell>
          <table:table-cell office:value-type="string">
            <text:p>Updates</text:p>
          </table:table-cell>
          <table:table-cell table:number-columns-repeated="1022"/>
        </table:table-row>
        <table:table-row table:style-name="ro1">
          <table:table-cell office:value-type="string">
            <text:p>Mode debug</text:p>
          </table:table-cell>
          <table:table-cell office:value-type="string">
            <text:p>Debug mode</text:p>
          </table:table-cell>
          <table:table-cell table:number-columns-repeated="1022"/>
        </table:table-row>
        <table:table-row table:style-name="ro2">
          <table:table-cell office:value-type="string">
            <text:p>Modification de la description du désavantage "Maladif" : enlève définitivement 1 pt de Vigueur.</text:p>
          </table:table-cell>
          <table:table-cell office:value-type="string">
            <text:p>Changed the description of the "Sickly" Disadvantage: it now removes 1 Stamina point.</text:p>
          </table:table-cell>
          <table:table-cell table:number-columns-repeated="1022"/>
        </table:table-row>
        <table:table-row table:style-name="ro1">
          <table:table-cell office:value-type="string">
            <text:p>Modification de toutes les pages pour récupérer un maximum de texte à traduire.</text:p>
          </table:table-cell>
          <table:table-cell office:value-type="string">
            <text:p>All the pages have been modified to retrieve all the terms to translate.</text:p>
          </table:table-cell>
          <table:table-cell table:number-columns-repeated="1022"/>
        </table:table-row>
        <table:table-row table:style-name="ro1">
          <table:table-cell office:value-type="string">
            <text:p>Mornegivre</text:p>
          </table:table-cell>
          <table:table-cell office:value-type="string">
            <text:p>Dullfrost</text:p>
          </table:table-cell>
          <table:table-cell table:number-columns-repeated="1022"/>
        </table:table-row>
        <table:table-row table:style-name="ro1">
          <table:table-cell office:value-type="string">
            <text:p>Myope</text:p>
          </table:table-cell>
          <table:table-cell office:value-type="string">
            <text:p>Nearsighted</text:p>
          </table:table-cell>
          <table:table-cell table:number-columns-repeated="1022"/>
        </table:table-row>
        <table:table-row table:style-name="ro1">
          <table:table-cell office:value-type="string">
            <text:p>Mystères Demorthèn</text:p>
          </table:table-cell>
          <table:table-cell office:value-type="string">
            <text:p>Demorthèn Mysteries</text:p>
          </table:table-cell>
          <table:table-cell table:number-columns-repeated="1022"/>
        </table:table-row>
        <table:table-row table:style-name="ro1">
          <table:table-cell office:value-type="string">
            <text:p>Médecin</text:p>
          </table:table-cell>
          <table:table-cell office:value-type="string">
            <text:p>Physician</text:p>
          </table:table-cell>
          <table:table-cell table:number-columns-repeated="1022"/>
        </table:table-row>
        <table:table-row table:style-name="ro1">
          <table:table-cell office:value-type="string">
            <text:p>Métier</text:p>
          </table:table-cell>
          <table:table-cell office:value-type="string">
            <text:p>Profession</text:p>
          </table:table-cell>
          <table:table-cell table:number-columns-repeated="1022"/>
        </table:table-row>
        <table:table-row table:style-name="ro1">
          <table:table-cell office:value-type="string">
            <text:p>Métier personnalisé</text:p>
          </table:table-cell>
          <table:table-cell office:value-type="string">
            <text:p>Custom profession</text:p>
          </table:table-cell>
          <table:table-cell table:number-columns-repeated="1022"/>
        </table:table-row>
        <table:table-row table:style-name="ro1">
          <table:table-cell office:value-type="string">
            <text:p>Métier prédéfini</text:p>
          </table:table-cell>
          <table:table-cell office:value-type="string">
            <text:p>Predefined Profession</text:p>
          </table:table-cell>
          <table:table-cell table:number-columns-repeated="1022"/>
        </table:table-row>
        <table:table-row table:style-name="ro4">
          <table:table-cell office:value-type="string">
            <text:p>N'importe qui, qu'il soit un conseiller haut placé ou un simple mendiant, peut jouer un double rôle, amassant des informations pour le compte d'un commanditaire.&lt;br /&gt;Le domaine secondaire peut être choisi librement pour coller à la fausse identité de l'espion.</text:p>
          </table:table-cell>
          <table:table-cell office:value-type="string">
            <text:p>Anyone, may he be a high-ranking adviser or a mere beggar, can live a double life, gathering information on behalf of an employer.&lt;br /&gt;The Secondary Domain can be picked freely to coincide with the spy's fake identity.</text:p>
          </table:table-cell>
          <table:table-cell table:number-columns-repeated="1022"/>
        </table:table-row>
        <table:table-row table:style-name="ro2">
          <table:table-cell office:value-type="string">
            <text:p>N'oubliez pas de garder de l'expérience pour améliorer vos autres caractéristiques dans les étapes suivantes !</text:p>
          </table:table-cell>
          <table:table-cell office:value-type="string">
            <text:p>Do not forget to &lt;strong&gt;keep experience&lt;/strong&gt; to invest in Domains and Disciplines in the next steps!</text:p>
          </table:table-cell>
          <table:table-cell table:number-columns-repeated="1022"/>
        </table:table-row>
        <table:table-row table:style-name="ro1">
          <table:table-cell office:value-type="string">
            <text:p>Nez fin</text:p>
          </table:table-cell>
          <table:table-cell office:value-type="string">
            <text:p>Keen Smell</text:p>
          </table:table-cell>
          <table:table-cell table:number-columns-repeated="1022"/>
        </table:table-row>
        <table:table-row table:style-name="ro1">
          <table:table-cell office:value-type="string">
            <text:p>Noblesse</text:p>
          </table:table-cell>
          <table:table-cell office:value-type="string">
            <text:p>Nobility</text:p>
          </table:table-cell>
          <table:table-cell table:number-columns-repeated="1022"/>
        </table:table-row>
        <table:table-row table:style-name="ro1">
          <table:table-cell office:value-type="string">
            <text:p>Nom de votre personnage</text:p>
          </table:table-cell>
          <table:table-cell office:value-type="string">
            <text:p>Your Character's name</text:p>
          </table:table-cell>
          <table:table-cell table:number-columns-repeated="1022"/>
        </table:table-row>
        <table:table-row table:style-name="ro1">
          <table:table-cell office:value-type="string">
            <text:p>Nom du joueur</text:p>
          </table:table-cell>
          <table:table-cell office:value-type="string">
            <text:p>Player's name</text:p>
          </table:table-cell>
          <table:table-cell table:number-columns-repeated="1022"/>
        </table:table-row>
        <table:table-row table:style-name="ro1">
          <table:table-cell office:value-type="string">
            <text:p>Non</text:p>
          </table:table-cell>
          <table:table-cell office:value-type="string">
            <text:p>No</text:p>
          </table:table-cell>
          <table:table-cell table:number-columns-repeated="1022"/>
        </table:table-row>
        <table:table-row table:style-name="ro1">
          <table:table-cell office:value-type="string">
            <text:p>Nord-Ouest des Mòr Roimh</text:p>
          </table:table-cell>
          <table:table-cell office:value-type="string">
            <text:p>Northwest of the Mòr Roimh</text:p>
          </table:table-cell>
          <table:table-cell table:number-columns-repeated="1022"/>
        </table:table-row>
        <table:table-row table:style-name="ro1">
          <table:table-cell table:number-columns-repeated="2" office:value-type="string">
            <text:p>Observation</text:p>
          </table:table-cell>
          <table:table-cell table:number-columns-repeated="1022"/>
        </table:table-row>
        <table:table-row table:style-name="ro1">
          <table:table-cell office:value-type="string">
            <text:p>Obtus</text:p>
          </table:table-cell>
          <table:table-cell office:value-type="string">
            <text:p>Obtuse</text:p>
          </table:table-cell>
          <table:table-cell table:number-columns-repeated="1022"/>
        </table:table-row>
        <table:table-row table:style-name="ro1">
          <table:table-cell office:value-type="string">
            <text:p>Occultisme</text:p>
          </table:table-cell>
          <table:table-cell office:value-type="string">
            <text:p>Occultism</text:p>
          </table:table-cell>
          <table:table-cell table:number-columns-repeated="1022"/>
        </table:table-row>
        <table:table-row table:style-name="ro1">
          <table:table-cell office:value-type="string">
            <text:p>Occultiste</text:p>
          </table:table-cell>
          <table:table-cell office:value-type="string">
            <text:p>Occultist</text:p>
          </table:table-cell>
          <table:table-cell table:number-columns-repeated="1022"/>
        </table:table-row>
        <table:table-row table:style-name="ro1">
          <table:table-cell office:value-type="string">
            <text:p>Optimiste</text:p>
          </table:table-cell>
          <table:table-cell office:value-type="string">
            <text:p>Optimistic</text:p>
          </table:table-cell>
          <table:table-cell table:number-columns-repeated="1022"/>
        </table:table-row>
        <table:table-row table:style-name="ro1">
          <table:table-cell office:value-type="string">
            <text:p>Orgueilleux</text:p>
          </table:table-cell>
          <table:table-cell office:value-type="string">
            <text:p>Arrogant</text:p>
          </table:table-cell>
          <table:table-cell table:number-columns-repeated="1022"/>
        </table:table-row>
        <table:table-row table:style-name="ro1">
          <table:table-cell table:number-columns-repeated="2" office:value-type="string">
            <text:p>Orientation</text:p>
          </table:table-cell>
          <table:table-cell table:number-columns-repeated="1022"/>
        </table:table-row>
        <table:table-row table:style-name="ro1">
          <table:table-cell office:value-type="string">
            <text:p>Orientation de la personnalité</text:p>
          </table:table-cell>
          <table:table-cell office:value-type="string">
            <text:p>Orientation of the Personality</text:p>
          </table:table-cell>
          <table:table-cell table:number-columns-repeated="1022"/>
        </table:table-row>
        <table:table-row table:style-name="ro1">
          <table:table-cell office:value-type="string">
            <text:p>Orientation instinctive</text:p>
          </table:table-cell>
          <table:table-cell office:value-type="string">
            <text:p>Instinctive Orientation</text:p>
          </table:table-cell>
          <table:table-cell table:number-columns-repeated="1022"/>
        </table:table-row>
        <table:table-row table:style-name="ro1">
          <table:table-cell office:value-type="string">
            <text:p>Orientation rationnelle</text:p>
          </table:table-cell>
          <table:table-cell office:value-type="string">
            <text:p>Rational Orientation</text:p>
          </table:table-cell>
          <table:table-cell table:number-columns-repeated="1022"/>
        </table:table-row>
        <table:table-row table:style-name="ro1">
          <table:table-cell table:number-columns-repeated="2" office:value-type="string">
            <text:p>Original</text:p>
          </table:table-cell>
          <table:table-cell table:number-columns-repeated="1022"/>
        </table:table-row>
        <table:table-row table:style-name="ro1">
          <table:table-cell office:value-type="string">
            <text:p>Oui</text:p>
          </table:table-cell>
          <table:table-cell office:value-type="string">
            <text:p>Yes</text:p>
          </table:table-cell>
          <table:table-cell table:number-columns-repeated="1022"/>
        </table:table-row>
        <table:table-row table:style-name="ro1">
          <table:table-cell office:value-type="string">
            <text:p>Outrecuidant</text:p>
          </table:table-cell>
          <table:table-cell office:value-type="string">
            <text:p>Presumptuous</text:p>
          </table:table-cell>
          <table:table-cell table:number-columns-repeated="1022"/>
        </table:table-row>
        <table:table-row table:style-name="ro1">
          <table:table-cell office:value-type="string">
            <text:p>Ouïe fine</text:p>
          </table:table-cell>
          <table:table-cell office:value-type="string">
            <text:p>Keen Hearing</text:p>
          </table:table-cell>
          <table:table-cell table:number-columns-repeated="1022"/>
        </table:table-row>
        <table:table-row table:style-name="ro1">
          <table:table-cell table:number-columns-repeated="2" office:value-type="string">
            <text:p>Page</text:p>
          </table:table-cell>
          <table:table-cell table:number-columns-repeated="1022"/>
        </table:table-row>
        <table:table-row table:style-name="ro1">
          <table:table-cell table:number-columns-repeated="2" office:value-type="string">
            <text:p>Pages</text:p>
          </table:table-cell>
          <table:table-cell table:number-columns-repeated="1022"/>
        </table:table-row>
        <table:table-row table:style-name="ro1">
          <table:table-cell office:value-type="string">
            <text:p>Palais fin</text:p>
          </table:table-cell>
          <table:table-cell office:value-type="string">
            <text:p>Keen Taste</text:p>
          </table:table-cell>
          <table:table-cell table:number-columns-repeated="1022"/>
        </table:table-row>
        <table:table-row table:style-name="ro2">
          <table:table-cell office:value-type="string">
            <text:p>Passionnés d'ésotérisme, les occultistes sont souvent des universitaires ayant un grand intérêt pour ce domaine dénigré par les autres branches de la science.</text:p>
          </table:table-cell>
          <table:table-cell office:value-type="string">
            <text:p>Fascinated with esotericism, occultists are often academicians with a great interest in that domain looked down upon by the other divisions of science.</text:p>
          </table:table-cell>
          <table:table-cell table:number-columns-repeated="1022"/>
        </table:table-row>
        <table:table-row table:style-name="ro4">
          <table:table-cell office:value-type="string">
            <text:p>Passionnés par le savoir, les recherches, les érudits sont souvent employés comme scribes, professeurs ou bibliothécaires.&lt;br /&gt;Généralement, un érudit possède un domaine de connaissance de prédilection, comme la théologie, magience, science, etc.</text:p>
          </table:table-cell>
          <table:table-cell office:value-type="string">
            <text:p>Fascinated by knowledge and research, scholars are often employed as scribes, professors, or librarians.&lt;br /&gt;Generally, a scholar has a favored domain of knowledge: theology, Magience, science, etc.</text:p>
          </table:table-cell>
          <table:table-cell table:number-columns-repeated="1022"/>
        </table:table-row>
        <table:table-row table:style-name="ro1">
          <table:table-cell office:value-type="string">
            <text:p>Pauvre</text:p>
          </table:table-cell>
          <table:table-cell office:value-type="string">
            <text:p>Poor</text:p>
          </table:table-cell>
          <table:table-cell table:number-columns-repeated="1022"/>
        </table:table-row>
        <table:table-row table:style-name="ro1">
          <table:table-cell office:value-type="string">
            <text:p>Paysan</text:p>
          </table:table-cell>
          <table:table-cell office:value-type="string">
            <text:p>Peasant</text:p>
          </table:table-cell>
          <table:table-cell table:number-columns-repeated="1022"/>
        </table:table-row>
        <table:table-row table:style-name="ro1">
          <table:table-cell table:number-columns-repeated="2" office:value-type="string">
            <text:p>Perception</text:p>
          </table:table-cell>
          <table:table-cell table:number-columns-repeated="1022"/>
        </table:table-row>
        <table:table-row table:style-name="ro1">
          <table:table-cell office:value-type="string">
            <text:p>Peu de valeurs chiffrée pour une immersion complète dans le personnage</text:p>
          </table:table-cell>
          <table:table-cell office:value-type="string">
            <text:p>Few numbered characteristics to better keep the focus on the Character</text:p>
          </table:table-cell>
          <table:table-cell table:number-columns-repeated="1022"/>
        </table:table-row>
        <table:table-row table:style-name="ro1">
          <table:table-cell office:value-type="string">
            <text:p>Peu entravé</text:p>
          </table:table-cell>
          <table:table-cell office:value-type="string">
            <text:p>Unbounded</text:p>
          </table:table-cell>
          <table:table-cell table:number-columns-repeated="1022"/>
        </table:table-row>
        <table:table-row table:style-name="ro1">
          <table:table-cell office:value-type="string">
            <text:p>Peuple</text:p>
          </table:table-cell>
          <table:table-cell office:value-type="string">
            <text:p>Ethnicity</text:p>
          </table:table-cell>
          <table:table-cell table:number-columns-repeated="1022"/>
        </table:table-row>
        <table:table-row table:style-name="ro1">
          <table:table-cell office:value-type="string">
            <text:p>Peuple Osag</text:p>
          </table:table-cell>
          <table:table-cell office:value-type="string">
            <text:p>Osag People</text:p>
          </table:table-cell>
          <table:table-cell table:number-columns-repeated="1022"/>
        </table:table-row>
        <table:table-row table:style-name="ro1">
          <table:table-cell office:value-type="string">
            <text:p>Peuple Tarish</text:p>
          </table:table-cell>
          <table:table-cell office:value-type="string">
            <text:p>Tarish People</text:p>
          </table:table-cell>
          <table:table-cell table:number-columns-repeated="1022"/>
        </table:table-row>
        <table:table-row table:style-name="ro1">
          <table:table-cell office:value-type="string">
            <text:p>Peuple de Tri-Kazel</text:p>
          </table:table-cell>
          <table:table-cell office:value-type="string">
            <text:p>People of Tri-Kazel</text:p>
          </table:table-cell>
          <table:table-cell table:number-columns-repeated="1022"/>
        </table:table-row>
        <table:table-row table:style-name="ro1">
          <table:table-cell office:value-type="string">
            <text:p>Peuple du Continent</text:p>
          </table:table-cell>
          <table:table-cell office:value-type="string">
            <text:p>People of the Continent</text:p>
          </table:table-cell>
          <table:table-cell table:number-columns-repeated="1022"/>
        </table:table-row>
        <table:table-row table:style-name="ro1">
          <table:table-cell office:value-type="string">
            <text:p>Phobie</text:p>
          </table:table-cell>
          <table:table-cell office:value-type="string">
            <text:p>Phobia</text:p>
          </table:table-cell>
          <table:table-cell table:number-columns-repeated="1022"/>
        </table:table-row>
        <table:table-row table:style-name="ro1">
          <table:table-cell office:value-type="string">
            <text:p>Plus besoin de se reporter au livre à chaque étape</text:p>
          </table:table-cell>
          <table:table-cell office:value-type="string">
            <text:p>No need to check the book for each step</text:p>
          </table:table-cell>
          <table:table-cell table:number-columns-repeated="1022"/>
        </table:table-row>
        <table:table-row table:style-name="ro1">
          <table:table-cell office:value-type="string">
            <text:p>Points bonus</text:p>
          </table:table-cell>
          <table:table-cell office:value-type="string">
            <text:p>Bonus points</text:p>
          </table:table-cell>
          <table:table-cell table:number-columns-repeated="1022"/>
        </table:table-row>
        <table:table-row table:style-name="ro1">
          <table:table-cell office:value-type="string">
            <text:p>Points supplémentaires</text:p>
          </table:table-cell>
          <table:table-cell office:value-type="string">
            <text:p>Extra points</text:p>
          </table:table-cell>
          <table:table-cell table:number-columns-repeated="1022"/>
        </table:table-row>
        <table:table-row table:style-name="ro1">
          <table:table-cell office:value-type="string">
            <text:p>Poisse ! Un revers supplémentaire !</text:p>
          </table:table-cell>
          <table:table-cell office:value-type="string">
            <text:p>Bad Luck! One additional Setback!</text:p>
          </table:table-cell>
          <table:table-cell table:number-columns-repeated="1022"/>
        </table:table-row>
        <table:table-row table:style-name="ro1">
          <table:table-cell office:value-type="string">
            <text:p>Poète</text:p>
          </table:table-cell>
          <table:table-cell office:value-type="string">
            <text:p>Poetic</text:p>
          </table:table-cell>
          <table:table-cell table:number-columns-repeated="1022"/>
        </table:table-row>
        <table:table-row table:style-name="ro1">
          <table:table-cell office:value-type="string">
            <text:p>Prière</text:p>
          </table:table-cell>
          <table:table-cell office:value-type="string">
            <text:p>Prayer</text:p>
          </table:table-cell>
          <table:table-cell table:number-columns-repeated="1022"/>
        </table:table-row>
        <table:table-row table:style-name="ro1">
          <table:table-cell office:value-type="string">
            <text:p>Prières</text:p>
          </table:table-cell>
          <table:table-cell office:value-type="string">
            <text:p>Prayer</text:p>
          </table:table-cell>
          <table:table-cell table:number-columns-repeated="1022"/>
        </table:table-row>
        <table:table-row table:style-name="ro1">
          <table:table-cell office:value-type="string">
            <text:p>Prouesses</text:p>
          </table:table-cell>
          <table:table-cell office:value-type="string">
            <text:p>Feats</text:p>
          </table:table-cell>
          <table:table-cell table:number-columns-repeated="1022"/>
        </table:table-row>
        <table:table-row table:style-name="ro1">
          <table:table-cell office:value-type="string">
            <text:p>Pugnace</text:p>
          </table:table-cell>
          <table:table-cell office:value-type="string">
            <text:p>Pugnacious</text:p>
          </table:table-cell>
          <table:table-cell table:number-columns-repeated="1022"/>
        </table:table-row>
        <table:table-row table:style-name="ro2">
          <table:table-cell office:value-type="string">
            <text:p>Qu'il cultive la terre ou élève des animaux, il participe à la vie de la communauté en la nourrissant.</text:p>
          </table:table-cell>
          <table:table-cell office:value-type="string">
            <text:p>Whether he cultivates the land or raises animals, he takes part in the life of his community by feeding it.</text:p>
          </table:table-cell>
          <table:table-cell table:number-columns-repeated="1022"/>
        </table:table-row>
        <table:table-row table:style-name="ro1">
          <table:table-cell office:value-type="string">
            <text:p>Qualités</text:p>
          </table:table-cell>
          <table:table-cell office:value-type="string">
            <text:p>Qualities</text:p>
          </table:table-cell>
          <table:table-cell table:number-columns-repeated="1022"/>
        </table:table-row>
        <table:table-row table:style-name="ro7">
          <table:table-cell office:value-type="string">
            <text:p>Quel que soit son domaine, l'artisan est un manuel qualifié.&lt;br /&gt;Forgeron, cuisinier, architecte, cordonnier, bûcheron, sculpteur, joailler ; les artisans couvrent un grand nombre de spécialités.&lt;br /&gt;Dans les cités où est implantée la magience, on trouve aussi des réparateurs d'artefacts et des ouvriers spécialisés travaillant dans les usines.</text:p>
          </table:table-cell>
          <table:table-cell office:value-type="string">
            <text:p>Whatever his domain may be, the craftsman is a qualified manual worker. Smith, cook, architect, cobbler, woodcutter, sculptor, jeweler; a craftsman can cover many specialties.&lt;br /&gt;In cities where Magience has settled, artifact repairmen can be found, as well as specialized workers employed in factories.</text:p>
          </table:table-cell>
          <table:table-cell table:number-columns-repeated="1022"/>
        </table:table-row>
        <table:table-row table:style-name="ro1">
          <table:table-cell office:value-type="string">
            <text:p>Rapide</text:p>
          </table:table-cell>
          <table:table-cell office:value-type="string">
            <text:p>Fast</text:p>
          </table:table-cell>
          <table:table-cell table:number-columns-repeated="1022"/>
        </table:table-row>
        <table:table-row table:style-name="ro1">
          <table:table-cell office:value-type="string">
            <text:p>Rappel de la description</text:p>
          </table:table-cell>
          <table:table-cell office:value-type="string">
            <text:p>Description reminder</text:p>
          </table:table-cell>
          <table:table-cell table:number-columns-repeated="1022"/>
        </table:table-row>
        <table:table-row table:style-name="ro1">
          <table:table-cell office:value-type="string">
            <text:p>Rebelle</text:p>
          </table:table-cell>
          <table:table-cell office:value-type="string">
            <text:p>Rebellious</text:p>
          </table:table-cell>
          <table:table-cell table:number-columns-repeated="1022"/>
        </table:table-row>
        <table:table-row table:style-name="ro1">
          <table:table-cell table:number-columns-repeated="2" office:value-type="string">
            <text:p>Relation</text:p>
          </table:table-cell>
          <table:table-cell table:number-columns-repeated="1022"/>
        </table:table-row>
        <table:table-row table:style-name="ro1">
          <table:table-cell office:value-type="string">
            <text:p>Religieux du Temple</text:p>
          </table:table-cell>
          <table:table-cell office:value-type="string">
            <text:p>Adept of the Temple</text:p>
          </table:table-cell>
          <table:table-cell table:number-columns-repeated="1022"/>
        </table:table-row>
        <table:table-row table:style-name="ro4">
          <table:table-cell office:value-type="string">
            <text:p>Représentant de la nature, il peut entrer en contact avec les esprits et leur demander d'accomplir des tâches particulières.&lt;br /&gt;Il est le gardien des anciennes traditions péninsulaires et il est souvent considéré avec respect.&lt;br /&gt;Les apprentis Demorthèn sont appelés Ionnthèn.</text:p>
          </table:table-cell>
          <table:table-cell office:value-type="string">
            <text:p>Representative of nature, they can make contact with the spirits and ask them to perform particular tasks.&lt;br /&gt;They are the keeper of the ancient peninsular traditions and are often regarded with respect.&lt;br /&gt;Apprentice Demorthèn are called Ionnthén.</text:p>
          </table:table-cell>
          <table:table-cell table:number-columns-repeated="1022"/>
        </table:table-row>
        <table:table-row table:style-name="ro1">
          <table:table-cell office:value-type="string">
            <text:p>Représentation</text:p>
          </table:table-cell>
          <table:table-cell office:value-type="string">
            <text:p>Performance</text:p>
          </table:table-cell>
          <table:table-cell table:number-columns-repeated="1022"/>
        </table:table-row>
        <table:table-row table:style-name="ro1">
          <table:table-cell office:value-type="string">
            <text:p>Revenir à une autre étape</text:p>
          </table:table-cell>
          <table:table-cell office:value-type="string">
            <text:p>Go back to another step</text:p>
          </table:table-cell>
          <table:table-cell table:number-columns-repeated="1022"/>
        </table:table-row>
        <table:table-row table:style-name="ro1">
          <table:table-cell office:value-type="string">
            <text:p>Revers</text:p>
          </table:table-cell>
          <table:table-cell office:value-type="string">
            <text:p>Setbacks</text:p>
          </table:table-cell>
          <table:table-cell table:number-columns-repeated="1022"/>
        </table:table-row>
        <table:table-row table:style-name="ro1">
          <table:table-cell office:value-type="string">
            <text:p>Rumeur</text:p>
          </table:table-cell>
          <table:table-cell office:value-type="string">
            <text:p>Rumor</text:p>
          </table:table-cell>
          <table:table-cell table:number-columns-repeated="1022"/>
        </table:table-row>
        <table:table-row table:style-name="ro1">
          <table:table-cell table:number-columns-repeated="2" office:value-type="string">
            <text:p>Rural</text:p>
          </table:table-cell>
          <table:table-cell table:number-columns-repeated="1022"/>
        </table:table-row>
        <table:table-row table:style-name="ro1">
          <table:table-cell office:value-type="string">
            <text:p>Région d'Aimliù</text:p>
          </table:table-cell>
          <table:table-cell office:value-type="string">
            <text:p>Region of Aimliù</text:p>
          </table:table-cell>
          <table:table-cell table:number-columns-repeated="1022"/>
        </table:table-row>
        <table:table-row table:style-name="ro1">
          <table:table-cell office:value-type="string">
            <text:p>Région d'Ard-Amrach</text:p>
          </table:table-cell>
          <table:table-cell office:value-type="string">
            <text:p>Region of Ard-Amrach</text:p>
          </table:table-cell>
          <table:table-cell table:number-columns-repeated="1022"/>
        </table:table-row>
        <table:table-row table:style-name="ro1">
          <table:table-cell office:value-type="string">
            <text:p>Région d'Expiation</text:p>
          </table:table-cell>
          <table:table-cell office:value-type="string">
            <text:p>Region of Expiation</text:p>
          </table:table-cell>
          <table:table-cell table:number-columns-repeated="1022"/>
        </table:table-row>
        <table:table-row table:style-name="ro1">
          <table:table-cell office:value-type="string">
            <text:p>Région d'Iolarnead</text:p>
          </table:table-cell>
          <table:table-cell office:value-type="string">
            <text:p>Region of Iolairnead</text:p>
          </table:table-cell>
          <table:table-cell table:number-columns-repeated="1022"/>
        </table:table-row>
        <table:table-row table:style-name="ro1">
          <table:table-cell office:value-type="string">
            <text:p>Région de Bald-Ruoch</text:p>
          </table:table-cell>
          <table:table-cell office:value-type="string">
            <text:p>Region of Baldh-Ruoch</text:p>
          </table:table-cell>
          <table:table-cell table:number-columns-repeated="1022"/>
        </table:table-row>
        <table:table-row table:style-name="ro1">
          <table:table-cell office:value-type="string">
            <text:p>Région de Boischandelles</text:p>
          </table:table-cell>
          <table:table-cell office:value-type="string">
            <text:p>Region of Candlewood</text:p>
          </table:table-cell>
          <table:table-cell table:number-columns-repeated="1022"/>
        </table:table-row>
        <table:table-row table:style-name="ro1">
          <table:table-cell office:value-type="string">
            <text:p>Région de Crail et Leacach</text:p>
          </table:table-cell>
          <table:table-cell office:value-type="string">
            <text:p>Region of Crail and Leacach</text:p>
          </table:table-cell>
          <table:table-cell table:number-columns-repeated="1022"/>
        </table:table-row>
        <table:table-row table:style-name="ro1">
          <table:table-cell office:value-type="string">
            <text:p>Région de Fairean Ear</text:p>
          </table:table-cell>
          <table:table-cell office:value-type="string">
            <text:p>Region of Fairean Ear</text:p>
          </table:table-cell>
          <table:table-cell table:number-columns-repeated="1022"/>
        </table:table-row>
        <table:table-row table:style-name="ro1">
          <table:table-cell office:value-type="string">
            <text:p>Région de Farl</text:p>
          </table:table-cell>
          <table:table-cell office:value-type="string">
            <text:p>Region of Farl</text:p>
          </table:table-cell>
          <table:table-cell table:number-columns-repeated="1022"/>
        </table:table-row>
        <table:table-row table:style-name="ro1">
          <table:table-cell office:value-type="string">
            <text:p>Région de Fionnfuar</text:p>
          </table:table-cell>
          <table:table-cell office:value-type="string">
            <text:p>Region of Fionnfuar</text:p>
          </table:table-cell>
          <table:table-cell table:number-columns-repeated="1022"/>
        </table:table-row>
        <table:table-row table:style-name="ro1">
          <table:table-cell office:value-type="string">
            <text:p>Région de Gorm Caladh</text:p>
          </table:table-cell>
          <table:table-cell office:value-type="string">
            <text:p>Region of Gorm Caladh</text:p>
          </table:table-cell>
          <table:table-cell table:number-columns-repeated="1022"/>
        </table:table-row>
        <table:table-row table:style-name="ro1">
          <table:table-cell office:value-type="string">
            <text:p>Région de Gouvran</text:p>
          </table:table-cell>
          <table:table-cell office:value-type="string">
            <text:p>Region of Gouvran</text:p>
          </table:table-cell>
          <table:table-cell table:number-columns-repeated="1022"/>
        </table:table-row>
        <table:table-row table:style-name="ro1">
          <table:table-cell office:value-type="string">
            <text:p>Région de Kalvernach</text:p>
          </table:table-cell>
          <table:table-cell office:value-type="string">
            <text:p>Region of Kalvernach</text:p>
          </table:table-cell>
          <table:table-cell table:number-columns-repeated="1022"/>
        </table:table-row>
        <table:table-row table:style-name="ro1">
          <table:table-cell office:value-type="string">
            <text:p>Région du Pont de l'Alliance</text:p>
          </table:table-cell>
          <table:table-cell office:value-type="string">
            <text:p>Region of the Alliance Bridge</text:p>
          </table:table-cell>
          <table:table-cell table:number-columns-repeated="1022"/>
        </table:table-row>
        <table:table-row table:style-name="ro1">
          <table:table-cell office:value-type="string">
            <text:p>Réinitialiser le personnage</text:p>
          </table:table-cell>
          <table:table-cell office:value-type="string">
            <text:p>Reset Character</text:p>
          </table:table-cell>
          <table:table-cell table:number-columns-repeated="1022"/>
        </table:table-row>
        <table:table-row table:style-name="ro2">
          <table:table-cell office:value-type="string">
            <text:p>Sachez que vous pouvez conserver 2 points pour obtenir des disciplines, à l'étape suivante.</text:p>
          </table:table-cell>
          <table:table-cell office:value-type="string">
            <text:p>Note that you can &lt;strong&gt;keep up to two points&lt;/strong&gt; to &lt;strong&gt;buy Disciplines&lt;/strong&gt; on the next step.</text:p>
          </table:table-cell>
          <table:table-cell table:number-columns-repeated="1022"/>
        </table:table-row>
        <table:table-row table:style-name="ro1">
          <table:table-cell office:value-type="string">
            <text:p>Santé Mentale</text:p>
          </table:table-cell>
          <table:table-cell office:value-type="string">
            <text:p>Sanity</text:p>
          </table:table-cell>
          <table:table-cell table:number-columns-repeated="1022"/>
        </table:table-row>
        <table:table-row table:style-name="ro1">
          <table:table-cell table:number-columns-repeated="2" office:value-type="string">
            <text:p>Science</text:p>
          </table:table-cell>
          <table:table-cell table:number-columns-repeated="1022"/>
        </table:table-row>
        <table:table-row table:style-name="ro1">
          <table:table-cell office:value-type="string">
            <text:p>Sens aiguisés</text:p>
          </table:table-cell>
          <table:table-cell office:value-type="string">
            <text:p>Acute Senses</text:p>
          </table:table-cell>
          <table:table-cell table:number-columns-repeated="1022"/>
        </table:table-row>
        <table:table-row table:style-name="ro6">
          <table:table-cell office:value-type="string">
            <text:p>Si non, choisissez le domaine de compétence dans lequel vous avez été formé en cliquant sur le bouton &lt;span class="btn btn-mini"&gt;&lt;span class="icon-certificate icon-red"&gt;&lt;/span&gt;&lt;/span&gt; à côté du domaine concerné.</text:p>
          </table:table-cell>
          <table:table-cell office:value-type="string">
            <text:p>If not, choose the skill Domain in which you have been trained by clicking the &lt;span class="btn btn-mini"&gt;&lt;span class="icon-certificate icon-red"&gt;&lt;/span&gt;&lt;/span&gt; button next to the appropriate Domain.</text:p>
          </table:table-cell>
          <table:table-cell table:number-columns-repeated="1022"/>
        </table:table-row>
        <table:table-row table:style-name="ro6">
          <table:table-cell office:value-type="string">
            <text:p>Si non, choisissez le domaine de compétence dans lequel vous avez été formé en cliquant sur le bouton à côté du domaine concerné.</text:p>
          </table:table-cell>
          <table:table-cell office:value-type="string">
            <text:p>If not, choose the skill Domain in which you have trained by clicking the &lt;span class="btn btn-mini"&gt;&lt;span class="icon-certificate icon-red"&gt;&lt;/span&gt;&lt;/span&gt; button next to the Domain in question.</text:p>
          </table:table-cell>
          <table:table-cell table:number-columns-repeated="1022"/>
        </table:table-row>
        <table:table-row table:style-name="ro6">
          <table:table-cell office:value-type="string">
            <text:p>Si vous avez choisi l'avantage "Allié Mentor", alors choisir une discipline dans votre domaine de prédilection ne vous coûtera que 20XP, mais toujours 1 point bonus.</text:p>
          </table:table-cell>
          <table:table-cell office:value-type="string">
            <text:p>If you have chosen the "Mentor Ally" Advantage, choosing a Discipline in your Primary Domain will only cost you 20XPs (but still 1 bonus point if you do not choose to spend XPs).</text:p>
          </table:table-cell>
          <table:table-cell table:number-columns-repeated="1022"/>
        </table:table-row>
        <table:table-row table:style-name="ro7">
          <table:table-cell office:value-type="string">
            <text:p>Simple adepte (fidèle en formation) ou membre de l'un des six ordres du Temple, ces personnes prêchent en faveur de l'avènement du Créateur.&lt;br /&gt;Le domaine secondaire dépend de l'ordre auquel appartient le religieux : Artisanat (moines), Érudition (prêtres, moines et clercs), Relation (prêtres et vecteurs), Combat au contact (sigires et lames), Voyages (Vecteur).</text:p>
          </table:table-cell>
          <table:table-cell office:value-type="string">
            <text:p>A mere adept (one of the faithful in training), or a member of one of the six orders of the Temple, these people preach in favor of the Creator's advent.&lt;br /&gt;The Secondary Domain depends on the order to which the religious belongs: Craft (monks), Erudition (priests, monks, and clerics), Relation (priests and Vectors), Close Combat (Sigires and Blades) or Travel (Vectors).</text:p>
          </table:table-cell>
          <table:table-cell table:number-columns-repeated="1022"/>
        </table:table-row>
        <table:table-row table:style-name="ro1">
          <table:table-cell office:value-type="string">
            <text:p>Solitude</text:p>
          </table:table-cell>
          <table:table-cell office:value-type="string">
            <text:p>Alone</text:p>
          </table:table-cell>
          <table:table-cell table:number-columns-repeated="1022"/>
        </table:table-row>
        <table:table-row table:style-name="ro1">
          <table:table-cell office:value-type="string">
            <text:p>Somme</text:p>
          </table:table-cell>
          <table:table-cell office:value-type="string">
            <text:p>Sum</text:p>
          </table:table-cell>
          <table:table-cell table:number-columns-repeated="1022"/>
        </table:table-row>
        <table:table-row table:style-name="ro1">
          <table:table-cell office:value-type="string">
            <text:p>Spontané</text:p>
          </table:table-cell>
          <table:table-cell office:value-type="string">
            <text:p>Spontaneous</text:p>
          </table:table-cell>
          <table:table-cell table:number-columns-repeated="1022"/>
        </table:table-row>
        <table:table-row table:style-name="ro1">
          <table:table-cell office:value-type="string">
            <text:p>Suppression de l'ombrage rouge foncé sur les titres.</text:p>
          </table:table-cell>
          <table:table-cell office:value-type="string">
            <text:p>Removed the red text shadow on the titles.</text:p>
          </table:table-cell>
          <table:table-cell table:number-columns-repeated="1022"/>
        </table:table-row>
        <table:table-row table:style-name="ro2">
          <table:table-cell office:value-type="string">
            <text:p>Suppression de la restriction des armes et armures, on peut désormais voir toutes les armes et armures.</text:p>
          </table:table-cell>
          <table:table-cell office:value-type="string">
            <text:p>All the weapons and armors are now included.</text:p>
          </table:table-cell>
          <table:table-cell table:number-columns-repeated="1022"/>
        </table:table-row>
        <table:table-row table:style-name="ro1">
          <table:table-cell office:value-type="string">
            <text:p>Séquelle</text:p>
          </table:table-cell>
          <table:table-cell office:value-type="string">
            <text:p>Wound</text:p>
          </table:table-cell>
          <table:table-cell table:number-columns-repeated="1022"/>
        </table:table-row>
        <table:table-row table:style-name="ro1">
          <table:table-cell office:value-type="string">
            <text:p>Terres de Déas</text:p>
          </table:table-cell>
          <table:table-cell office:value-type="string">
            <text:p>Lands of Dèas</text:p>
          </table:table-cell>
          <table:table-cell table:number-columns-repeated="1022"/>
        </table:table-row>
        <table:table-row table:style-name="ro1">
          <table:table-cell office:value-type="string">
            <text:p>Timide</text:p>
          </table:table-cell>
          <table:table-cell office:value-type="string">
            <text:p>Shy</text:p>
          </table:table-cell>
          <table:table-cell table:number-columns-repeated="1022"/>
        </table:table-row>
        <table:table-row table:style-name="ro1">
          <table:table-cell office:value-type="string">
            <text:p>Tir et Lancer</text:p>
          </table:table-cell>
          <table:table-cell office:value-type="string">
            <text:p>Shooting &amp; Throwing</text:p>
          </table:table-cell>
          <table:table-cell table:number-columns-repeated="1022"/>
        </table:table-row>
        <table:table-row table:style-name="ro1">
          <table:table-cell office:value-type="string">
            <text:p>Tous droits réservés &amp;ndash; Pierstoval</text:p>
          </table:table-cell>
          <table:table-cell office:value-type="string">
            <text:p>All rights reserved – Pierstoval</text:p>
          </table:table-cell>
          <table:table-cell table:number-columns-repeated="1022"/>
        </table:table-row>
        <table:table-row table:style-name="ro1">
          <table:table-cell office:value-type="string">
            <text:p>Tous droits réservés ? Pierstoval</text:p>
          </table:table-cell>
          <table:table-cell office:value-type="string">
            <text:p>All rights reserved &amp;ndash; Pierstoval</text:p>
          </table:table-cell>
          <table:table-cell table:number-columns-repeated="1022"/>
        </table:table-row>
        <table:table-row table:style-name="ro1">
          <table:table-cell office:value-type="string">
            <text:p>Tous droits réservés – Pierstoval</text:p>
          </table:table-cell>
          <table:table-cell office:value-type="string">
            <text:p>All rights reserved &amp;ndash; Pierstoval</text:p>
          </table:table-cell>
          <table:table-cell table:number-columns-repeated="1022"/>
        </table:table-row>
        <table:table-row table:style-name="ro6">
          <table:table-cell office:value-type="string">
            <text:p>Tous les contenus sont générés par l'auteur du site, mais proviennent des livres des Ombres d'Esteren,et appartiennent au collectif Forgesonges, et édité par Agate Editions.</text:p>
          </table:table-cell>
          <table:table-cell office:value-type="string">
            <text:p>All the contents are generated by the website's author, but come from Book 1 of "Shadows of Esteren", which is the property of the Forgesonges collective, licensed by Agate Editions.</text:p>
          </table:table-cell>
          <table:table-cell table:number-columns-repeated="1022"/>
        </table:table-row>
        <table:table-row table:style-name="ro1">
          <table:table-cell office:value-type="string">
            <text:p>Toutes les pages</text:p>
          </table:table-cell>
          <table:table-cell office:value-type="string">
            <text:p>All pages</text:p>
          </table:table-cell>
          <table:table-cell table:number-columns-repeated="1022"/>
        </table:table-row>
        <table:table-row table:style-name="ro1">
          <table:table-cell office:value-type="string">
            <text:p>Traduction</text:p>
          </table:table-cell>
          <table:table-cell office:value-type="string">
            <text:p>Translation</text:p>
          </table:table-cell>
          <table:table-cell table:number-columns-repeated="1022"/>
        </table:table-row>
        <table:table-row table:style-name="ro1">
          <table:table-cell office:value-type="string">
            <text:p>Traduction de toutes les ancres des liens générés à l'aide de cette fonction.</text:p>
          </table:table-cell>
          <table:table-cell office:value-type="string">
            <text:p>Translated all the anchors of the links generated through this function.</text:p>
          </table:table-cell>
          <table:table-cell table:number-columns-repeated="1022"/>
        </table:table-row>
        <table:table-row table:style-name="ro1">
          <table:table-cell office:value-type="string">
            <text:p>Traits de caractère</text:p>
          </table:table-cell>
          <table:table-cell office:value-type="string">
            <text:p>Character Traits</text:p>
          </table:table-cell>
          <table:table-cell table:number-columns-repeated="1022"/>
        </table:table-row>
        <table:table-row table:style-name="ro1">
          <table:table-cell office:value-type="string">
            <text:p>Transformation de la fonction de traduction en une classe objet.</text:p>
          </table:table-cell>
          <table:table-cell office:value-type="string">
            <text:p>Translation function changed into an object.</text:p>
          </table:table-cell>
          <table:table-cell table:number-columns-repeated="1022"/>
        </table:table-row>
        <table:table-row table:style-name="ro1">
          <table:table-cell office:value-type="string">
            <text:p>Traumatisme</text:p>
          </table:table-cell>
          <table:table-cell office:value-type="string">
            <text:p>Trauma</text:p>
          </table:table-cell>
          <table:table-cell table:number-columns-repeated="1022"/>
        </table:table-row>
        <table:table-row table:style-name="ro1">
          <table:table-cell office:value-type="string">
            <text:p>Traître</text:p>
          </table:table-cell>
          <table:table-cell office:value-type="string">
            <text:p>Treacherous</text:p>
          </table:table-cell>
          <table:table-cell table:number-columns-repeated="1022"/>
        </table:table-row>
        <table:table-row table:style-name="ro1">
          <table:table-cell office:value-type="string">
            <text:p>Très simple : une étape, une information sur le personnage</text:p>
          </table:table-cell>
          <table:table-cell office:value-type="string">
            <text:p>Very simple: one step, one piece of information about the Character</text:p>
          </table:table-cell>
          <table:table-cell table:number-columns-repeated="1022"/>
        </table:table-row>
        <table:table-row table:style-name="ro1">
          <table:table-cell office:value-type="string">
            <text:p>Téméraire</text:p>
          </table:table-cell>
          <table:table-cell office:value-type="string">
            <text:p>Daring</text:p>
          </table:table-cell>
          <table:table-cell table:number-columns-repeated="1022"/>
        </table:table-row>
        <table:table-row table:style-name="ro1">
          <table:table-cell office:value-type="string">
            <text:p>Un allié dans un village, prévôt, marchand, artisan...</text:p>
          </table:table-cell>
          <table:table-cell office:value-type="string">
            <text:p>The provost of a village, a merchant, a craftsman, etc.</text:p>
          </table:table-cell>
          <table:table-cell table:number-columns-repeated="1022"/>
        </table:table-row>
        <table:table-row table:style-name="ro2">
          <table:table-cell office:value-type="string">
            <text:p>Un important homme politique, chef de guilde ou de clan, qui a un pouvoir important dans tout le pays</text:p>
          </table:table-cell>
          <table:table-cell office:value-type="string">
            <text:p>An important politician, guild leader, or clan chief with far-reaching influence</text:p>
          </table:table-cell>
          <table:table-cell table:number-columns-repeated="1022"/>
        </table:table-row>
        <table:table-row table:style-name="ro1">
          <table:table-cell office:value-type="string">
            <text:p>Un mentor ou un professeur qui vous donne un bonus de +1 dans un Domaine</text:p>
          </table:table-cell>
          <table:table-cell office:value-type="string">
            <text:p>A mentor or teacher granting one point in one Domain</text:p>
          </table:table-cell>
          <table:table-cell table:number-columns-repeated="1022"/>
        </table:table-row>
        <table:table-row table:style-name="ro2">
          <table:table-cell office:value-type="string">
            <text:p>Une fois choisie, vous avez la possibilité de choisir 2 domaines parmi ceux proposés qui bénéficieront d'un bonus de +1 chacun.</text:p>
          </table:table-cell>
          <table:table-cell office:value-type="string">
            <text:p>Once you have chosen it, you can pick &lt;strong&gt;two Domains&lt;/strong&gt; between those proposed, each of which will get a +1 bonus.</text:p>
          </table:table-cell>
          <table:table-cell table:number-columns-repeated="1022"/>
        </table:table-row>
        <table:table-row table:style-name="ro1">
          <table:table-cell office:value-type="string">
            <text:p>Une information, vraie ou non, circule à propos du personnage</text:p>
          </table:table-cell>
          <table:table-cell office:value-type="string">
            <text:p>The Character is infamous for something - true or not</text:p>
          </table:table-cell>
          <table:table-cell table:number-columns-repeated="1022"/>
        </table:table-row>
        <table:table-row table:style-name="ro1">
          <table:table-cell office:value-type="string">
            <text:p>Une personne en veut au PJ et fera tout pour lui nuire</text:p>
          </table:table-cell>
          <table:table-cell office:value-type="string">
            <text:p>Someone has a grude against the PC and will do everything to hinder her</text:p>
          </table:table-cell>
          <table:table-cell table:number-columns-repeated="1022"/>
        </table:table-row>
        <table:table-row table:style-name="ro1">
          <table:table-cell office:value-type="string">
            <text:p>Urbain</text:p>
          </table:table-cell>
          <table:table-cell office:value-type="string">
            <text:p>Urban</text:p>
          </table:table-cell>
          <table:table-cell table:number-columns-repeated="1022"/>
        </table:table-row>
        <table:table-row table:style-name="ro1">
          <table:table-cell office:value-type="string">
            <text:p>Valider les modifications</text:p>
          </table:table-cell>
          <table:table-cell office:value-type="string">
            <text:p>Confirm changes</text:p>
          </table:table-cell>
          <table:table-cell table:number-columns-repeated="1022"/>
        </table:table-row>
        <table:table-row table:style-name="ro1">
          <table:table-cell office:value-type="string">
            <text:p>Vaniteux</text:p>
          </table:table-cell>
          <table:table-cell office:value-type="string">
            <text:p>Boastful</text:p>
          </table:table-cell>
          <table:table-cell table:number-columns-repeated="1022"/>
        </table:table-row>
        <table:table-row table:style-name="ro1">
          <table:table-cell office:value-type="string">
            <text:p>Varigal</text:p>
          </table:table-cell>
          <table:table-cell office:value-type="string">
            <text:p>Varigal</text:p>
          </table:table-cell>
          <table:table-cell table:number-columns-repeated="1022"/>
        </table:table-row>
        <table:table-row table:style-name="ro1">
          <table:table-cell table:number-columns-repeated="2" office:value-type="string">
            <text:p>Version</text:p>
          </table:table-cell>
          <table:table-cell table:number-columns-repeated="1022"/>
        </table:table-row>
        <table:table-row table:style-name="ro1">
          <table:table-cell office:value-type="string">
            <text:p>Vif d'esprit</text:p>
          </table:table-cell>
          <table:table-cell office:value-type="string">
            <text:p>Smart</text:p>
          </table:table-cell>
          <table:table-cell table:number-columns-repeated="1022"/>
        </table:table-row>
        <table:table-row table:style-name="ro1">
          <table:table-cell office:value-type="string">
            <text:p>Vigilance</text:p>
          </table:table-cell>
          <table:table-cell office:value-type="string">
            <text:p>Alertness</text:p>
          </table:table-cell>
          <table:table-cell table:number-columns-repeated="1022"/>
        </table:table-row>
        <table:table-row table:style-name="ro1">
          <table:table-cell table:number-columns-repeated="2" office:value-type="string">
            <text:p>Violence</text:p>
          </table:table-cell>
          <table:table-cell table:number-columns-repeated="1022"/>
        </table:table-row>
        <table:table-row table:style-name="ro1">
          <table:table-cell office:value-type="string">
            <text:p>Visualiser la feuille de personnage</text:p>
          </table:table-cell>
          <table:table-cell office:value-type="string">
            <text:p>Visualize the Character Sheet</text:p>
          </table:table-cell>
          <table:table-cell table:number-columns-repeated="1022"/>
        </table:table-row>
        <table:table-row table:style-name="ro2">
          <table:table-cell office:value-type="string">
            <text:p>Voici vos domaines de compétences, ils déterminent les aptitudes générales de votre personnage</text:p>
          </table:table-cell>
          <table:table-cell office:value-type="string">
            <text:p>These are the skill Domains. They determine the overall abilities of your Character</text:p>
          </table:table-cell>
          <table:table-cell table:number-columns-repeated="1022"/>
        </table:table-row>
        <table:table-row table:style-name="ro1">
          <table:table-cell office:value-type="string">
            <text:p>Voies</text:p>
          </table:table-cell>
          <table:table-cell office:value-type="string">
            <text:p>Ways</text:p>
          </table:table-cell>
          <table:table-cell table:number-columns-repeated="1022"/>
        </table:table-row>
        <table:table-row table:style-name="ro1">
          <table:table-cell office:value-type="string">
            <text:p>Voir la page</text:p>
          </table:table-cell>
          <table:table-cell office:value-type="string">
            <text:p>See page</text:p>
          </table:table-cell>
          <table:table-cell table:number-columns-repeated="1022"/>
        </table:table-row>
        <table:table-row table:style-name="ro2">
          <table:table-cell office:value-type="string">
            <text:p>Voleur, cambrioleur, tire-laine ; les moyens illégaux pour gagner sa vie sont assez nombreux pour attirer du monde, et ce malgré les risques.</text:p>
          </table:table-cell>
          <table:table-cell office:value-type="string">
            <text:p>A thief, a robber, a pickpocket; there are enough illegal means of earning a living to attract people, even with the inherent risks?</text:p>
          </table:table-cell>
          <table:table-cell table:number-columns-repeated="1022"/>
        </table:table-row>
        <table:table-row table:style-name="ro6">
          <table:table-cell office:value-type="string">
            <text:p>Votre famille a su faire des affaires dans les villes, ou tient probablement un commerce célèbre dans votre région, ce qui vous permet de vivre confortablement au sein d'une communauté familière.</text:p>
          </table:table-cell>
          <table:table-cell office:value-type="string">
            <text:p>Your family holds a business, which means you led a comfortable life among a familiar community.</text:p>
          </table:table-cell>
          <table:table-cell table:number-columns-repeated="1022"/>
        </table:table-row>
        <table:table-row table:style-name="ro2">
          <table:table-cell office:value-type="string">
            <text:p>Votre famille a toujours respecté l'Unique et ses représentants, et vous êtes issu d'un milieu très pieux. Vous avez probablement la foi, vous aussi.</text:p>
          </table:table-cell>
          <table:table-cell office:value-type="string">
            <text:p>Your family has always followed the word of the One and of his representatives. Being from a pious environment, you probably are faithful too.</text:p>
          </table:table-cell>
          <table:table-cell table:number-columns-repeated="1022"/>
        </table:table-row>
        <table:table-row table:style-name="ro2">
          <table:table-cell office:value-type="string">
            <text:p>Votre personnage a vécu longtemps dans une ville, suffisamment pour qu'il ait adopté les codes de urbains dans son mode de vie.</text:p>
          </table:table-cell>
          <table:table-cell office:value-type="string">
            <text:p>Your Character lived in a city for a long time; long enough to have assimilated the associated lifestyle and customs.</text:p>
          </table:table-cell>
          <table:table-cell table:number-columns-repeated="1022"/>
        </table:table-row>
        <table:table-row table:style-name="ro1">
          <table:table-cell office:value-type="string">
            <text:p>Votre personnage est issu d'une campagne ou d'un lieu relativement isolé.</text:p>
          </table:table-cell>
          <table:table-cell office:value-type="string">
            <text:p>Your Character is from the countryside or a relatively isolated place.</text:p>
          </table:table-cell>
          <table:table-cell table:number-columns-repeated="1022"/>
        </table:table-row>
        <table:table-row table:style-name="ro2">
          <table:table-cell office:value-type="string">
            <text:p>Vous avez choisi l'avantage "Lettré". Vous pouvez sélectionner choisir un bonus de +1 parmi 4 domaines différents en cliquant sur le bouton</text:p>
          </table:table-cell>
          <table:table-cell office:value-type="string">
            <text:p>You have chosen the "&lt;strong&gt;Well-read&lt;/strong&gt;" Advantage. You get a +1 bonus in one of the following four Domains.</text:p>
          </table:table-cell>
          <table:table-cell table:number-columns-repeated="1022"/>
        </table:table-row>
        <table:table-row table:style-name="ro2">
          <table:table-cell office:value-type="string">
            <text:p>Vous avez choisi un métier prédéfini, c'est pourquoi certains domaines ne peuvent pas bénéficier de &amp;#9733;&amp;#9733;&amp;#9733; ou &amp;#9733;&amp;#9733;&amp;#9733;&amp;#9733;&amp;#9733;.</text:p>
          </table:table-cell>
          <table:table-cell office:value-type="string">
            <text:p>You have chosen a predefined Profession. Only certain Domains can get a &amp;#9733;&amp;#9733;&amp;#9733; or a &amp;#9733;&amp;#9733;&amp;#9733;&amp;#9733;&amp;#9733;.</text:p>
          </table:table-cell>
          <table:table-cell table:number-columns-repeated="1022"/>
        </table:table-row>
        <table:table-row table:style-name="ro2">
          <table:table-cell office:value-type="string">
            <text:p>Vous avez deux dotations, une armure ou bouclier, et une arme. Le reste vous sera accordé par votre MJ. Ces deux objets sont facultatifs.</text:p>
          </table:table-cell>
          <table:table-cell office:value-type="string">
            <text:p>You get two pieces of equipment: an armor or shield, and a weapon. Anything else will be granted by your GL. These two items are optional.</text:p>
          </table:table-cell>
          <table:table-cell table:number-columns-repeated="1022"/>
        </table:table-row>
        <table:table-row table:style-name="ro2">
          <table:table-cell office:value-type="string">
            <text:p>Vous avez droit à 2 disciplines maximum, chacune coûtant 25XP ou 1 point bonus, à vous de choisir.</text:p>
          </table:table-cell>
          <table:table-cell office:value-type="string">
            <text:p>You can have a maximum of &lt;strong&gt;two Disciplines&lt;/strong&gt;, each one costing 25XPs or 1 bonus point.</text:p>
          </table:table-cell>
          <table:table-cell table:number-columns-repeated="1022"/>
        </table:table-row>
        <table:table-row table:style-name="ro1">
          <table:table-cell office:value-type="string">
            <text:p>Vous avez la possibilité de choisir des arts de combats, chacun coûtant 20XP</text:p>
          </table:table-cell>
          <table:table-cell office:value-type="string">
            <text:p>You can take Fighting Arts. Each one costs 20XPs</text:p>
          </table:table-cell>
          <table:table-cell table:number-columns-repeated="1022"/>
        </table:table-row>
        <table:table-row table:style-name="ro2">
          <table:table-cell office:value-type="string">
            <text:p>Vous avez la possibilité de choisir des disciplines en fonction des domaines qui disposent d'un score de 5 et font partie de vos domaines primaires et secondaires.</text:p>
          </table:table-cell>
          <table:table-cell office:value-type="string">
            <text:p>You can only take a Discipline in a Domain where you have a rating of 5 and that is part of your Primary and Secondary Domains.</text:p>
          </table:table-cell>
          <table:table-cell table:number-columns-repeated="1022"/>
        </table:table-row>
        <table:table-row table:style-name="ro4">
          <table:table-cell office:value-type="string">
            <text:p>Vous devez sélectionner deux fois &amp;#9733; et &amp;#9733;&amp;#9733;, et une seule fois &amp;#9733;&amp;#9733;&amp;#9733; et &amp;#9733;&amp;#9733;&amp;#9733;&amp;#9733;&amp;#9733;.</text:p>
          </table:table-cell>
          <table:table-cell office:value-type="string">
            <text:p>You must choose &lt;strong&gt;&lt;span class="underline"&gt;two &amp;#9733; and &amp;#9733;&amp;#9733;&lt;/strong&gt;&lt;/span&gt;, and &lt;strong&gt;&lt;span class="underline"&gt;one &amp;#9733;&amp;#9733;&amp;#9733; and &amp;#9733;&amp;#9733;&amp;#9733;&amp;#9733;&amp;#9733;&lt;/strong&gt;&lt;/span&gt;.</text:p>
          </table:table-cell>
          <table:table-cell table:number-columns-repeated="1022"/>
        </table:table-row>
        <table:table-row table:style-name="ro1">
          <table:table-cell office:value-type="string">
            <text:p>Vous disposez de 1 points supplémentaires à répartir dans 1 domaines</text:p>
          </table:table-cell>
          <table:table-cell office:value-type="string">
            <text:p>You get one additional point which you must invest in a Domain.</text:p>
          </table:table-cell>
          <table:table-cell table:number-columns-repeated="1022"/>
        </table:table-row>
        <table:table-row table:style-name="ro1">
          <table:table-cell office:value-type="string">
            <text:p>Vous disposez de 2 points supplémentaires à répartir dans 2 domaines</text:p>
          </table:table-cell>
          <table:table-cell office:value-type="string">
            <text:p>You get two additional points which you must invest in two Domains.</text:p>
          </table:table-cell>
          <table:table-cell table:number-columns-repeated="1022"/>
        </table:table-row>
        <table:table-row table:style-name="ro1">
          <table:table-cell office:value-type="string">
            <text:p>Vous disposez de 3 points supplémentaires à répartir dans 3 domaines</text:p>
          </table:table-cell>
          <table:table-cell office:value-type="string">
            <text:p>You get three additional points which you must invest in three Domains.</text:p>
          </table:table-cell>
          <table:table-cell table:number-columns-repeated="1022"/>
        </table:table-row>
        <table:table-row table:style-name="ro1">
          <table:table-cell office:value-type="string">
            <text:p>Vous disposez de 4 points supplémentaires à répartir dans 4 domaines</text:p>
          </table:table-cell>
          <table:table-cell office:value-type="string">
            <text:p>You get four additional points which you must invest in four Domains.</text:p>
          </table:table-cell>
          <table:table-cell table:number-columns-repeated="1022"/>
        </table:table-row>
        <table:table-row table:style-name="ro1">
          <table:table-cell office:value-type="string">
            <text:p>Vous disposez de 5 points supplémentaires à répartir dans 5 domaines</text:p>
          </table:table-cell>
          <table:table-cell office:value-type="string">
            <text:p>You get five additional points which you must invest in five Domains.</text:p>
          </table:table-cell>
          <table:table-cell table:number-columns-repeated="1022"/>
        </table:table-row>
        <table:table-row table:style-name="ro1">
          <table:table-cell office:value-type="string">
            <text:p>Vous ne pouvez posséder qu'un maximum de 4 avantages, et 4 désavantages.</text:p>
          </table:table-cell>
          <table:table-cell office:value-type="string">
            <text:p>You can only have a maximum of 4 Advantages and 4 Disadvantages.</text:p>
          </table:table-cell>
          <table:table-cell table:number-columns-repeated="1022"/>
        </table:table-row>
        <table:table-row table:style-name="ro6">
          <table:table-cell office:value-type="string">
            <text:p>Vous portez peut-être un grand nom des affaires des grandes cités, ou avez grandi en ville. Néanmoins, votre famille est placée assez haut dans la noblesse pour vous permettre d'avoir eu des enseignements particuliers.</text:p>
          </table:table-cell>
          <table:table-cell office:value-type="string">
            <text:p>You bear a prestigious name, and your family is probably important enough for you to have had private teaching.</text:p>
          </table:table-cell>
          <table:table-cell table:number-columns-repeated="1022"/>
        </table:table-row>
        <table:table-row table:style-name="ro2">
          <table:table-cell office:value-type="string">
            <text:p>Vous pouvez choisir un désordre mental, celui-ci déterminera la tendance de votre personnage lorsqu'il est choqué, effrayé ou pris par surprise.</text:p>
          </table:table-cell>
          <table:table-cell office:value-type="string">
            <text:p>You must now choose a mental disorder, which will determine how your Character will react when he/she is shocked, frightened, or taken by surprise.</text:p>
          </table:table-cell>
          <table:table-cell table:number-columns-repeated="1022"/>
        </table:table-row>
        <table:table-row table:style-name="ro2">
          <table:table-cell office:value-type="string">
            <text:p>Vous pouvez ici dépenser de l'expérience pour ajouter des bonus à vos domaines. 10XP donne un bonus de +1.</text:p>
          </table:table-cell>
          <table:table-cell office:value-type="string">
            <text:p>You can now spend Experience to add extra points to your Domains. 10XPs give a +1 bonus.</text:p>
          </table:table-cell>
          <table:table-cell table:number-columns-repeated="1022"/>
        </table:table-row>
        <table:table-row table:style-name="ro1">
          <table:table-cell office:value-type="string">
            <text:p>Voyage</text:p>
          </table:table-cell>
          <table:table-cell office:value-type="string">
            <text:p>Travel</text:p>
          </table:table-cell>
          <table:table-cell table:number-columns-repeated="1022"/>
        </table:table-row>
        <table:table-row table:style-name="ro4">
          <table:table-cell office:value-type="string">
            <text:p>Voyageur, messager, porteur de nouvelles mais aussi de colis, le varigal est un lien entre les communautés éparses de Tri-Kazel.&lt;br /&gt;Passant l'essentiel de sa vie sur les chemins, il est généralement bien accueilli quand il arrive dans un village.&lt;br /&gt;Proches de la nature, les varigaux sont souvent les alliés des demorthèn.</text:p>
          </table:table-cell>
          <table:table-cell office:value-type="string">
            <text:p>A traveler, a messenger, a bringer of news but also of packages, the Varigal is a link between the scattered communities of Tri-Kazel.&lt;br /&gt;Spending most of her life on the road, she is generally welcome whenever she reaches a village.&lt;br /&gt;Being close to nature, Varigals are often the allies of Demorthèn.</text:p>
          </table:table-cell>
          <table:table-cell table:number-columns-repeated="1022"/>
        </table:table-row>
        <table:table-row table:style-name="ro1">
          <table:table-cell office:value-type="string">
            <text:p>commentaire</text:p>
          </table:table-cell>
          <table:table-cell office:value-type="string">
            <text:p>comment</text:p>
          </table:table-cell>
          <table:table-cell table:number-columns-repeated="1022"/>
        </table:table-row>
        <table:table-row table:style-name="ro1">
          <table:table-cell office:value-type="string">
            <text:p>modification</text:p>
          </table:table-cell>
          <table:table-cell office:value-type="string">
            <text:p>change</text:p>
          </table:table-cell>
          <table:table-cell table:number-columns-repeated="1022"/>
        </table:table-row>
        <table:table-row table:style-name="ro1">
          <table:table-cell office:value-type="string">
            <text:p>Âge</text:p>
          </table:table-cell>
          <table:table-cell office:value-type="string">
            <text:p>Age</text:p>
          </table:table-cell>
          <table:table-cell table:number-columns-repeated="1022"/>
        </table:table-row>
        <table:table-row table:style-name="ro1">
          <table:table-cell office:value-type="string">
            <text:p>Âge (Min 16, max 35)</text:p>
          </table:table-cell>
          <table:table-cell office:value-type="string">
            <text:p>Age &lt;small&gt;(Min 16, Max 35)&lt;/small&gt;</text:p>
          </table:table-cell>
          <table:table-cell table:number-columns-repeated="1022"/>
        </table:table-row>
        <table:table-row table:style-name="ro1">
          <table:table-cell office:value-type="string">
            <text:p>Âge &lt;small&gt;(Min 16, max 35)&lt;/small&gt;</text:p>
          </table:table-cell>
          <table:table-cell office:value-type="string">
            <text:p>Age &lt;small&gt;(Min 16, Max 35)&lt;/small&gt;</text:p>
          </table:table-cell>
          <table:table-cell table:number-columns-repeated="1022"/>
        </table:table-row>
        <table:table-row table:style-name="ro1">
          <table:table-cell office:value-type="string">
            <text:p>Écrivez ici l'histoire de votre personnage</text:p>
          </table:table-cell>
          <table:table-cell office:value-type="string">
            <text:p>Write the story of your Character here</text:p>
          </table:table-cell>
          <table:table-cell table:number-columns-repeated="1022"/>
        </table:table-row>
        <table:table-row table:style-name="ro1">
          <table:table-cell office:value-type="string">
            <text:p>Écu Hilderin</text:p>
          </table:table-cell>
          <table:table-cell office:value-type="string">
            <text:p>Hilderin shield</text:p>
          </table:table-cell>
          <table:table-cell table:number-columns-repeated="1022"/>
        </table:table-row>
        <table:table-row table:style-name="ro1">
          <table:table-cell office:value-type="string">
            <text:p>Équipements</text:p>
          </table:table-cell>
          <table:table-cell office:value-type="string">
            <text:p>Equipment</text:p>
          </table:table-cell>
          <table:table-cell table:number-columns-repeated="1022"/>
        </table:table-row>
        <table:table-row table:style-name="ro1">
          <table:table-cell office:value-type="string">
            <text:p>Érudit</text:p>
          </table:table-cell>
          <table:table-cell office:value-type="string">
            <text:p>Scholar</text:p>
          </table:table-cell>
          <table:table-cell table:number-columns-repeated="1022"/>
        </table:table-row>
        <table:table-row table:style-name="ro1">
          <table:table-cell office:value-type="string">
            <text:p>Érudition</text:p>
          </table:table-cell>
          <table:table-cell office:value-type="string">
            <text:p>Erudition</text:p>
          </table:table-cell>
          <table:table-cell table:number-columns-repeated="1022"/>
        </table:table-row>
        <table:table-row table:style-name="ro1">
          <table:table-cell office:value-type="string">
            <text:p>Étape précédente</text:p>
          </table:table-cell>
          <table:table-cell office:value-type="string">
            <text:p>Previous step</text:p>
          </table:table-cell>
          <table:table-cell table:number-columns-repeated="1022"/>
        </table:table-row>
        <table:table-row table:style-name="ro1">
          <table:table-cell office:value-type="string">
            <text:p>Étape suivante</text:p>
          </table:table-cell>
          <table:table-cell office:value-type="string">
            <text:p>Next step</text:p>
          </table:table-cell>
          <table:table-cell table:number-columns-repeated="1022"/>
        </table:table-row>
        <table:table-row table:style-name="ro1">
          <table:table-cell office:value-type="string">
            <text:p>Étape suivante &amp;rarr;</text:p>
          </table:table-cell>
          <table:table-cell office:value-type="string">
            <text:p>Next step &amp;rarr;</text:p>
          </table:table-cell>
          <table:table-cell table:number-columns-repeated="1022"/>
        </table:table-row>
        <table:table-row table:style-name="ro1">
          <table:table-cell office:value-type="string">
            <text:p>Évaluation</text:p>
          </table:table-cell>
          <table:table-cell office:value-type="string">
            <text:p>Evaluation</text:p>
          </table:table-cell>
          <table:table-cell table:number-columns-repeated="1022"/>
        </table:table-row>
        <table:table-row table:style-name="ro1">
          <table:table-cell office:value-type="string">
            <text:p>Île aux Cairns</text:p>
          </table:table-cell>
          <table:table-cell office:value-type="string">
            <text:p>Cairns' Island</text:p>
          </table:table-cell>
          <table:table-cell table:number-columns-repeated="1022"/>
        </table:table-row>
        <table:table-row table:style-name="ro1" table:number-rows-repeated="1048088">
          <table:table-cell table:number-columns-repeated="1024"/>
        </table:table-row>
        <table:table-row table:style-name="ro1">
          <table:table-cell table:number-columns-repeated="1024"/>
        </table:table-row>
      </table:table>
      <table:table table:name="Feuille2" table:style-name="ta1" table:print="false">
        <table:table-column table:style-name="co2" table:default-cell-style-name="Default"/>
        <table:table-row table:style-name="ro9">
          <table:table-cell/>
        </table:table-row>
      </table:table>
      <table:table table:name="Feuille3" table:style-name="ta1" table:print="false">
        <table:table-column table:style-name="co2"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1">01/08/2013</text:date>, <text:time>00:37: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rstoval </meta:initial-creator>
    <meta:creation-date>2013-07-28T17:04:36.22</meta:creation-date>
    <dc:date>2013-08-01T00:37:48.55</dc:date>
    <dc:creator>Pierstoval </dc:creator>
    <meta:editing-duration>P3DT7H18M2S</meta:editing-duration>
    <meta:editing-cycles>1</meta:editing-cycles>
    <meta:document-statistic meta:table-count="3" meta:cell-count="974" meta:object-count="0"/>
    <meta:generator>OpenOffice.org/3.3$Win32 OpenOffice.org_project/330m20$Build-9567</meta:generator>
  </office:meta>
</office:document-meta>
</file>